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1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6.331cm"/>
    </style:style>
    <style:style style:name="co6" style:family="table-column">
      <style:table-column-properties fo:break-before="auto" style:column-width="6.775cm"/>
    </style:style>
    <style:style style:name="co7" style:family="table-column">
      <style:table-column-properties fo:break-before="auto" style:column-width="3.251cm"/>
    </style:style>
    <style:style style:name="co8" style:family="table-column">
      <style:table-column-properties fo:break-before="auto" style:column-width="4.971cm"/>
    </style:style>
    <style:style style:name="co9" style:family="table-column">
      <style:table-column-properties fo:break-before="auto" style:column-width="6.137cm"/>
    </style:style>
    <style:style style:name="co10" style:family="table-column">
      <style:table-column-properties fo:break-before="auto" style:column-width="30.974cm"/>
    </style:style>
    <style:style style:name="co11" style:family="table-column">
      <style:table-column-properties fo:break-before="auto" style:column-width="5.332cm"/>
    </style:style>
    <style:style style:name="co12" style:family="table-column">
      <style:table-column-properties fo:break-before="auto" style:column-width="58.362cm"/>
    </style:style>
    <style:style style:name="co13" style:family="table-column">
      <style:table-column-properties fo:break-before="auto" style:column-width="26.682cm"/>
    </style:style>
    <style:style style:name="co14" style:family="table-column">
      <style:table-column-properties fo:break-before="auto" style:column-width="3.362cm"/>
    </style:style>
    <style:style style:name="co15" style:family="table-column">
      <style:table-column-properties fo:break-before="auto" style:column-width="11.77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6.054cm"/>
    </style:style>
    <style:style style:name="co18" style:family="table-column">
      <style:table-column-properties fo:break-before="auto" style:column-width="17.653cm"/>
    </style:style>
    <style:style style:name="co19" style:family="table-column">
      <style:table-column-properties fo:break-before="auto" style:column-width="7.9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035cm solid #000000" fo:border-left="0.071cm solid #000000" fo:border-right="0.035cm solid #000000" fo:border-top="0.071cm solid #000000"/>
    </style:style>
    <style:style style:name="ce2" style:family="table-cell" style:parent-style-name="Pivot_20_Table_20_Category">
      <style:table-cell-properties fo:border-bottom="none" fo:border-left="0.071cm solid #000000" fo:border-right="0.035cm solid #000000" fo:border-top="none"/>
    </style:style>
    <style:style style:name="ce3" style:family="table-cell" style:parent-style-name="Pivot_20_Table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Pivot_20_Table_20_Title">
      <style:table-cell-properties fo:border-bottom="0.071cm solid #000000" fo:border-left="0.071cm solid #000000" fo:border-right="0.035cm solid #000000" fo:border-top="0.035cm solid #000000"/>
    </style:style>
    <style:style style:name="ce5" style:family="table-cell" style:parent-style-name="Pivot_20_Table_20_Corner">
      <style:table-cell-properties fo:border-bottom="0.035cm solid #000000" fo:border-left="0.035cm solid #000000" fo:border-right="0.071cm solid #000000" fo:border-top="0.071cm solid #000000"/>
    </style:style>
    <style:style style:name="ce6" style:family="table-cell" style:parent-style-name="Pivot_20_Table_20_Value">
      <style:table-cell-properties fo:border-bottom="none" fo:border-left="0.035cm solid #000000" fo:border-right="0.071cm solid #000000" fo:border-top="none"/>
    </style:style>
    <style:style style:name="ce7" style:family="table-cell" style:parent-style-name="Pivot_20_Table_20_Value">
      <style:table-cell-properties fo:border-bottom="none" fo:border-left="0.035cm solid #000000" fo:border-right="0.071cm solid #000000" fo:border-top="0.035cm solid #000000"/>
    </style:style>
    <style:style style:name="ce8" style:family="table-cell" style:parent-style-name="Pivot_20_Table_20_Value">
      <style:table-cell-properties fo:border-bottom="0.035cm solid #000000" fo:border-left="0.035cm solid #000000" fo:border-right="0.071cm solid #000000" fo:border-top="none"/>
    </style:style>
    <style:style style:name="ce9" style:family="table-cell" style:parent-style-name="Pivot_20_Table_20_Result">
      <style:table-cell-properties fo:border-bottom="0.071cm solid #000000" fo:border-left="0.035cm solid #000000" fo:border-right="0.071cm solid #000000" fo:border-top="0.035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sultati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1" table:default-cell-style-name="ce6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dc.language.iso</text:p>
          </table:table-cell>
          <table:table-cell table:style-name="ce5"/>
          <table:table-cell table:style-name="ce1" office:value-type="string">
            <text:p>dc.publisher.country</text:p>
          </table:table-cell>
          <table:table-cell table:style-name="ce5"/>
          <table:table-cell table:style-name="ce1" office:value-type="string">
            <text:p>item.openaireRights</text:p>
          </table:table-cell>
          <table:table-cell table:style-name="ce5"/>
          <table:table-cell table:style-name="ce1" office:value-type="string">
            <text:p>dc.publisher.place</text:p>
          </table:table-cell>
          <table:table-cell table:style-name="ce5"/>
          <table:table-cell table:style-name="ce1" office:value-type="string">
            <text:p>dc.type.circulation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2" office:value-type="string">
            <text:p>ita</text:p>
          </table:table-cell>
          <table:table-cell table:style-name="ce6" office:value-type="float" office:value="233">
            <text:p>233</text:p>
          </table:table-cell>
          <table:table-cell table:style-name="ce2" office:value-type="string">
            <text:p>ITA</text:p>
          </table:table-cell>
          <table:table-cell table:style-name="ce6" office:value-type="float" office:value="269">
            <text:p>269</text:p>
          </table:table-cell>
          <table:table-cell table:style-name="ce3" office:value-type="float" office:value="-0">
            <text:p>-0</text:p>
          </table:table-cell>
          <table:table-cell table:style-name="ce7" office:value-type="float" office:value="58">
            <text:p>58</text:p>
          </table:table-cell>
          <table:table-cell office:value-type="string">
            <text:p>Milano</text:p>
          </table:table-cell>
          <table:table-cell office:value-type="float" office:value="204">
            <text:p>204</text:p>
          </table:table-cell>
          <table:table-cell table:style-name="ce3" office:value-type="float" office:value="-0">
            <text:p>-0</text:p>
          </table:table-cell>
          <table:table-cell table:style-name="ce7" office:value-type="float" office:value="343">
            <text:p>343</text:p>
          </table:table-cell>
          <table:table-cell>
            <draw:frame table:end-cell-address="risultati.R21" table:end-x="1.839cm" table:end-y="0.097cm" draw:z-index="0" draw:style-name="gr1" draw:text-style-name="P1" svg:width="15.999cm" svg:height="8.806cm" svg:x="1.647cm" svg:y="0.007cm">
              <draw:object draw:notify-on-update-of-ranges="risultati.I3:risultati.I4 risultati.J3:risultati.J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risultati.Z21" table:end-x="1.324cm" table:end-y="0.03cm" draw:z-index="2" draw:style-name="gr1" draw:text-style-name="P1" svg:width="15.999cm" svg:height="8.528cm" svg:x="1.132cm" svg:y="0.218cm">
              <draw:object draw:notify-on-update-of-ranges="risultati.A21:risultati.A21 risultati.B21:risultati.B21 risultati.A22:risultati.A22 risultati.B22:risultati.B22 risultati.A23:risultati.A23 risultati.B23:risultati.B23 risultati.A24:risultati.A24 risultati.B24:risultati.B24 risultati.A25:risultati.A25 risultati.B25:risultati.B25 risultati.A26:risultati.A26 risultati.B26:risultati.B26 risultati.A27:risultati.A27 risultati.B27:risultati.B27 risultati.A28:risultati.A28 risultati.B28:risultati.B28 risultati.A29:risultati.A29 risultati.B29:risultati.B2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3" office:value-type="float" office:value="-0">
            <text:p>-0</text:p>
          </table:table-cell>
          <table:table-cell table:style-name="ce7" office:value-type="float" office:value="77">
            <text:p>77</text:p>
          </table:table-cell>
          <table:table-cell table:style-name="ce3" office:value-type="float" office:value="-0">
            <text:p>-0</text:p>
          </table:table-cell>
          <table:table-cell table:style-name="ce7" office:value-type="float" office:value="152">
            <text:p>152</text:p>
          </table:table-cell>
          <table:table-cell table:style-name="ce2" office:value-type="string">
            <text:p>(empty)</text:p>
          </table:table-cell>
          <table:table-cell table:style-name="ce6"/>
          <table:table-cell table:style-name="ce3" office:value-type="float" office:value="-0">
            <text:p>-0</text:p>
          </table:table-cell>
          <table:table-cell table:style-name="ce7" office:value-type="float" office:value="90">
            <text:p>90</text:p>
          </table:table-cell>
          <table:table-cell table:style-name="ce2" office:value-type="string">
            <text:p>internazionale</text:p>
          </table:table-cell>
          <table:table-cell table:style-name="ce6" office:value-type="float" office:value="22">
            <text:p>22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eng</text:p>
          </table:table-cell>
          <table:table-cell table:style-name="ce6" office:value-type="float" office:value="69">
            <text:p>69</text:p>
          </table:table-cell>
          <table:table-cell table:style-name="ce2" office:value-type="string">
            <text:p>ESP</text:p>
          </table:table-cell>
          <table:table-cell table:style-name="ce6" office:value-type="float" office:value="5">
            <text:p>5</text:p>
          </table:table-cell>
          <table:table-cell table:style-name="ce2" office:value-type="string">
            <text:p>closedAccess</text:p>
          </table:table-cell>
          <table:table-cell table:style-name="ce6" office:value-type="float" office:value="238">
            <text:p>238</text:p>
          </table:table-cell>
          <table:table-cell office:value-type="string">
            <text:p>Roma</text:p>
          </table:table-cell>
          <table:table-cell office:value-type="float" office:value="23">
            <text:p>23</text:p>
          </table:table-cell>
          <table:table-cell table:style-name="ce2" office:value-type="string">
            <text:p>nazionale</text:p>
          </table:table-cell>
          <table:table-cell table:style-name="ce8" office:value-type="float" office:value="84">
            <text:p>84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eng;ita</text:p>
          </table:table-cell>
          <table:table-cell table:style-name="ce6" office:value-type="float" office:value="47">
            <text:p>47</text:p>
          </table:table-cell>
          <table:table-cell table:style-name="ce2" office:value-type="string">
            <text:p>GBR</text:p>
          </table:table-cell>
          <table:table-cell table:style-name="ce6" office:value-type="float" office:value="5">
            <text:p>5</text:p>
          </table:table-cell>
          <table:table-cell table:style-name="ce2" office:value-type="string">
            <text:p>openAccess</text:p>
          </table:table-cell>
          <table:table-cell table:style-name="ce6" office:value-type="float" office:value="35">
            <text:p>35</text:p>
          </table:table-cell>
          <table:table-cell office:value-type="string">
            <text:p>Bologna</text:p>
          </table:table-cell>
          <table:table-cell office:value-type="float" office:value="17">
            <text:p>17</text:p>
          </table:table-cell>
          <table:table-cell table:style-name="ce4" office:value-type="string">
            <text:p>Total Result</text:p>
          </table:table-cell>
          <table:table-cell table:style-name="ce9" office:value-type="float" office:value="449">
            <text:p>449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ita;eng</text:p>
          </table:table-cell>
          <table:table-cell table:style-name="ce6" office:value-type="float" office:value="7">
            <text:p>7</text:p>
          </table:table-cell>
          <table:table-cell table:style-name="ce2" office:value-type="string">
            <text:p>USA</text:p>
          </table:table-cell>
          <table:table-cell table:style-name="ce8" office:value-type="float" office:value="5">
            <text:p>5</text:p>
          </table:table-cell>
          <table:table-cell table:style-name="ce2" office:value-type="string">
            <text:p>none</text:p>
          </table:table-cell>
          <table:table-cell table:style-name="ce8" office:value-type="float" office:value="118">
            <text:p>118</text:p>
          </table:table-cell>
          <table:table-cell office:value-type="string">
            <text:p>Firenze</text:p>
          </table:table-cell>
          <table:table-cell office:value-type="float" office:value="15">
            <text:p>15</text:p>
          </table:table-cell>
          <table:table-cell table:number-columns-repeated="15"/>
        </table:table-row>
        <table:table-row table:style-name="ro1">
          <table:table-cell table:style-name="ce2" office:value-type="string">
            <text:p>por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CHE</text:p>
          </table:table-cell>
          <table:table-cell table:style-name="ce6" office:value-type="float" office:value="4">
            <text:p>4</text:p>
          </table:table-cell>
          <table:table-cell table:style-name="ce4" office:value-type="string">
            <text:p>Total Result</text:p>
          </table:table-cell>
          <table:table-cell table:style-name="ce9" office:value-type="float" office:value="449">
            <text:p>449</text:p>
          </table:table-cell>
          <table:table-cell office:value-type="string">
            <text:p>venezia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 table:style-name="ce2" office:value-type="string">
            <text:p>spa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BRA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office:value-type="string">
            <text:p>Mantova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1">
          <table:table-cell table:style-name="ce2" office:value-type="string">
            <text:p>chi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EU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7"/>
          <table:table-cell office:value-type="string">
            <text:p>SANTARCANGELO DI ROMAGNA (RN)</text:p>
          </table:table-cell>
          <table:table-cell office:value-type="float" office:value="14">
            <text:p>14</text:p>
          </table:table-cell>
          <table:table-cell table:number-columns-repeated="15"/>
        </table:table-row>
        <table:table-row table:style-name="ro1">
          <table:table-cell table:style-name="ce2" office:value-type="string">
            <text:p>eng;chi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CHN</text:p>
          </table:table-cell>
          <table:table-cell table:style-name="ce6" office:value-type="float" office:value="1">
            <text:p>1</text:p>
          </table:table-cell>
          <table:table-cell table:style-name="ce2"/>
          <table:table-cell table:style-name="ce6"/>
          <table:table-cell office:value-type="string">
            <text:p>Granada</text:p>
          </table:table-cell>
          <table:table-cell office:value-type="float" office:value="5">
            <text:p>5</text:p>
          </table:table-cell>
          <table:table-cell table:number-columns-repeated="15"/>
        </table:table-row>
        <table:table-row table:style-name="ro1">
          <table:table-cell table:style-name="ce2" office:value-type="string">
            <text:p>eng;ita;fra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FRA</text:p>
          </table:table-cell>
          <table:table-cell table:style-name="ce6" office:value-type="float" office:value="1">
            <text:p>1</text:p>
          </table:table-cell>
          <table:table-cell table:style-name="ce2"/>
          <table:table-cell table:style-name="ce6"/>
          <table:table-cell office:value-type="string">
            <text:p>Novara</text:p>
          </table:table-cell>
          <table:table-cell office:value-type="float" office:value="5">
            <text:p>5</text:p>
          </table:table-cell>
          <table:table-cell table:number-columns-repeated="15"/>
        </table:table-row>
        <table:table-row table:style-name="ro1">
          <table:table-cell table:style-name="ce2" office:value-type="string">
            <text:p>fra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MEX</text:p>
          </table:table-cell>
          <table:table-cell table:style-name="ce6" office:value-type="float" office:value="1">
            <text:p>1</text:p>
          </table:table-cell>
          <table:table-cell table:style-name="ce2"/>
          <table:table-cell table:style-name="ce6"/>
          <table:table-cell office:value-type="string">
            <text:p>Napoli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2">
          <table:table-cell table:style-name="ce2" office:value-type="string">
            <text:p>ger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US</text:p>
          </table:table-cell>
          <table:table-cell table:style-name="ce6" office:value-type="float" office:value="1">
            <text:p>1</text:p>
          </table:table-cell>
          <table:table-cell table:style-name="ce2"/>
          <table:table-cell table:style-name="ce8"/>
          <table:table-cell office:value-type="string">
            <text:p>Cinisello Balsamo, Milano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2">
          <table:table-cell table:style-name="ce2" office:value-type="string">
            <text:p>ita;chi;eng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TWN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Rimini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2">
          <table:table-cell table:style-name="ce2" office:value-type="string">
            <text:p>ita;eng;fra</text:p>
          </table:table-cell>
          <table:table-cell table:style-name="ce6" office:value-type="float" office:value="1">
            <text:p>1</text:p>
          </table:table-cell>
          <table:table-cell table:style-name="ce4" office:value-type="string">
            <text:p>Total Result</text:p>
          </table:table-cell>
          <table:table-cell table:style-name="ce9" office:value-type="float" office:value="449">
            <text:p>449</text:p>
          </table:table-cell>
          <table:table-cell table:number-columns-repeated="2"/>
          <table:table-cell office:value-type="string">
            <text:p>Bergamo</text:p>
          </table:table-cell>
          <table:table-cell office:value-type="float" office:value="2">
            <text:p>2</text:p>
          </table:table-cell>
          <table:table-cell table:number-columns-repeated="15"/>
        </table:table-row>
        <table:table-row table:style-name="ro2">
          <table:table-cell table:style-name="ce2" office:value-type="string">
            <text:p>ita;eng;spa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office:value-type="string">
            <text:p>Cham</text:p>
          </table:table-cell>
          <table:table-cell office:value-type="float" office:value="2">
            <text:p>2</text:p>
          </table:table-cell>
          <table:table-cell table:number-columns-repeated="15"/>
        </table:table-row>
        <table:table-row table:style-name="ro2">
          <table:table-cell table:style-name="ce2" office:value-type="string">
            <text:p>rus</text:p>
          </table:table-cell>
          <table:table-cell table:style-name="ce6" office:value-type="float" office:value="1">
            <text:p>1</text:p>
          </table:table-cell>
          <table:table-cell table:number-columns-repeated="4"/>
          <table:table-cell office:value-type="string">
            <text:p>Ginevra-Milano</text:p>
          </table:table-cell>
          <table:table-cell office:value-type="float" office:value="2">
            <text:p>2</text:p>
          </table:table-cell>
          <table:table-cell table:number-columns-repeated="15"/>
        </table:table-row>
        <table:table-row table:style-name="ro2">
          <table:table-cell table:style-name="ce2" office:value-type="string">
            <text:p>spa;ita;fra;jpn;rus</text:p>
          </table:table-cell>
          <table:table-cell table:style-name="ce8" office:value-type="float" office:value="1">
            <text:p>1</text:p>
          </table:table-cell>
          <table:table-cell table:number-columns-repeated="4"/>
          <table:table-cell office:value-type="string">
            <text:p>Londra</text:p>
          </table:table-cell>
          <table:table-cell office:value-type="float" office:value="2">
            <text:p>2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Total Result</text:p>
          </table:table-cell>
          <table:table-cell table:style-name="ce9" office:value-type="float" office:value="449">
            <text:p>449</text:p>
          </table:table-cell>
          <table:table-cell table:number-columns-repeated="4"/>
          <table:table-cell office:value-type="string">
            <text:p>Raleigh, NC</text:p>
          </table:table-cell>
          <table:table-cell office:value-type="float" office:value="2">
            <text:p>2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Azzano S. Paolo (BG)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office:value-type="string">
            <text:p>ita</text:p>
          </table:table-cell>
          <table:table-cell table:formula="of:=[.B2]+[.B5]+[.B6]+[.B11]+[.B14]+[.B15]+[.B16]+[.B18]" office:value-type="float" office:value="292">
            <text:p>292</text:p>
          </table:table-cell>
          <table:table-cell table:number-columns-repeated="4"/>
          <table:table-cell office:value-type="string">
            <text:p>Beijing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office:value-type="string">
            <text:p>eng</text:p>
          </table:table-cell>
          <table:table-cell table:formula="of:=[.B4]+[.B5]+[.B6]+[.B10]+[.B11]+[.B14]+[.B15]+[.B16]" office:value-type="float" office:value="128">
            <text:p>128</text:p>
          </table:table-cell>
          <table:table-cell table:number-columns-repeated="4"/>
          <table:table-cell office:value-type="string">
            <text:p>Bologna, Pechino, Londra</text:p>
          </table:table-cell>
          <table:table-cell office:value-type="float" office:value="1">
            <text:p>1</text:p>
          </table:table-cell>
          <table:table-cell table:number-columns-repeated="2"/>
          <table:table-cell>
            <draw:frame table:end-cell-address="risultati.W42" table:end-x="0.612cm" table:end-y="0.056cm" draw:z-index="3" draw:style-name="gr1" draw:text-style-name="P1" svg:width="27.015cm" svg:height="8.999cm" svg:x="0.695cm" svg:y="0.36cm">
              <draw:object draw:notify-on-update-of-ranges="risultati.G1:risultati.G1 risultati.H1:risultati.H1 risultati.G2:risultati.G2 risultati.H2:risultati.H2 risultati.G4:risultati.G4 risultati.H4:risultati.H4 risultati.G5:risultati.G5 risultati.H5:risultati.H5 risultati.G6:risultati.G6 risultati.H6:risultati.H6 risultati.G7:risultati.G7 risultati.H7:risultati.H7 risultati.G8:risultati.G8 risultati.H8:risultati.H8 risultati.G9:risultati.G9 risultati.H9:risultati.H9 risultati.G10:risultati.G10 risultati.H10:risultati.H10 risultati.G11:risultati.G11 risultati.H11:risultati.H11 risultati.G12:risultati.G12 risultati.H12:risultati.H12 risultati.G13:risultati.G13 risultati.H13:risultati.H13 risultati.G14:risultati.G14 risultati.H14:risultati.H14 risultati.G15:risultati.G15 risultati.H15:risultati.H15 risultati.G16:risultati.G16 risultati.H16:risultati.H16 risultati.G17:risultati.G17 risultati.H17:risultati.H17 risultati.G18:risultati.G18 risultati.H18:risultati.H18 risultati.G19:risultati.G19 risultati.H19:risultati.H1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 office:value-type="string">
            <text:p>por</text:p>
          </table:table-cell>
          <table:table-cell table:formula="of:=[.B7]" office:value-type="float" office:value="3">
            <text:p>3</text:p>
          </table:table-cell>
          <table:table-cell table:number-columns-repeated="4"/>
          <table:table-cell office:value-type="string">
            <text:p>BOLZANO</text:p>
          </table:table-cell>
          <table:table-cell office:value-type="float" office:value="1">
            <text:p>1</text:p>
          </table:table-cell>
          <table:table-cell table:number-columns-repeated="14"/>
          <table:table-cell>
            <draw:frame table:end-cell-address="risultati.AD42" table:end-x="1.8cm" table:end-y="0.337cm" draw:z-index="1" draw:style-name="gr1" draw:text-style-name="P1" svg:width="15.999cm" svg:height="9.019cm" svg:x="1.608cm" svg:y="0.15cm">
              <draw:object draw:notify-on-update-of-ranges="risultati.E4:risultati.E6 risultati.F4:risultati.F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spa</text:p>
          </table:table-cell>
          <table:table-cell table:formula="of:=[.B8]+[.B16]+[.B18]" office:value-type="float" office:value="5">
            <text:p>5</text:p>
          </table:table-cell>
          <table:table-cell table:number-columns-repeated="4"/>
          <table:table-cell office:value-type="string">
            <text:p>Casamicciola Terme (NA)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office:value-type="string">
            <text:p>chi</text:p>
          </table:table-cell>
          <table:table-cell table:formula="of:=[.B9]+[.B14]" office:value-type="float" office:value="2">
            <text:p>2</text:p>
          </table:table-cell>
          <table:table-cell table:number-columns-repeated="4"/>
          <table:table-cell office:value-type="string">
            <text:p>Cermenate (CO)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office:value-type="string">
            <text:p>fra</text:p>
          </table:table-cell>
          <table:table-cell table:formula="of:=[.B11]+[.B12]+[.B15]+[.B18]" office:value-type="float" office:value="4">
            <text:p>4</text:p>
          </table:table-cell>
          <table:table-cell table:number-columns-repeated="4"/>
          <table:table-cell office:value-type="string">
            <text:p>Cinisello Balsamo Milano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office:value-type="string">
            <text:p>ger</text:p>
          </table:table-cell>
          <table:table-cell table:formula="of:=[.B13]" office:value-type="float" office:value="1">
            <text:p>1</text:p>
          </table:table-cell>
          <table:table-cell table:number-columns-repeated="4"/>
          <table:table-cell office:value-type="string">
            <text:p>CittÃ  del Messico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office:value-type="string">
            <text:p>rus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rocetta del Montello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office:value-type="string">
            <text:p>jpn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uritib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ForlÃ¬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FREIBURG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Genov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Hershey, P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Hershey, PA 17033-1240, US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LONDON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Loreto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Melfi (PZ)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Milano-Ginevr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Milano-Torino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Mosc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New York, Milano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Paris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PAVI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Pechino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Prato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Recco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Roma-Bari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Saarbrucken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Salvador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Santâ€™Arcangelo di Romagna (Rimini)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Sesto San Giovanni (Milano)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Siracus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SOVERIA MANNELLI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UDINE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Varese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Verona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Vicchio (Firenze)</text:p>
          </table:table-cell>
          <table:table-cell office:value-type="float" office:value="1">
            <text:p>1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Vicchio Firenze</text:p>
          </table:table-cell>
          <table:table-cell table:style-name="ce8"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4" office:value-type="string">
            <text:p>Total Result</text:p>
          </table:table-cell>
          <table:table-cell table:style-name="ce9" office:value-type="float" office:value="449">
            <text:p>449</text:p>
          </table:table-cell>
          <table:table-cell table:number-columns-repeated="15"/>
        </table:table-row>
      </table:table>
      <table:table table:name="mid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dc.language.iso</text:p>
          </table:table-cell>
          <table:table-cell office:value-type="string">
            <text:p>dc.publisher.country</text:p>
          </table:table-cell>
          <table:table-cell office:value-type="string">
            <text:p>item.openaireRights</text:p>
          </table:table-cell>
          <table:table-cell office:value-type="string">
            <text:p>dc.publisher.place</text:p>
          </table:table-cell>
          <table:table-cell office:value-type="string">
            <text:p>dc.type.circulation</text:p>
          </table:table-cell>
        </table:table-row>
        <table:table-row table:style-name="ro1">
          <table:table-cell office:value-type="string">
            <text:p>spa;ita;fra;jpn;rus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Ginevra-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spa</text:p>
          </table:table-cell>
          <table:table-cell office:value-type="string">
            <text:p>ESP</text:p>
          </table:table-cell>
          <table:table-cell office:value-type="string">
            <text:p>info:eu-repo/semantics/closedAccess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spa</text:p>
          </table:table-cell>
          <table:table-cell office:value-type="string">
            <text:p>ESP</text:p>
          </table:table-cell>
          <table:table-cell office:value-type="string">
            <text:p>info:eu-repo/semantics/closedAccess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spa</text:p>
          </table:table-cell>
          <table:table-cell office:value-type="string">
            <text:p>MEX</text:p>
          </table:table-cell>
          <table:table-cell office:value-type="string">
            <text:p>info:eu-repo/semantics/closedAccess</text:p>
          </table:table-cell>
          <table:table-cell office:value-type="string">
            <text:p>CittÃ  del Messic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string">
            <text:p>RUS</text:p>
          </table:table-cell>
          <table:table-cell office:value-type="string">
            <text:p>info:eu-repo/semantics/closedAccess</text:p>
          </table:table-cell>
          <table:table-cell office:value-type="string">
            <text:p>Mosc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por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1">
          <table:table-cell office:value-type="string">
            <text:p>por</text:p>
          </table:table-cell>
          <table:table-cell office:value-type="string">
            <text:p>BRA</text:p>
          </table:table-cell>
          <table:table-cell office:value-type="float" office:value="-0">
            <text:p>-0</text:p>
          </table:table-cell>
          <table:table-cell office:value-type="string">
            <text:p>Salvador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por</text:p>
          </table:table-cell>
          <table:table-cell office:value-type="string">
            <text:p>BRA</text:p>
          </table:table-cell>
          <table:table-cell office:value-type="string">
            <text:p>info:eu-repo/semantics/openAccess</text:p>
          </table:table-cell>
          <table:table-cell office:value-type="string">
            <text:p>Curitib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;eng;spa</text:p>
          </table:table-cell>
          <table:table-cell office:value-type="string">
            <text:p>ESP</text:p>
          </table:table-cell>
          <table:table-cell office:value-type="float" office:value="-0">
            <text:p>-0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;eng;fr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;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;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;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ant'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;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;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ant'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;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;eng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office:value-type="string">
            <text:p>ita;chi;eng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Bologna, Pechino, Londra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Roma-Bari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FIRENZE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CHE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elfi (PZ)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PAVIA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Napoli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Prat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Azzano S. Paolo (BG)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Bergam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BOLZ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ANT'ARCANGELO DI ROMAGN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Vicchio (Firenze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Santâ€™Arcangelo di Romagna (Rimini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Rimini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table:number-columns-repeated="3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-Ginev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Cinisello Balsamo 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Cinisello Balsamo, 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Crocetta del Montell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Loret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ForlÃ¬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ant'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ecc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Siracus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Ginevra-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ant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Sant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-Tori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icchio 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Cinisello balsamo, 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Sant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esto San Giovanni (Milano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Cermenate (CO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office:value-type="string">
            <text:p>ger</text:p>
          </table:table-cell>
          <table:table-cell office:value-type="string">
            <text:p>DEU</text:p>
          </table:table-cell>
          <table:table-cell office:value-type="float" office:value="-0">
            <text:p>-0</text:p>
          </table:table-cell>
          <table:table-cell office:value-type="string">
            <text:p>FREIBURG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string">
            <text:p>fra</text:p>
          </table:table-cell>
          <table:table-cell office:value-type="string">
            <text:p>FRA</text:p>
          </table:table-cell>
          <table:table-cell office:value-type="string">
            <text:p>info:eu-repo/semantics/closedAccess</text:p>
          </table:table-cell>
          <table:table-cell office:value-type="string">
            <text:p>Paris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;fr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New York, 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eng;ita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2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eng;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office:value-type="string">
            <text:p>eng;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ro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ita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;chi</text:p>
          </table:table-cell>
          <table:table-cell office:value-type="string">
            <text:p>TWN</text:p>
          </table:table-cell>
          <table:table-cell office:value-type="string">
            <text:p>none</text:p>
          </table:table-cell>
          <table:table-cell office:value-type="string">
            <text:p>Beijing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eng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float" office:value="-0">
            <text:p>-0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float" office:value="-0">
            <text:p>-0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GBR</text:p>
          </table:table-cell>
          <table:table-cell office:value-type="string">
            <text:p>info:eu-repo/semantics/closedAccess</text:p>
          </table:table-cell>
          <table:table-cell office:value-type="string">
            <text:p>LONDON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UDIN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imini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DEU</text:p>
          </table:table-cell>
          <table:table-cell office:value-type="string">
            <text:p>info:eu-repo/semantics/closedAccess</text:p>
          </table:table-cell>
          <table:table-cell office:value-type="string">
            <text:p>Saarbrucken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USA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GBR</text:p>
          </table:table-cell>
          <table:table-cell office:value-type="string">
            <text:p>info:eu-repo/semantics/openAccess</text:p>
          </table:table-cell>
          <table:table-cell office:value-type="string">
            <text:p>Lond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ESP</text:p>
          </table:table-cell>
          <table:table-cell office:value-type="string">
            <text:p>info:eu-repo/semantics/closedAccess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GBR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ESP</text:p>
          </table:table-cell>
          <table:table-cell office:value-type="string">
            <text:p>info:eu-repo/semantics/closedAccess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Vares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SANT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GBR</text:p>
          </table:table-cell>
          <table:table-cell office:value-type="string">
            <text:p>info:eu-repo/semantics/open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USA</text:p>
          </table:table-cell>
          <table:table-cell office:value-type="string">
            <text:p>info:eu-repo/semantics/closedAccess</text:p>
          </table:table-cell>
          <table:table-cell office:value-type="string">
            <text:p>Raleigh, NC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USA</text:p>
          </table:table-cell>
          <table:table-cell office:value-type="string">
            <text:p>info:eu-repo/semantics/openAccess</text:p>
          </table:table-cell>
          <table:table-cell office:value-type="string">
            <text:p>Hershey, PA 17033-1240, US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USA</text:p>
          </table:table-cell>
          <table:table-cell office:value-type="string">
            <text:p>info:eu-repo/semantics/openAccess</text:p>
          </table:table-cell>
          <table:table-cell office:value-type="string">
            <text:p>Raleigh, NC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Cinisello Balsamo, 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CHE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CHE</text:p>
          </table:table-cell>
          <table:table-cell office:value-type="string">
            <text:p>info:eu-repo/semantics/closedAccess</text:p>
          </table:table-cell>
          <table:table-cell office:value-type="string">
            <text:p>Cham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CHE</text:p>
          </table:table-cell>
          <table:table-cell office:value-type="string">
            <text:p>info:eu-repo/semantics/closedAccess</text:p>
          </table:table-cell>
          <table:table-cell office:value-type="string">
            <text:p>Cham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GBR</text:p>
          </table:table-cell>
          <table:table-cell office:value-type="string">
            <text:p>info:eu-repo/semantics/openAccess</text:p>
          </table:table-cell>
          <table:table-cell office:value-type="string">
            <text:p>Lond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open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USA</text:p>
          </table:table-cell>
          <table:table-cell office:value-type="string">
            <text:p>none</text:p>
          </table:table-cell>
          <table:table-cell office:value-type="string">
            <text:p>Hershey, P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chi</text:p>
          </table:table-cell>
          <table:table-cell office:value-type="string">
            <text:p>CHN</text:p>
          </table:table-cell>
          <table:table-cell office:value-type="string">
            <text:p>none</text:p>
          </table:table-cell>
          <table:table-cell office:value-type="string">
            <text:p>Pechi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table:number-columns-repeated="3" office:value-type="float" office:value="-0">
            <text:p>-0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VENEZIA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imini</text:p>
          </table:table-cell>
          <table:table-cell office:value-type="string">
            <text:p>internazionale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SOVERIA MANNELLI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Genova</text:p>
          </table:table-cell>
          <table:table-cell office:value-type="string">
            <text:p>inter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NAPOLI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float" office:value="-0">
            <text:p>-0</text:p>
          </table:table-cell>
          <table:table-cell office:value-type="string">
            <text:p>internazionale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Casamicciola Terme (NA)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Bergam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NAPOLI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Napoli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float" office:value="-0">
            <text:p>-0</text:p>
          </table:table-cell>
          <table:table-cell office:value-type="string">
            <text:p>inter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2">
          <table:table-cell table:number-columns-repeated="3" office:value-type="float" office:value="-0">
            <text:p>-0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  <table:table-cell office:value-type="string">
            <text:p>BOLOGNA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none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2"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string">
            <text:p>info:eu-repo/semantics/closedAccess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5" office:value-type="float" office:value="-0">
            <text:p>-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ilter</text:p>
          </table:table-cell>
          <table:table-cell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c.type.referee</text:p>
          </table:table-cell>
          <table:table-cell office:value-type="string">
            <text:p>item.collection</text:p>
          </table:table-cell>
          <table:table-cell office:value-type="string">
            <text:p>dc.subject.keywords</text:p>
          </table:table-cell>
          <table:table-cell office:value-type="string">
            <text:p>dc.language.iso</text:p>
          </table:table-cell>
          <table:table-cell office:value-type="string">
            <text:p>dc.description.numberofauthors</text:p>
          </table:table-cell>
          <table:table-cell office:value-type="string">
            <text:p>dc.title</text:p>
          </table:table-cell>
          <table:table-cell office:value-type="string">
            <text:p>dc.description.allpeople</text:p>
          </table:table-cell>
          <table:table-cell office:value-type="string">
            <text:p>dc.relation.medium</text:p>
          </table:table-cell>
          <table:table-cell office:value-type="string">
            <text:p>dc.publisher.name</text:p>
          </table:table-cell>
          <table:table-cell office:value-type="string">
            <text:p>dc.publisher.country</text:p>
          </table:table-cell>
          <table:table-cell office:value-type="string">
            <text:p>dc.date.issued</text:p>
          </table:table-cell>
          <table:table-cell office:value-type="string">
            <text:p>dc.identifier.uri</text:p>
          </table:table-cell>
          <table:table-cell office:value-type="string">
            <text:p>dc.subject.keywordsita</text:p>
          </table:table-cell>
          <table:table-cell office:value-type="string">
            <text:p>item.openaireRights</text:p>
          </table:table-cell>
          <table:table-cell office:value-type="string">
            <text:p>dc.type.full</text:p>
          </table:table-cell>
          <table:table-cell office:value-type="string">
            <text:p>dc.publisher.place</text:p>
          </table:table-cell>
          <table:table-cell office:value-type="string">
            <text:p>dc.type.circulation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Il traffico urbano in Italia</text:p>
          </table:table-cell>
          <table:table-cell office:value-type="string">
            <text:p>M. PONTI; P. FANO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1972">
            <text:p>1972</text:p>
          </table:table-cell>
          <table:table-cell office:value-type="string">
            <text:p>http://hdl.handle.net/11311/505794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Magazzino di Mobilia o sieno Modelli di mobili di ogni genere 1796-1797 Firenze</text:p>
          </table:table-cell>
          <table:table-cell office:value-type="string">
            <text:p>M. C. Tonelli</text:p>
          </table:table-cell>
          <table:table-cell office:value-type="float" office:value="-0">
            <text:p>-0</text:p>
          </table:table-cell>
          <table:table-cell office:value-type="string">
            <text:p>S.P.E.S. Studio Per Edizioni Scelte</text:p>
          </table:table-cell>
          <table:table-cell office:value-type="float" office:value="-0">
            <text:p>-0</text:p>
          </table:table-cell>
          <table:table-cell office:value-type="float" office:value="1981">
            <text:p>1981</text:p>
          </table:table-cell>
          <table:table-cell office:value-type="string">
            <text:p>http://hdl.handle.net/11311/66511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l design in Italia 1925 / 43</text:p>
          </table:table-cell>
          <table:table-cell office:value-type="string">
            <text:p>M. C. Tonelli Michail</text:p>
          </table:table-cell>
          <table:table-cell office:value-type="float" office:value="-0">
            <text:p>-0</text:p>
          </table:table-cell>
          <table:table-cell office:value-type="string">
            <text:p>Laterza</text:p>
          </table:table-cell>
          <table:table-cell office:value-type="string">
            <text:p>ITA</text:p>
          </table:table-cell>
          <table:table-cell office:value-type="float" office:value="1987">
            <text:p>1987</text:p>
          </table:table-cell>
          <table:table-cell office:value-type="string">
            <text:p>http://hdl.handle.net/11311/50527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-Bari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string">
            <text:p>Etica ed economia</text:p>
          </table:table-cell>
          <table:table-cell office:value-type="string">
            <text:p>P. VOLONTE'; DUILIO; L.</text:p>
          </table:table-cell>
          <table:table-cell table:number-columns-repeated="3" office:value-type="float" office:value="-0">
            <text:p>-0</text:p>
          </table:table-cell>
          <table:table-cell office:value-type="float" office:value="1988">
            <text:p>1988</text:p>
          </table:table-cell>
          <table:table-cell office:value-type="string">
            <text:p>http://hdl.handle.net/11311/504077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La Gran Bretagna: la riqualificazione urbana come rivitalizzazione economica</text:p>
          </table:table-cell>
          <table:table-cell office:value-type="string">
            <text:p>L. GUERRINI; PEDERIVA I</text:p>
          </table:table-cell>
          <table:table-cell office:value-type="float" office:value="-0">
            <text:p>-0</text:p>
          </table:table-cell>
          <table:table-cell office:value-type="string">
            <text:p>Iuav/Daest</text:p>
          </table:table-cell>
          <table:table-cell office:value-type="string">
            <text:p>ITA</text:p>
          </table:table-cell>
          <table:table-cell office:value-type="float" office:value="1990">
            <text:p>1990</text:p>
          </table:table-cell>
          <table:table-cell office:value-type="string">
            <text:p>http://hdl.handle.net/11311/505349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Dizionario del Design</text:p>
          </table:table-cell>
          <table:table-cell office:value-type="string">
            <text:p>M. TURINETTO</text:p>
          </table:table-cell>
          <table:table-cell office:value-type="float" office:value="-0">
            <text:p>-0</text:p>
          </table:table-cell>
          <table:table-cell office:value-type="string">
            <text:p>Lupetti&amp;Co.</text:p>
          </table:table-cell>
          <table:table-cell office:value-type="string">
            <text:p>ITA</text:p>
          </table:table-cell>
          <table:table-cell office:value-type="float" office:value="1993">
            <text:p>1993</text:p>
          </table:table-cell>
          <table:table-cell office:value-type="string">
            <text:p>http://hdl.handle.net/11311/50493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Corporate Identity; Product Design; Corporate Image; Designer; Fenomeni comunicativi.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Progetto Corporate Identity &amp; Product design</text:p>
          </table:table-cell>
          <table:table-cell office:value-type="string">
            <text:p>G. Piccinno</text:p>
          </table:table-cell>
          <table:table-cell office:value-type="float" office:value="-0">
            <text:p>-0</text:p>
          </table:table-cell>
          <table:table-cell office:value-type="string">
            <text:p>SocietÃ  Editrice Esculapio</text:p>
          </table:table-cell>
          <table:table-cell office:value-type="float" office:value="-0">
            <text:p>-0</text:p>
          </table:table-cell>
          <table:table-cell office:value-type="float" office:value="1994">
            <text:p>1994</text:p>
          </table:table-cell>
          <table:table-cell office:value-type="string">
            <text:p>http://hdl.handle.net/11311/564067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Dallâ€™oggetto allâ€™interfaccia. Mutazioni del design</text:p>
          </table:table-cell>
          <table:table-cell office:value-type="string">
            <text:p>Costa F.</text:p>
          </table:table-cell>
          <table:table-cell office:value-type="float" office:value="-0">
            <text:p>-0</text:p>
          </table:table-cell>
          <table:table-cell office:value-type="string">
            <text:p>Feltrinelli</text:p>
          </table:table-cell>
          <table:table-cell office:value-type="float" office:value="-0">
            <text:p>-0</text:p>
          </table:table-cell>
          <table:table-cell office:value-type="float" office:value="1995">
            <text:p>1995</text:p>
          </table:table-cell>
          <table:table-cell office:value-type="string">
            <text:p>http://hdl.handle.net/11311/69294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8 Traduzione di libr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'avventura dell'innovazione fra cultura materiale e strategia del progresso</text:p>
          </table:table-cell>
          <table:table-cell office:value-type="string">
            <text:p>M. C. Tonelli Michail</text:p>
          </table:table-cell>
          <table:table-cell office:value-type="float" office:value="-0">
            <text:p>-0</text:p>
          </table:table-cell>
          <table:table-cell office:value-type="string">
            <text:p>Alinea</text:p>
          </table:table-cell>
          <table:table-cell office:value-type="string">
            <text:p>ITA</text:p>
          </table:table-cell>
          <table:table-cell office:value-type="float" office:value="1996">
            <text:p>1996</text:p>
          </table:table-cell>
          <table:table-cell office:value-type="string">
            <text:p>http://hdl.handle.net/11311/505278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ger</text:p>
          </table:table-cell>
          <table:table-cell office:value-type="float" office:value="1">
            <text:p>1</text:p>
          </table:table-cell>
          <table:table-cell office:value-type="string">
            <text:p>Husserls PhÃ¤nomenologie der Imagination. Zur Funktion der Phantasie bei der Konstitution von Erkenntnis</text:p>
          </table:table-cell>
          <table:table-cell office:value-type="string">
            <text:p>P. VOLONTE'</text:p>
          </table:table-cell>
          <table:table-cell office:value-type="float" office:value="-0">
            <text:p>-0</text:p>
          </table:table-cell>
          <table:table-cell office:value-type="string">
            <text:p>Alber</text:p>
          </table:table-cell>
          <table:table-cell office:value-type="string">
            <text:p>DEU</text:p>
          </table:table-cell>
          <table:table-cell office:value-type="float" office:value="1997">
            <text:p>1997</text:p>
          </table:table-cell>
          <table:table-cell office:value-type="string">
            <text:p>http://hdl.handle.net/11311/504080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REIBURG</text:p>
          </table:table-cell>
          <table:table-cell office:value-type="string">
            <text:p>inter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Dal progetto al prodotto</text:p>
          </table:table-cell>
          <table:table-cell office:value-type="string">
            <text:p>G. SIMONELLI</text:p>
          </table:table-cell>
          <table:table-cell office:value-type="float" office:value="-0">
            <text:p>-0</text:p>
          </table:table-cell>
          <table:table-cell office:value-type="string">
            <text:p>McGraw-Hill</text:p>
          </table:table-cell>
          <table:table-cell office:value-type="string">
            <text:p>ITA</text:p>
          </table:table-cell>
          <table:table-cell office:value-type="float" office:value="1997">
            <text:p>1997</text:p>
          </table:table-cell>
          <table:table-cell office:value-type="string">
            <text:p>http://hdl.handle.net/11311/50499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string">
            <text:p>Eyewear design : sviluppo del prodotto e organizzazione della produzione nel settore degli occhiali tra risorse locali e mercato globale</text:p>
          </table:table-cell>
          <table:table-cell office:value-type="string">
            <text:p>P. CIUCCARELLI; SEASSARO A.; CELASCHI F.</text:p>
          </table:table-cell>
          <table:table-cell office:value-type="float" office:value="-0">
            <text:p>-0</text:p>
          </table:table-cell>
          <table:table-cell office:value-type="string">
            <text:p>Il Sole 24 ORE Libri</text:p>
          </table:table-cell>
          <table:table-cell office:value-type="string">
            <text:p>ITA</text:p>
          </table:table-cell>
          <table:table-cell office:value-type="float" office:value="1998">
            <text:p>1998</text:p>
          </table:table-cell>
          <table:table-cell office:value-type="string">
            <text:p>http://hdl.handle.net/11311/504753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impressionismo internazionale; pittura di genere verista; Esposizioni Biennali di Venezia; pittura di paesaggio; ritratti; temi mitologici; opera d'arte totale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Ettore Tito (1859-1941)</text:p>
          </table:table-cell>
          <table:table-cell office:value-type="string">
            <text:p>G.Fossaluzza; Maria Flora Giubilei; Anna Mazzanti; Fernando Mazzocca</text:p>
          </table:table-cell>
          <table:table-cell office:value-type="string">
            <text:p>STAMPA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1998">
            <text:p>1998</text:p>
          </table:table-cell>
          <table:table-cell office:value-type="string">
            <text:p>http://hdl.handle.net/11311/693587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rte ambientale; site-specific art; environment art; parchi di scultura</text:p>
          </table:table-cell>
          <table:table-cell office:value-type="string">
            <text:p>eng</text:p>
          </table:table-cell>
          <table:table-cell office:value-type="float" office:value="5">
            <text:p>5</text:p>
          </table:table-cell>
          <table:table-cell office:value-type="string">
            <text:p>Niki de Saint Phalle. The Tarot Garden</text:p>
          </table:table-cell>
          <table:table-cell office:value-type="string">
            <text:p>A.Mazzanti; Pierre Restany; Enrico Crispolti; Gianni Pettena; Mario Botta</text:p>
          </table:table-cell>
          <table:table-cell office:value-type="string">
            <text:p>STAMPA</text:p>
          </table:table-cell>
          <table:table-cell office:value-type="string">
            <text:p>CHARTA</text:p>
          </table:table-cell>
          <table:table-cell office:value-type="string">
            <text:p>ITA</text:p>
          </table:table-cell>
          <table:table-cell office:value-type="float" office:value="1998">
            <text:p>1998</text:p>
          </table:table-cell>
          <table:table-cell office:value-type="string">
            <text:p>http://hdl.handle.net/11311/693624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Concetti, metodi, temi di sociologia. Dodici moduli di scienze sociali</text:p>
          </table:table-cell>
          <table:table-cell office:value-type="string">
            <text:p>P. VOLONTE'; LUNGHI C.; MAGATTI M.; MORA E.</text:p>
          </table:table-cell>
          <table:table-cell office:value-type="float" office:value="-0">
            <text:p>-0</text:p>
          </table:table-cell>
          <table:table-cell office:value-type="string">
            <text:p>Einaudi scuola</text:p>
          </table:table-cell>
          <table:table-cell office:value-type="float" office:value="-0">
            <text:p>-0</text:p>
          </table:table-cell>
          <table:table-cell office:value-type="float" office:value="1999">
            <text:p>1999</text:p>
          </table:table-cell>
          <table:table-cell office:value-type="string">
            <text:p>http://hdl.handle.net/11311/504081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Nietzsche</text:p>
          </table:table-cell>
          <table:table-cell office:value-type="string">
            <text:p>P. VOLONTE'</text:p>
          </table:table-cell>
          <table:table-cell office:value-type="float" office:value="-0">
            <text:p>-0</text:p>
          </table:table-cell>
          <table:table-cell office:value-type="string">
            <text:p>Xenia</text:p>
          </table:table-cell>
          <table:table-cell office:value-type="float" office:value="-0">
            <text:p>-0</text:p>
          </table:table-cell>
          <table:table-cell office:value-type="float" office:value="1999">
            <text:p>1999</text:p>
          </table:table-cell>
          <table:table-cell office:value-type="string">
            <text:p>http://hdl.handle.net/11311/50408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Bruno Morassutti.Quattro Realizzazioni Un percorso metodologico</text:p>
          </table:table-cell>
          <table:table-cell office:value-type="string">
            <text:p>F. SCULLICA</text:p>
          </table:table-cell>
          <table:table-cell office:value-type="float" office:value="-0">
            <text:p>-0</text:p>
          </table:table-cell>
          <table:table-cell office:value-type="string">
            <text:p>Franco Angeli Editore</text:p>
          </table:table-cell>
          <table:table-cell office:value-type="string">
            <text:p>ITA</text:p>
          </table:table-cell>
          <table:table-cell office:value-type="float" office:value="1999">
            <text:p>1999</text:p>
          </table:table-cell>
          <table:table-cell office:value-type="string">
            <text:p>http://hdl.handle.net/11311/50464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â€œDesign: progettazione continua: nuove tecniche di sviluppo dei prodotti industrialiâ€</text:p>
          </table:table-cell>
          <table:table-cell office:value-type="string">
            <text:p>Bruno, DAVIDE MARIA</text:p>
          </table:table-cell>
          <table:table-cell office:value-type="string">
            <text:p>STAMPA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1999">
            <text:p>1999</text:p>
          </table:table-cell>
          <table:table-cell office:value-type="string">
            <text:p>http://hdl.handle.net/11311/504750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string">
            <text:p>Tecnologie Alberghiere. Guida alle tecnologie integrate e coordinate</text:p>
          </table:table-cell>
          <table:table-cell office:value-type="string">
            <text:p>G. SIMONELLI; PIVA M.; GABAGLIO S.</text:p>
          </table:table-cell>
          <table:table-cell office:value-type="float" office:value="-0">
            <text:p>-0</text:p>
          </table:table-cell>
          <table:table-cell office:value-type="string">
            <text:p>BEMA EDITRICE</text:p>
          </table:table-cell>
          <table:table-cell office:value-type="string">
            <text:p>ITA</text:p>
          </table:table-cell>
          <table:table-cell office:value-type="float" office:value="1999">
            <text:p>1999</text:p>
          </table:table-cell>
          <table:table-cell office:value-type="string">
            <text:p>http://hdl.handle.net/11311/505003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La messa in scena del prodotto. Packaging identitÃ  e consumo.</text:p>
          </table:table-cell>
          <table:table-cell office:value-type="string">
            <text:p>V. BUCCHETTI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1999">
            <text:p>1999</text:p>
          </table:table-cell>
          <table:table-cell office:value-type="string">
            <text:p>http://hdl.handle.net/11311/50547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Mappe dellâ€™innovazione. Il cambiamento tra tecnica economia e societÃ </text:p>
          </table:table-cell>
          <table:table-cell office:value-type="string">
            <text:p>A. PENATI</text:p>
          </table:table-cell>
          <table:table-cell office:value-type="float" office:value="-0">
            <text:p>-0</text:p>
          </table:table-cell>
          <table:table-cell office:value-type="string">
            <text:p>ETAS</text:p>
          </table:table-cell>
          <table:table-cell office:value-type="string">
            <text:p>ITA</text:p>
          </table:table-cell>
          <table:table-cell office:value-type="float" office:value="1999">
            <text:p>1999</text:p>
          </table:table-cell>
          <table:table-cell office:value-type="string">
            <text:p>http://hdl.handle.net/11311/505564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Sinestesia; sensorialitÃ ; design</text:p>
          </table:table-cell>
          <table:table-cell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Sinestesie per il design. Le interazioni sensoriali nell'epoca dei multimedia</text:p>
          </table:table-cell>
          <table:table-cell office:value-type="string">
            <text:p>D. RICCO'</text:p>
          </table:table-cell>
          <table:table-cell office:value-type="float" office:value="-0">
            <text:p>-0</text:p>
          </table:table-cell>
          <table:table-cell office:value-type="string">
            <text:p>Etas</text:p>
          </table:table-cell>
          <table:table-cell office:value-type="string">
            <text:p>ITA</text:p>
          </table:table-cell>
          <table:table-cell office:value-type="float" office:value="1999">
            <text:p>1999</text:p>
          </table:table-cell>
          <table:table-cell office:value-type="string">
            <text:p>http://hdl.handle.net/11311/50601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Aspetti dell'organizzazione della tutela dei beni architettonici in Italia e Francia, Dottorato di ricerca in Conservazione dei Beni architettonici (10. ciclo A.A. 1995-1998); coordinatrice T. K. Kirova, tutor A. Bellini, co-tutor F. Irace, Politecnico di Milano, UniversitÃ  degli studi di Cagliari, UniversitÃ  degli studi di Genova, UniversitÃ  degli studi di Reggio Calabria, 1999</text:p>
          </table:table-cell>
          <table:table-cell office:value-type="string">
            <text:p>G. L. CiagÃ </text:p>
          </table:table-cell>
          <table:table-cell office:value-type="float" office:value="-0">
            <text:p>-0</text:p>
          </table:table-cell>
          <table:table-cell office:value-type="string">
            <text:p>Politecnico di Milano</text:p>
          </table:table-cell>
          <table:table-cell office:value-type="string">
            <text:p>ITA</text:p>
          </table:table-cell>
          <table:table-cell office:value-type="float" office:value="1999">
            <text:p>1999</text:p>
          </table:table-cell>
          <table:table-cell office:value-type="string">
            <text:p>http://hdl.handle.net/11311/69286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industria tessile, distretti industriali, arredo, disegno industriale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Furniture e Textile design. Ricerca applicata e formazione come strategie per l'area comasca</text:p>
          </table:table-cell>
          <table:table-cell office:value-type="string">
            <text:p>de Paolis, R.; Deserti, A.; Celaschi, F.</text:p>
          </table:table-cell>
          <table:table-cell office:value-type="string">
            <text:p>STAMPA</text:p>
          </table:table-cell>
          <table:table-cell office:value-type="string">
            <text:p>POLI.design</text:p>
          </table:table-cell>
          <table:table-cell office:value-type="string">
            <text:p>ITA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1045761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Edmund Husserl. Fenomenologia e teoria della conoscenza</text:p>
          </table:table-cell>
          <table:table-cell office:value-type="string">
            <text:p>P. VOLONTE'</text:p>
          </table:table-cell>
          <table:table-cell office:value-type="float" office:value="-0">
            <text:p>-0</text:p>
          </table:table-cell>
          <table:table-cell office:value-type="string">
            <text:p>Bompiani</text:p>
          </table:table-cell>
          <table:table-cell office:value-type="float" office:value="-0">
            <text:p>-0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0408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ETTURE DINAMICHE DELL'ARTE CON LE TECNOLOGIE DIGITALI. ELEMENTI DI REGIA PER LA PRODUZIONE DI FILM D'ARTE</text:p>
          </table:table-cell>
          <table:table-cell office:value-type="string">
            <text:p>M. GALBIATI</text:p>
          </table:table-cell>
          <table:table-cell office:value-type="float" office:value="-0">
            <text:p>-0</text:p>
          </table:table-cell>
          <table:table-cell office:value-type="string">
            <text:p>GUERINI STUDIO</text:p>
          </table:table-cell>
          <table:table-cell office:value-type="string">
            <text:p>ITA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04474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Automobile: glossario dello stile</text:p>
          </table:table-cell>
          <table:table-cell office:value-type="string">
            <text:p>M. TURINETTO</text:p>
          </table:table-cell>
          <table:table-cell office:value-type="float" office:value="-0">
            <text:p>-0</text:p>
          </table:table-cell>
          <table:table-cell office:value-type="string">
            <text:p>Giorgio Nada Editore</text:p>
          </table:table-cell>
          <table:table-cell office:value-type="string">
            <text:p>ITA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0492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string">
            <text:p>Il <text:s/>Design per i Distretti industriali</text:p>
          </table:table-cell>
          <table:table-cell office:value-type="string">
            <text:p>G. SIMONELLI; MAFFEI S.; (A CURA DI)</text:p>
          </table:table-cell>
          <table:table-cell office:value-type="float" office:value="-0">
            <text:p>-0</text:p>
          </table:table-cell>
          <table:table-cell office:value-type="string">
            <text:p>POLI.design Editore</text:p>
          </table:table-cell>
          <table:table-cell office:value-type="string">
            <text:p>ITA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0499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idattica&amp;design. Prodotti e processi formativi nell'universitÃ  che cambia</text:p>
          </table:table-cell>
          <table:table-cell office:value-type="string">
            <text:p>A. PENATI; ALBERTO SEASSARO</text:p>
          </table:table-cell>
          <table:table-cell office:value-type="float" office:value="-0">
            <text:p>-0</text:p>
          </table:table-cell>
          <table:table-cell office:value-type="string">
            <text:p>polidesign</text:p>
          </table:table-cell>
          <table:table-cell office:value-type="string">
            <text:p>CHE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0556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design tessile, distretti industriali, seta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esign &amp; distretto tessile comasco. Casi studio nel polo del lusso: cravatta, arredo, moda.</text:p>
          </table:table-cell>
          <table:table-cell office:value-type="string">
            <text:p>DE PAOLIS, Roberto; E., Redaelli</text:p>
          </table:table-cell>
          <table:table-cell office:value-type="string">
            <text:p>STAMPA</text:p>
          </table:table-cell>
          <table:table-cell office:value-type="string">
            <text:p>POLI.design</text:p>
          </table:table-cell>
          <table:table-cell office:value-type="string">
            <text:p>ITA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05604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ambient; competitivitÃ ; dfe; lca</text:p>
          </table:table-cell>
          <table:table-cell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Il DfE in impresa. Design for Environment: il progetto di prodotti eco-compatibili</text:p>
          </table:table-cell>
          <table:table-cell office:value-type="string">
            <text:p>R. Mangiarotti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5826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imini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Percorsi nella produzione degli apparecchi dâ€™illuminazione: letture di settore guidate dal design</text:p>
          </table:table-cell>
          <table:table-cell office:value-type="string">
            <text:p>G. Simonelli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58276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Storie di architettura attraverso i sensi</text:p>
          </table:table-cell>
          <table:table-cell office:value-type="string">
            <text:p>A. BARBARA</text:p>
          </table:table-cell>
          <table:table-cell office:value-type="float" office:value="-0">
            <text:p>-0</text:p>
          </table:table-cell>
          <table:table-cell office:value-type="string">
            <text:p>bruno mondadori</text:p>
          </table:table-cell>
          <table:table-cell office:value-type="string">
            <text:p>ITA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7024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Cliostraat</text:p>
          </table:table-cell>
          <table:table-cell office:value-type="string">
            <text:p>A. BARBARA</text:p>
          </table:table-cell>
          <table:table-cell office:value-type="float" office:value="-0">
            <text:p>-0</text:p>
          </table:table-cell>
          <table:table-cell office:value-type="string">
            <text:p>LIBRIA</text:p>
          </table:table-cell>
          <table:table-cell office:value-type="float" office:value="-0">
            <text:p>-0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570242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AUTOMOBILE: GLOSSARIO DELLO STILE</text:p>
          </table:table-cell>
          <table:table-cell office:value-type="string">
            <text:p>M. Turinetto</text:p>
          </table:table-cell>
          <table:table-cell office:value-type="string">
            <text:p>STAMPA</text:p>
          </table:table-cell>
          <table:table-cell office:value-type="string">
            <text:p>Giorgio Nada Editore</text:p>
          </table:table-cell>
          <table:table-cell office:value-type="string">
            <text:p>ITA</text:p>
          </table:table-cell>
          <table:table-cell office:value-type="float" office:value="2000">
            <text:p>2000</text:p>
          </table:table-cell>
          <table:table-cell office:value-type="string">
            <text:p>http://hdl.handle.net/11311/69245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RazionalitÃ  e responsabilitÃ . La fondazione etica dell'epistemologia delle scienze sociali in Max Weber</text:p>
          </table:table-cell>
          <table:table-cell office:value-type="string">
            <text:p>P. VOLONTE'</text:p>
          </table:table-cell>
          <table:table-cell office:value-type="float" office:value="-0">
            <text:p>-0</text:p>
          </table:table-cell>
          <table:table-cell office:value-type="string">
            <text:p>Rubbettino</text:p>
          </table:table-cell>
          <table:table-cell office:value-type="float" office:value="-0">
            <text:p>-0</text:p>
          </table:table-cell>
          <table:table-cell office:value-type="float" office:value="2001">
            <text:p>2001</text:p>
          </table:table-cell>
          <table:table-cell office:value-type="string">
            <text:p>http://hdl.handle.net/11311/50407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OVERIA MANNELLI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Le imprese sociali e i beni culturali</text:p>
          </table:table-cell>
          <table:table-cell office:value-type="string">
            <text:p>P. VOLONTE'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float" office:value="-0">
            <text:p>-0</text:p>
          </table:table-cell>
          <table:table-cell office:value-type="float" office:value="2001">
            <text:p>2001</text:p>
          </table:table-cell>
          <table:table-cell office:value-type="string">
            <text:p>http://hdl.handle.net/11311/50407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4">
            <text:p>4</text:p>
          </table:table-cell>
          <table:table-cell office:value-type="string">
            <text:p>Design for District. Progetti per un distretto</text:p>
          </table:table-cell>
          <table:table-cell office:value-type="string">
            <text:p>G. SIMONELLI; CELASCHI F.; COLLINA L.; (A CURA DI)</text:p>
          </table:table-cell>
          <table:table-cell office:value-type="float" office:value="-0">
            <text:p>-0</text:p>
          </table:table-cell>
          <table:table-cell office:value-type="string">
            <text:p>POLIdesign Editore</text:p>
          </table:table-cell>
          <table:table-cell office:value-type="string">
            <text:p>ITA</text:p>
          </table:table-cell>
          <table:table-cell office:value-type="float" office:value="2001">
            <text:p>2001</text:p>
          </table:table-cell>
          <table:table-cell office:value-type="string">
            <text:p>http://hdl.handle.net/11311/50499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Designing Designers. Training strategies for the third Millennium.</text:p>
          </table:table-cell>
          <table:table-cell office:value-type="string">
            <text:p>G. SIMONELLI; COLLINA L.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string">
            <text:p>ITA</text:p>
          </table:table-cell>
          <table:table-cell office:value-type="float" office:value="2001">
            <text:p>2001</text:p>
          </table:table-cell>
          <table:table-cell office:value-type="string">
            <text:p>http://hdl.handle.net/11311/50500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Metodi e modelli per il trasporto pubblico locale</text:p>
          </table:table-cell>
          <table:table-cell office:value-type="string">
            <text:p>PODESTA' C.; R. MAJA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01">
            <text:p>2001</text:p>
          </table:table-cell>
          <table:table-cell office:value-type="string">
            <text:p>http://hdl.handle.net/11311/50525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Artefatti di transizione: un ossevatorio per il design della comunicazione</text:p>
          </table:table-cell>
          <table:table-cell office:value-type="string">
            <text:p>G. Baule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1">
            <text:p>2001</text:p>
          </table:table-cell>
          <table:table-cell office:value-type="string">
            <text:p>http://hdl.handle.net/11311/557884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Giovane Ã¨ il design. Nodi contemporanei della didattica per il progetto</text:p>
          </table:table-cell>
          <table:table-cell office:value-type="string">
            <text:p>A. Penati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1">
            <text:p>2001</text:p>
          </table:table-cell>
          <table:table-cell office:value-type="string">
            <text:p>http://hdl.handle.net/11311/557897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Materiali per la socirtÃ  dell'informazione: icone, artefatti, tipologie formati</text:p>
          </table:table-cell>
          <table:table-cell office:value-type="string">
            <text:p>G. Baule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float" office:value="-0">
            <text:p>-0</text:p>
          </table:table-cell>
          <table:table-cell office:value-type="float" office:value="2001">
            <text:p>2001</text:p>
          </table:table-cell>
          <table:table-cell office:value-type="string">
            <text:p>http://hdl.handle.net/11311/557906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Una firma per sei. Bernazzoli, Biassoni, Costantini, Veruggio, Luzzati, Piombino</text:p>
          </table:table-cell>
          <table:table-cell office:value-type="string">
            <text:p>M. Piazza</text:p>
          </table:table-cell>
          <table:table-cell office:value-type="float" office:value="-0">
            <text:p>-0</text:p>
          </table:table-cell>
          <table:table-cell office:value-type="string">
            <text:p>Corigraf</text:p>
          </table:table-cell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267043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Genova</text:p>
          </table:table-cell>
          <table:table-cell office:value-type="string">
            <text:p>inter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Il design degli spazi abitativi. La cultura tecnologica della progettazione dagli spazi fissi agli spazi in movimento</text:p>
          </table:table-cell>
          <table:table-cell office:value-type="string">
            <text:p>S. Piardi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27397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Il design degli spazi abitativi. La cultura tecnologica della progettazione dagli spazi fissi agli spazi in movimento</text:p>
          </table:table-cell>
          <table:table-cell office:value-type="string">
            <text:p>S. PIARDI</text:p>
          </table:table-cell>
          <table:table-cell office:value-type="float" office:value="-0">
            <text:p>-0</text:p>
          </table:table-cell>
          <table:table-cell office:value-type="string">
            <text:p>Polidesign</text:p>
          </table:table-cell>
          <table:table-cell office:value-type="string">
            <text:p>ITA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0444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Riflessioni e scenari innovativi nel progetto del punto vendita</text:p>
          </table:table-cell>
          <table:table-cell office:value-type="string">
            <text:p>V. IANNILLI</text:p>
          </table:table-cell>
          <table:table-cell office:value-type="float" office:value="-0">
            <text:p>-0</text:p>
          </table:table-cell>
          <table:table-cell office:value-type="string">
            <text:p>ESCULAPIO</text:p>
          </table:table-cell>
          <table:table-cell office:value-type="string">
            <text:p>ITA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04488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La conoscenza scientifica e tecnologica. I luoghi, le memorie, le tracce</text:p>
          </table:table-cell>
          <table:table-cell office:value-type="string">
            <text:p>M. PARENTE</text:p>
          </table:table-cell>
          <table:table-cell office:value-type="float" office:value="-0">
            <text:p>-0</text:p>
          </table:table-cell>
          <table:table-cell office:value-type="string">
            <text:p>CUEN srl</text:p>
          </table:table-cell>
          <table:table-cell office:value-type="string">
            <text:p>ITA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04489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APOLI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sistema design Campania; design del territorio; design per lo sviluppo locale; design palese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Design e sistema territoriale. Cinque casi studio di successo in Campania.</text:p>
          </table:table-cell>
          <table:table-cell office:value-type="string">
            <text:p>V. CRISTALLO; E. GUIDA; A. MORONE; M. PARENTE</text:p>
          </table:table-cell>
          <table:table-cell office:value-type="float" office:value="-0">
            <text:p>-0</text:p>
          </table:table-cell>
          <table:table-cell office:value-type="string">
            <text:p>Libria</text:p>
          </table:table-cell>
          <table:table-cell office:value-type="string">
            <text:p>ITA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04490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elfi (PZ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Ricerca, Design e sperimentazione per lâ€™innovazione di prodotto nel settore dellâ€™accessorio moda: il caso Mangiameli</text:p>
          </table:table-cell>
          <table:table-cell office:value-type="string">
            <text:p>A. CAPPELLIERI; BERTOLA P.</text:p>
          </table:table-cell>
          <table:table-cell office:value-type="float" office:value="-0">
            <text:p>-0</text:p>
          </table:table-cell>
          <table:table-cell office:value-type="string">
            <text:p>Edizioni Polidesign</text:p>
          </table:table-cell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0459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design della comunicazione ipertestuale</text:p>
          </table:table-cell>
          <table:table-cell office:value-type="string">
            <text:p>M. BERTOLO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string">
            <text:p>ITA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0464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Moda e Design. Nuove trasversalitÃ  progettuali</text:p>
          </table:table-cell>
          <table:table-cell office:value-type="string">
            <text:p>M. TURINETTO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string">
            <text:p>ITA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0492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Milano distretto del design. Un sistema di luoghi, attori e relazioni al servizio dellâ€™innovazione.</text:p>
          </table:table-cell>
          <table:table-cell office:value-type="string">
            <text:p>PAOLA BERTOLA; DANIELA SANGIORGI; G. SIMONELLI</text:p>
          </table:table-cell>
          <table:table-cell office:value-type="float" office:value="-0">
            <text:p>-0</text:p>
          </table:table-cell>
          <table:table-cell office:value-type="string">
            <text:p>Il Sole 24 Ore</text:p>
          </table:table-cell>
          <table:table-cell office:value-type="string">
            <text:p>ITA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0500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RICERCA, DESIGN E SPERIMENTAZIONE PER L'INNOVAZIONE DI PRODOTTO NEL SETTORE DELL'ACCESSORIO MODA</text:p>
          </table:table-cell>
          <table:table-cell office:value-type="string">
            <text:p>A.CAPPELLIERI; P.BERTOLA</text:p>
          </table:table-cell>
          <table:table-cell office:value-type="float" office:value="-0">
            <text:p>-0</text:p>
          </table:table-cell>
          <table:table-cell office:value-type="string">
            <text:p>EDIZIONI POLIDESIGN</text:p>
          </table:table-cell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4979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4">
            <text:p>4</text:p>
          </table:table-cell>
          <table:table-cell office:value-type="string">
            <text:p>Innovare con il Design: il caso del settore dellâ€™illuminazione in Italia</text:p>
          </table:table-cell>
          <table:table-cell office:value-type="string">
            <text:p>F. Zurlo; R. Cagliano; G. Simonelli; R. Verganti</text:p>
          </table:table-cell>
          <table:table-cell office:value-type="float" office:value="-0">
            <text:p>-0</text:p>
          </table:table-cell>
          <table:table-cell office:value-type="string">
            <text:p>Il Sole 24 Ore</text:p>
          </table:table-cell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56908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string">
            <text:p>Tecnologie informatiche e utenza debole</text:p>
          </table:table-cell>
          <table:table-cell office:value-type="string">
            <text:p>G. Andreoni; F. Costa; P. Landoni</text:p>
          </table:table-cell>
          <table:table-cell office:value-type="float" office:value="-0">
            <text:p>-0</text:p>
          </table:table-cell>
          <table:table-cell office:value-type="string">
            <text:p>Il Sole 24 Ore</text:p>
          </table:table-cell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57058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Health Care Design. Il contributo del design nei processi di innovazione nel settore biomedicale</text:p>
          </table:table-cell>
          <table:table-cell office:value-type="string">
            <text:p>F. Costa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55707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human factors; space design; user-centered-design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INDUSTRIAL DESIGN FOR SPACE</text:p>
          </table:table-cell>
          <table:table-cell office:value-type="string">
            <text:p>A. Dominoni</text:p>
          </table:table-cell>
          <table:table-cell office:value-type="float" office:value="-0">
            <text:p>-0</text:p>
          </table:table-cell>
          <table:table-cell office:value-type="string">
            <text:p>Silvana Editoriale</text:p>
          </table:table-cell>
          <table:table-cell office:value-type="float" office:value="-0">
            <text:p>-0</text:p>
          </table:table-cell>
          <table:table-cell office:value-type="float" office:value="2002">
            <text:p>2002</text:p>
          </table:table-cell>
          <table:table-cell office:value-type="string">
            <text:p>http://hdl.handle.net/11311/631008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La fabbrica dei significati solidi. Indagine sulla cultura della scienza</text:p>
          </table:table-cell>
          <table:table-cell office:value-type="string">
            <text:p>P. VOLONTE'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float" office:value="-0">
            <text:p>-0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04073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 luoghi dell'interazione. il progetto del controllo e del comando</text:p>
          </table:table-cell>
          <table:table-cell office:value-type="string">
            <text:p>M. BISSON</text:p>
          </table:table-cell>
          <table:table-cell office:value-type="float" office:value="-0">
            <text:p>-0</text:p>
          </table:table-cell>
          <table:table-cell office:value-type="string">
            <text:p>italian univesity press</text:p>
          </table:table-cell>
          <table:table-cell office:value-type="string">
            <text:p>ITA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0429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PAVI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7">
            <text:p>7</text:p>
          </table:table-cell>
          <table:table-cell office:value-type="string">
            <text:p>TRANS-ALPS A Transport model for decisions on Traffic Management Plans</text:p>
          </table:table-cell>
          <table:table-cell office:value-type="string">
            <text:p>L. STUDER; ARDITI R; MAJA R; PONTI M; SALA G; VERONESI E; JAVICOLI A</text:p>
          </table:table-cell>
          <table:table-cell table:number-columns-repeated="3" office:value-type="float" office:value="-0">
            <text:p>-0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0442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Progettare e costruire imbarcazioni da diporto. Esperienze del Master in Yacht Design del POlitecnico di Milano</text:p>
          </table:table-cell>
          <table:table-cell office:value-type="string">
            <text:p>S. PIARDI</text:p>
          </table:table-cell>
          <table:table-cell office:value-type="float" office:value="-0">
            <text:p>-0</text:p>
          </table:table-cell>
          <table:table-cell office:value-type="string">
            <text:p>Clup</text:p>
          </table:table-cell>
          <table:table-cell office:value-type="string">
            <text:p>ITA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04442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7">
            <text:p>7</text:p>
          </table:table-cell>
          <table:table-cell office:value-type="string">
            <text:p>TRANS-ALPS A Transport model for decisions on Traffic Management Plans</text:p>
          </table:table-cell>
          <table:table-cell office:value-type="string">
            <text:p>STUDER L.; ARDITI R.; JAVICOLI A.; R. MAJA; PONTI M.; SALA G.; VERONESI E.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0525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Texture design. Un percorso basic</text:p>
          </table:table-cell>
          <table:table-cell office:value-type="string">
            <text:p>D. CALABI</text:p>
          </table:table-cell>
          <table:table-cell office:value-type="string">
            <text:p>STAMPA</text:p>
          </table:table-cell>
          <table:table-cell office:value-type="string">
            <text:p>Libreria CLUP scrl</text:p>
          </table:table-cell>
          <table:table-cell office:value-type="string">
            <text:p>ITA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05273</text:p>
          </table:table-cell>
          <table:table-cell office:value-type="string">
            <text:p>TEXTURE DESIGN, BASIC DESIGN, COMUNICAZIONE VISIVA, PERCEZIONE APTICA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Metaprogetto. Riflessioni teoriche ed esperienze didattiche</text:p>
          </table:table-cell>
          <table:table-cell office:value-type="string">
            <text:p>A. Deserti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55791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Design e Innovazione di sistema nel settore alimentare: una ricerca progettuale</text:p>
          </table:table-cell>
          <table:table-cell office:value-type="string">
            <text:p>A. Meroni</text:p>
          </table:table-cell>
          <table:table-cell office:value-type="float" office:value="-0">
            <text:p>-0</text:p>
          </table:table-cell>
          <table:table-cell office:value-type="string">
            <text:p>Edizioni Polidesign</text:p>
          </table:table-cell>
          <table:table-cell office:value-type="float" office:value="-0">
            <text:p>-0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5580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 dei servizi; design dell'interazione; user centred design; tecnologie digitali; comunicazione.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Costruire servizi digitali</text:p>
          </table:table-cell>
          <table:table-cell office:value-type="string">
            <text:p>M. Pillan; S. Sancassani</text:p>
          </table:table-cell>
          <table:table-cell office:value-type="float" office:value="-0">
            <text:p>-0</text:p>
          </table:table-cell>
          <table:table-cell office:value-type="string">
            <text:p>APOGEO</text:p>
          </table:table-cell>
          <table:table-cell office:value-type="float" office:value="-0">
            <text:p>-0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5584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Quale qualitÃ ? Cosa si intende per qualitÃ  d'uso e come Ã¨ possibile verificarla</text:p>
          </table:table-cell>
          <table:table-cell office:value-type="string">
            <text:p>L. Anselmi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55909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Comunicazione coordinata per i beni culturali: 4 progetti italiani</text:p>
          </table:table-cell>
          <table:table-cell office:value-type="string">
            <text:p>Guida F. E.</text:p>
          </table:table-cell>
          <table:table-cell office:value-type="float" office:value="-0">
            <text:p>-0</text:p>
          </table:table-cell>
          <table:table-cell office:value-type="string">
            <text:p>Valentino Editore</text:p>
          </table:table-cell>
          <table:table-cell office:value-type="string">
            <text:p>ITA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565456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asamicciola Terme (NA)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abitare persone tecniche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Nuove specie di spazi</text:p>
          </table:table-cell>
          <table:table-cell office:value-type="string">
            <text:p>S. Piardi; I. FarÃ¨</text:p>
          </table:table-cell>
          <table:table-cell office:value-type="float" office:value="-0">
            <text:p>-0</text:p>
          </table:table-cell>
          <table:table-cell office:value-type="string">
            <text:p>Liguori</text:p>
          </table:table-cell>
          <table:table-cell office:value-type="float" office:value="-0">
            <text:p>-0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65993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apoli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arte ambientale; arte ambientata; ready made; object trouvÃ©; parco di scultura; nouveau rÃ©alisme</text:p>
          </table:table-cell>
          <table:table-cell office:value-type="string">
            <text:p>ita</text:p>
          </table:table-cell>
          <table:table-cell office:value-type="float" office:value="7">
            <text:p>7</text:p>
          </table:table-cell>
          <table:table-cell office:value-type="string">
            <text:p>Il Giardino di Daniel Spoerri</text:p>
          </table:table-cell>
          <table:table-cell office:value-type="string">
            <text:p>A.Mazzanti; I.Beniamino; E.Crispolti; A.Jouffroy; H.Martin; A.Schwarz; D.Spoerri</text:p>
          </table:table-cell>
          <table:table-cell office:value-type="string">
            <text:p>STAMPA</text:p>
          </table:table-cell>
          <table:table-cell office:value-type="string">
            <text:p>Gli Ori</text:p>
          </table:table-cell>
          <table:table-cell office:value-type="string">
            <text:p>ITA</text:p>
          </table:table-cell>
          <table:table-cell office:value-type="float" office:value="2003">
            <text:p>2003</text:p>
          </table:table-cell>
          <table:table-cell office:value-type="string">
            <text:p>http://hdl.handle.net/11311/690853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Prat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interaction design, web design, digital design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a progettazione web. Il design per la rete tra esperienza e interfacce</text:p>
          </table:table-cell>
          <table:table-cell office:value-type="string">
            <text:p>G. Brugnoli</text:p>
          </table:table-cell>
          <table:table-cell office:value-type="string">
            <text:p>STAMPA</text:p>
          </table:table-cell>
          <table:table-cell office:value-type="string">
            <text:p>Edizioni Poli.Design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25534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string">
            <text:p>E-content design - orizzonti di ricerca per la multimedialita' interattiva</text:p>
          </table:table-cell>
          <table:table-cell office:value-type="string">
            <text:p>M. Aureggi; M. Bertolo; M. Pillan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float" office:value="-0">
            <text:p>-0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25789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Lo studio televisivo: macchina luogo metafora. Le professioni della televisione</text:p>
          </table:table-cell>
          <table:table-cell office:value-type="string">
            <text:p>M. Galbiati; F. Galli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float" office:value="-0">
            <text:p>-0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26966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Sociologia. Concetti, metodi, temi di scienze sociali</text:p>
          </table:table-cell>
          <table:table-cell office:value-type="string">
            <text:p>P. VOLONTE'; C. LUNGHI; M. MAGATTI; E. MORA</text:p>
          </table:table-cell>
          <table:table-cell office:value-type="float" office:value="-0">
            <text:p>-0</text:p>
          </table:table-cell>
          <table:table-cell office:value-type="string">
            <text:p>Einaudi scuola</text:p>
          </table:table-cell>
          <table:table-cell office:value-type="float" office:value="-0">
            <text:p>-0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0407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Design &amp; Beni Culturali. La cultura del progetto nella valorizzazione del bene culturale</text:p>
          </table:table-cell>
          <table:table-cell office:value-type="string">
            <text:p>R. TROCCHIANESI; F. CELASCHI</text:p>
          </table:table-cell>
          <table:table-cell office:value-type="float" office:value="-0">
            <text:p>-0</text:p>
          </table:table-cell>
          <table:table-cell office:value-type="string">
            <text:p>Polidesign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0434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Il bit e la tartaruga</text:p>
          </table:table-cell>
          <table:table-cell office:value-type="string">
            <text:p>M. PILLAN; SANCASSANI S.</text:p>
          </table:table-cell>
          <table:table-cell office:value-type="float" office:value="-0">
            <text:p>-0</text:p>
          </table:table-cell>
          <table:table-cell office:value-type="string">
            <text:p>APOGEO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0494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Design Multiverso. Appunti di fenomenologia del design</text:p>
          </table:table-cell>
          <table:table-cell office:value-type="string">
            <text:p>BERTOLA P.; E. MANZINI</text:p>
          </table:table-cell>
          <table:table-cell office:value-type="float" office:value="-0">
            <text:p>-0</text:p>
          </table:table-cell>
          <table:table-cell office:value-type="string">
            <text:p>Edizioni PoliDesign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0506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La cultura del tessuto dalle origini al design contemporaneo</text:p>
          </table:table-cell>
          <table:table-cell office:value-type="string">
            <text:p>M. SOLDATI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32684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Il design delle superfici. I modelli digitali per il disegno industriale</text:p>
          </table:table-cell>
          <table:table-cell office:value-type="string">
            <text:p>F. Brevi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54460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L' impresa dell'innovazione. La gestione strategica della tecnologia nelle Pmi</text:p>
          </table:table-cell>
          <table:table-cell office:value-type="string">
            <text:p>R. Verganti; M. Calderini; P. Garrone; S. Palmieri</text:p>
          </table:table-cell>
          <table:table-cell office:value-type="float" office:value="-0">
            <text:p>-0</text:p>
          </table:table-cell>
          <table:table-cell office:value-type="string">
            <text:p>Il Sole 24 Ore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5450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titanio; anodizzazione; design; colore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Titaniocromie, il titanio e i suoi colori</text:p>
          </table:table-cell>
          <table:table-cell office:value-type="string">
            <text:p>B. Del Curto; M. Pedeferri; V. Rognoli</text:p>
          </table:table-cell>
          <table:table-cell office:value-type="string">
            <text:p>STAMPA</text:p>
          </table:table-cell>
          <table:table-cell office:value-type="string">
            <text:p>Epitesto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5451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Il consumatore che innova</text:p>
          </table:table-cell>
          <table:table-cell office:value-type="string">
            <text:p>S. Palmieri</text:p>
          </table:table-cell>
          <table:table-cell office:value-type="float" office:value="-0">
            <text:p>-0</text:p>
          </table:table-cell>
          <table:table-cell office:value-type="string">
            <text:p>Il Sole 24 Ore</text:p>
          </table:table-cell>
          <table:table-cell office:value-type="float" office:value="-0">
            <text:p>-0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5452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Textile: design e tecnologia</text:p>
          </table:table-cell>
          <table:table-cell office:value-type="string">
            <text:p>R. Frassine; M.G. Soldati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5454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Ricerca progettuale e innovazione: metodi e strumenti del design per innovare i prodotti a media complessitÃ </text:p>
          </table:table-cell>
          <table:table-cell office:value-type="string">
            <text:p>L. Rampino</text:p>
          </table:table-cell>
          <table:table-cell office:value-type="float" office:value="-0">
            <text:p>-0</text:p>
          </table:table-cell>
          <table:table-cell office:value-type="string">
            <text:p>ARACNE editrice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5457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territorio; marketing territoriale; sviluppo urbano; attrattivitÃ ; valore; soddisfazione; fiducia.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Design e Territorio /Design and Territory</text:p>
          </table:table-cell>
          <table:table-cell office:value-type="string">
            <text:p>G. Piccinno</text:p>
          </table:table-cell>
          <table:table-cell office:value-type="float" office:value="-0">
            <text:p>-0</text:p>
          </table:table-cell>
          <table:table-cell office:value-type="string">
            <text:p>Abitare Segesta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56406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rte ambientale; site specific; environment art; scultura ambientata; land art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Sentieri nell'arte Il contemporaneo nel paesaggio toscano</text:p>
          </table:table-cell>
          <table:table-cell office:value-type="string">
            <text:p>A.Mazzanti; E.Crispolti; Bruno CorÃ ; G.Pettena</text:p>
          </table:table-cell>
          <table:table-cell office:value-type="string">
            <text:p>STAMPA</text:p>
          </table:table-cell>
          <table:table-cell office:value-type="string">
            <text:p>Maschietto Editore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64173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valorizzazione dei beni culturali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esign &amp; Beni culturali. La cultura del progetto nella valorizzazione dei beni culturali.</text:p>
          </table:table-cell>
          <table:table-cell office:value-type="string">
            <text:p>F. Celaschi; R. Trocchianesi</text:p>
          </table:table-cell>
          <table:table-cell office:value-type="float" office:value="-0">
            <text:p>-0</text:p>
          </table:table-cell>
          <table:table-cell office:value-type="string">
            <text:p>Polidesign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66765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3">
            <text:p>3</text:p>
          </table:table-cell>
          <table:table-cell office:value-type="string">
            <text:p>MOBILE EMBODIMENTS_New convergences in mobile telephony</text:p>
          </table:table-cell>
          <table:table-cell office:value-type="string">
            <text:p>G.Ceppi; A.Cervini; J.Kayser</text:p>
          </table:table-cell>
          <table:table-cell office:value-type="float" office:value="-0">
            <text:p>-0</text:p>
          </table:table-cell>
          <table:table-cell office:value-type="string">
            <text:p>Interaction Design Institute Ivrea</text:p>
          </table:table-cell>
          <table:table-cell office:value-type="float" office:value="-0">
            <text:p>-0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69213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Trasparenza e prospettiva</text:p>
          </table:table-cell>
          <table:table-cell office:value-type="string">
            <text:p>G.L. CiagÃ ; F. Irace</text:p>
          </table:table-cell>
          <table:table-cell office:value-type="float" office:value="-0">
            <text:p>-0</text:p>
          </table:table-cell>
          <table:table-cell office:value-type="string">
            <text:p>Bolis Edizioni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69233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Azzano S. Paolo (BG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Senza padroni. Storia di un'esperienza cooperativa: il Consorzio Etruria</text:p>
          </table:table-cell>
          <table:table-cell office:value-type="string">
            <text:p>Feraboli, MARIA TERESA; Bianchi, R.</text:p>
          </table:table-cell>
          <table:table-cell office:value-type="string">
            <text:p>STAMPA</text:p>
          </table:table-cell>
          <table:table-cell office:value-type="string">
            <text:p>Edizioni Giunti</text:p>
          </table:table-cell>
          <table:table-cell office:value-type="string">
            <text:p>ITA</text:p>
          </table:table-cell>
          <table:table-cell office:value-type="float" office:value="2004">
            <text:p>2004</text:p>
          </table:table-cell>
          <table:table-cell office:value-type="string">
            <text:p>http://hdl.handle.net/11311/881668</text:p>
          </table:table-cell>
          <table:table-cell office:value-type="string">
            <text:p>Edilizia popolare; edilizia pubblica; archivi di impresa; ricostruzione edilizia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Lâ€™uso della falsa prospettiva come strumento di gestione degli spazi architettonici. La prospettiva nella scenografia di Europa riconosciuta</text:p>
          </table:table-cell>
          <table:table-cell office:value-type="string">
            <text:p>F. Brevi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24393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Requisiti ecosistemici degli edifici residenziali. L'esperienza di Bovisa 90 - La Casa ecologica.</text:p>
          </table:table-cell>
          <table:table-cell office:value-type="string">
            <text:p>S. Pangrazzi; S. Piardi</text:p>
          </table:table-cell>
          <table:table-cell office:value-type="float" office:value="-0">
            <text:p>-0</text:p>
          </table:table-cell>
          <table:table-cell office:value-type="string">
            <text:p>Clup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24582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e Metaprogetto. Teorie, strumenti, pratiche</text:p>
          </table:table-cell>
          <table:table-cell office:value-type="string">
            <text:p>L. Collina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string">
            <text:p>ITA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246723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Movie Design. Scenari progettuali per il design della comunicazione audiovisiva e multimediale</text:p>
          </table:table-cell>
          <table:table-cell office:value-type="string">
            <text:p>M. Galbiati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25042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4">
            <text:p>4</text:p>
          </table:table-cell>
          <table:table-cell office:value-type="string">
            <text:p>Come inventare e progettare alla maniera di Poe. Filosofia della composizione</text:p>
          </table:table-cell>
          <table:table-cell office:value-type="string">
            <text:p>M. Bonfantini; G. Proni; M. Terenzi; S. Zingale</text:p>
          </table:table-cell>
          <table:table-cell office:value-type="float" office:value="-0">
            <text:p>-0</text:p>
          </table:table-cell>
          <table:table-cell office:value-type="string">
            <text:p>Moretti Honegger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25333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ergam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Costruire imbarcazioni da diporto. Esperienze in cantiere.</text:p>
          </table:table-cell>
          <table:table-cell office:value-type="string">
            <text:p>S. Piardi; A. Ratti</text:p>
          </table:table-cell>
          <table:table-cell office:value-type="float" office:value="-0">
            <text:p>-0</text:p>
          </table:table-cell>
          <table:table-cell office:value-type="string">
            <text:p>Clup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25551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DESIGN PER LA COMPETITIVITÃ€. GUIDA PER Lâ€™INNOVAZIONE DEL PRODOTTO CALZATURIERO</text:p>
          </table:table-cell>
          <table:table-cell office:value-type="string">
            <text:p>G. Simonelli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26235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4">
            <text:p>4</text:p>
          </table:table-cell>
          <table:table-cell office:value-type="string">
            <text:p>Progettazione ecocompatibile dell'architettura</text:p>
          </table:table-cell>
          <table:table-cell office:value-type="string">
            <text:p>GROSSO M.; PERETTI S.; S. PIARDI; SCUDO G.</text:p>
          </table:table-cell>
          <table:table-cell office:value-type="float" office:value="-0">
            <text:p>-0</text:p>
          </table:table-cell>
          <table:table-cell office:value-type="string">
            <text:p>Sistemi Editoriali Esselibri</text:p>
          </table:table-cell>
          <table:table-cell office:value-type="string">
            <text:p>ITA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0444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APOLI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MOVIE DESIGN. SCENARI PROGETTUALI PER IL DESIGN DELLA COMUNICAZIONE AUDIOVISIVA E MULTIMEDIALE</text:p>
          </table:table-cell>
          <table:table-cell office:value-type="string">
            <text:p>M. GALBIATI</text:p>
          </table:table-cell>
          <table:table-cell office:value-type="float" office:value="-0">
            <text:p>-0</text:p>
          </table:table-cell>
          <table:table-cell office:value-type="string">
            <text:p>POLIDESIGN</text:p>
          </table:table-cell>
          <table:table-cell office:value-type="string">
            <text:p>ITA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0447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Learning design by design Experience, Poli.design Editore, Milano 2005</text:p>
          </table:table-cell>
          <table:table-cell office:value-type="string">
            <text:p>D. BRUNO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0475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BioDesign: il corpo come luogo del progetto</text:p>
          </table:table-cell>
          <table:table-cell office:value-type="string">
            <text:p>M. CANINA; F. VICENTINI</text:p>
          </table:table-cell>
          <table:table-cell office:value-type="float" office:value="-0">
            <text:p>-0</text:p>
          </table:table-cell>
          <table:table-cell office:value-type="string">
            <text:p>Aracne Editrice</text:p>
          </table:table-cell>
          <table:table-cell office:value-type="string">
            <text:p>ITA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0481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Biorobotica: verso l'Hi Tech design</text:p>
          </table:table-cell>
          <table:table-cell office:value-type="string">
            <text:p>M. CANINA</text:p>
          </table:table-cell>
          <table:table-cell office:value-type="float" office:value="-0">
            <text:p>-0</text:p>
          </table:table-cell>
          <table:table-cell office:value-type="string">
            <text:p>Aracne Editrice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04820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packaging; storia; linguaggi; progetto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Packaging design. Storia, linguaggi, progetto</text:p>
          </table:table-cell>
          <table:table-cell office:value-type="string">
            <text:p>V. BUCCHETTI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0547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4">
            <text:p>4</text:p>
          </table:table-cell>
          <table:table-cell office:value-type="string">
            <text:p>Progettazione ecocompatibile dell' architettura</text:p>
          </table:table-cell>
          <table:table-cell office:value-type="string">
            <text:p>M.Grosso; G. Peretti; S. Piardi; G. Scudo</text:p>
          </table:table-cell>
          <table:table-cell office:value-type="float" office:value="-0">
            <text:p>-0</text:p>
          </table:table-cell>
          <table:table-cell office:value-type="string">
            <text:p>Sistemi Editoriali Esselibri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0577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apoli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Trasporti; Sicurezza; Merci pericolose; Monitoraggio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pecifiche del server della Sala Operativa</text:p>
          </table:table-cell>
          <table:table-cell office:value-type="string">
            <text:p>R. MAJA</text:p>
          </table:table-cell>
          <table:table-cell office:value-type="float" office:value="-0">
            <text:p>-0</text:p>
          </table:table-cell>
          <table:table-cell office:value-type="string">
            <text:p>Politecnico di Milano, Dipartimento IN.D.A.CO.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48337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materiali; espressivo-sensoriale; sensi; design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Materiali per il design: espressivitÃ  e sensorialitÃ </text:p>
          </table:table-cell>
          <table:table-cell office:value-type="string">
            <text:p>V. ROGNOLI; M. LEVI</text:p>
          </table:table-cell>
          <table:table-cell office:value-type="string">
            <text:p>STAMPA</text:p>
          </table:table-cell>
          <table:table-cell office:value-type="string">
            <text:p>Polipress</text:p>
          </table:table-cell>
          <table:table-cell office:value-type="string">
            <text:p>ITA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5378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Be different: il valore attrattivo del brand design nelle imprese moda</text:p>
          </table:table-cell>
          <table:table-cell office:value-type="string">
            <text:p>M. Turinetto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55381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Lâ€™invasione degli Infoprodotti. Riflessioni di design per una tecnologia domotica dal volto umano</text:p>
          </table:table-cell>
          <table:table-cell office:value-type="string">
            <text:p>S. Ferraris; M. Maiocchi</text:p>
          </table:table-cell>
          <table:table-cell office:value-type="float" office:value="-0">
            <text:p>-0</text:p>
          </table:table-cell>
          <table:table-cell office:value-type="string">
            <text:p>Aracne</text:p>
          </table:table-cell>
          <table:table-cell office:value-type="string">
            <text:p>ITA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62900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Habitability in space: Design for Microgravity</text:p>
          </table:table-cell>
          <table:table-cell office:value-type="string">
            <text:p>S. Ferraris</text:p>
          </table:table-cell>
          <table:table-cell office:value-type="float" office:value="-0">
            <text:p>-0</text:p>
          </table:table-cell>
          <table:table-cell office:value-type="string">
            <text:p>Aracne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62901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Modello, informatica e progetto di architettura</text:p>
          </table:table-cell>
          <table:table-cell office:value-type="string">
            <text:p>Crippa, Davide; DI PRETE, Barbara</text:p>
          </table:table-cell>
          <table:table-cell office:value-type="float" office:value="-0">
            <text:p>-0</text:p>
          </table:table-cell>
          <table:table-cell office:value-type="string">
            <text:p>Clup (ristampa 2016 Maggioli)</text:p>
          </table:table-cell>
          <table:table-cell office:value-type="float" office:value="-0">
            <text:p>-0</text:p>
          </table:table-cell>
          <table:table-cell office:value-type="float" office:value="2005">
            <text:p>2005</text:p>
          </table:table-cell>
          <table:table-cell office:value-type="string">
            <text:p>http://hdl.handle.net/11311/98981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Organizzazione e gestione della comunicazione nella pubblica amministrazione</text:p>
          </table:table-cell>
          <table:table-cell office:value-type="string">
            <text:p>M. Figiani</text:p>
          </table:table-cell>
          <table:table-cell office:value-type="float" office:value="-0">
            <text:p>-0</text:p>
          </table:table-cell>
          <table:table-cell office:value-type="string">
            <text:p>Moretti &amp; Vitali editori s.r.l.</text:p>
          </table:table-cell>
          <table:table-cell office:value-type="float" office:value="-0">
            <text:p>-0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24279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ergam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7">
            <text:p>7</text:p>
          </table:table-cell>
          <table:table-cell office:value-type="string">
            <text:p>Trans-Alps: a trasnport model to support the traffic management</text:p>
          </table:table-cell>
          <table:table-cell office:value-type="string">
            <text:p>R. Arditi; R. Javicoli; R. Maja; M. Ponti; G. Sala; L. Studer; E. Veronesi</text:p>
          </table:table-cell>
          <table:table-cell office:value-type="float" office:value="-0">
            <text:p>-0</text:p>
          </table:table-cell>
          <table:table-cell office:value-type="string">
            <text:p>SINA spa</text:p>
          </table:table-cell>
          <table:table-cell office:value-type="float" office:value="-0">
            <text:p>-0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24290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string">
            <text:p>Esercizi di stile</text:p>
          </table:table-cell>
          <table:table-cell office:value-type="string">
            <text:p>S. Ferraris; M. Maiocchi; M. Romero</text:p>
          </table:table-cell>
          <table:table-cell office:value-type="float" office:value="-0">
            <text:p>-0</text:p>
          </table:table-cell>
          <table:table-cell office:value-type="string">
            <text:p>Clup</text:p>
          </table:table-cell>
          <table:table-cell office:value-type="float" office:value="-0">
            <text:p>-0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24894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RURAL LANDSCAPE AND ARCHITECTURAL QUALITY Raccomandazioni per una nuova qualitÃ  urbana</text:p>
          </table:table-cell>
          <table:table-cell office:value-type="string">
            <text:p>G. AMORUSO; R. MINGUCCI</text:p>
          </table:table-cell>
          <table:table-cell office:value-type="float" office:value="-0">
            <text:p>-0</text:p>
          </table:table-cell>
          <table:table-cell office:value-type="string">
            <text:p>Patron Editore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04160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L'Architettura dei Fari Italiani / The Architecture of Italian Lighthouses</text:p>
          </table:table-cell>
          <table:table-cell office:value-type="string">
            <text:p>C. BARTOLOMEI; G. AMORUSO</text:p>
          </table:table-cell>
          <table:table-cell office:value-type="float" office:value="-0">
            <text:p>-0</text:p>
          </table:table-cell>
          <table:table-cell office:value-type="string">
            <text:p>Alinea Editrice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0416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variazioni sul colore</text:p>
          </table:table-cell>
          <table:table-cell office:value-type="string">
            <text:p>Bisson, Mario; Cristina, Boer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0429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3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nimazione interattiva</text:p>
            <text:p/>
            <text:p>Computer Grafica</text:p>
            <text:p/>
            <text:p>Programmazione</text:p>
            <text:p/>
            <text:p>Multimedia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Flash! Percorso guidato per le animazioni interattive</text:p>
          </table:table-cell>
          <table:table-cell office:value-type="string">
            <text:p>M. BERTOLO; DE LUCA V; GRASSI A; LOCHIS G</text:p>
          </table:table-cell>
          <table:table-cell office:value-type="float" office:value="-0">
            <text:p>-0</text:p>
          </table:table-cell>
          <table:table-cell office:value-type="string">
            <text:p>Pearson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0464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Strategia d'impresa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Relazioni produttive. Design e strategia nell'impresa contemporanea</text:p>
          </table:table-cell>
          <table:table-cell office:value-type="string">
            <text:p>C. Cautela; F.Zurlo</text:p>
          </table:table-cell>
          <table:table-cell office:value-type="float" office:value="-0">
            <text:p>-0</text:p>
          </table:table-cell>
          <table:table-cell office:value-type="string">
            <text:p>Aracne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4797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Il trasporto delle merci pericolose in galleria</text:p>
          </table:table-cell>
          <table:table-cell office:value-type="string">
            <text:p>R. MAJA; G. RAINOLDI; D. ROMANÃ’; R. SALIMBENI</text:p>
          </table:table-cell>
          <table:table-cell office:value-type="float" office:value="-0">
            <text:p>-0</text:p>
          </table:table-cell>
          <table:table-cell office:value-type="string">
            <text:p>Politecnico di Milano - Dipartimento IN.D.A.CO.</text:p>
          </table:table-cell>
          <table:table-cell office:value-type="float" office:value="-0">
            <text:p>-0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4831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Trasporti; Reti europee; Costi di trasporto; SostenibilitÃ ; Tariffazione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External Cost Assessment In Transalpine Corridors</text:p>
          </table:table-cell>
          <table:table-cell office:value-type="string">
            <text:p>R. MAJA; D. ROMANÃ’</text:p>
          </table:table-cell>
          <table:table-cell office:value-type="float" office:value="-0">
            <text:p>-0</text:p>
          </table:table-cell>
          <table:table-cell office:value-type="string">
            <text:p>Politecnico di Milano, Dipartimento IN.D.A.CO.</text:p>
          </table:table-cell>
          <table:table-cell office:value-type="float" office:value="-0">
            <text:p>-0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4832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conoscenza; metodologia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Sistemi conoscitivi per il design: una proposta metodologica</text:p>
          </table:table-cell>
          <table:table-cell office:value-type="string">
            <text:p>P. Ciuccarelli; P. Innocenti</text:p>
          </table:table-cell>
          <table:table-cell office:value-type="float" office:value="-0">
            <text:p>-0</text:p>
          </table:table-cell>
          <table:table-cell office:value-type="string">
            <text:p>Poli.Design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5446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Invisibile <text:s/>Architecure. Experiencing Places through the Sense of Smell</text:p>
          </table:table-cell>
          <table:table-cell office:value-type="string">
            <text:p>A. Barbara; A. Perliss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7023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Architetture invisibili. L'esperienza dei luoghi attraverso gli odori</text:p>
          </table:table-cell>
          <table:table-cell office:value-type="string">
            <text:p>Barbara A.; Perliss A.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57024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Invisible Architectures. Invisibili. Experiencing Places through the Sense of Smell</text:p>
          </table:table-cell>
          <table:table-cell office:value-type="string">
            <text:p>A. BARBARA; A. PERLISS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64153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Housing Contemporary Interiors</text:p>
          </table:table-cell>
          <table:table-cell office:value-type="string">
            <text:p>eng</text:p>
          </table:table-cell>
          <table:table-cell office:value-type="float" office:value="3">
            <text:p>3</text:p>
          </table:table-cell>
          <table:table-cell office:value-type="string">
            <text:p>Advanced Living Scenarios. Contemporary trends.</text:p>
          </table:table-cell>
          <table:table-cell office:value-type="string">
            <text:p>G. Bosoni; M. Manfredini; S. Piardi</text:p>
          </table:table-cell>
          <table:table-cell office:value-type="float" office:value="-0">
            <text:p>-0</text:p>
          </table:table-cell>
          <table:table-cell office:value-type="string">
            <text:p>Virus Ed.</text:p>
          </table:table-cell>
          <table:table-cell office:value-type="float" office:value="-0">
            <text:p>-0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65993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comunicazione; identitÃ  urbana</text:p>
          </table:table-cell>
          <table:table-cell office:value-type="string">
            <text:p>ita</text:p>
          </table:table-cell>
          <table:table-cell office:value-type="float" office:value="7">
            <text:p>7</text:p>
          </table:table-cell>
          <table:table-cell office:value-type="string">
            <text:p>Visual and Haptic Urban Design</text:p>
          </table:table-cell>
          <table:table-cell office:value-type="string">
            <text:p>M. Bisson; C. Boeri; D. Calabi; M. Ceconello; M. Parente; R. Trocchianesi; G. Vignati</text:p>
          </table:table-cell>
          <table:table-cell office:value-type="float" office:value="-0">
            <text:p>-0</text:p>
          </table:table-cell>
          <table:table-cell office:value-type="string">
            <text:p>Libreria Clup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66765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4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Esercizi di stile, Esperimenti di trasposizione stilistica nel </text:p>
            <text:p/>
            <text:p>design della comunicazione.</text:p>
          </table:table-cell>
          <table:table-cell office:value-type="string">
            <text:p>M. Romero; M. Maiocchi; S. Ferraris</text:p>
          </table:table-cell>
          <table:table-cell office:value-type="string">
            <text:p>STAMPA</text:p>
          </table:table-cell>
          <table:table-cell office:value-type="string">
            <text:p>Libreria Clup</text:p>
          </table:table-cell>
          <table:table-cell office:value-type="string">
            <text:p>ITA</text:p>
          </table:table-cell>
          <table:table-cell office:value-type="float" office:value="2006">
            <text:p>2006</text:p>
          </table:table-cell>
          <table:table-cell office:value-type="string">
            <text:p>http://hdl.handle.net/11311/68648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certificazione eucip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EUCIP Guida alla certificazione per professionisti IT</text:p>
          </table:table-cell>
          <table:table-cell office:value-type="string">
            <text:p>Bigini, G.; Brambilla, M.; C, Cappiello; Rizzo, F.</text:p>
          </table:table-cell>
          <table:table-cell office:value-type="string">
            <text:p>STAMPA</text:p>
          </table:table-cell>
          <table:table-cell office:value-type="string">
            <text:p>Tecniche Nuove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1054598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IT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Moda e design: il progetto dell'eccellenza</text:p>
          </table:table-cell>
          <table:table-cell office:value-type="string">
            <text:p>A. Cappellier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4760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Sinestesia e progetto</text:p>
          </table:table-cell>
          <table:table-cell office:value-type="string">
            <text:p>D. Ricco'</text:p>
          </table:table-cell>
          <table:table-cell office:value-type="float" office:value="-0">
            <text:p>-0</text:p>
          </table:table-cell>
          <table:table-cell office:value-type="string">
            <text:p>AIAP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50878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Una politica per i trasporti italiani</text:p>
          </table:table-cell>
          <table:table-cell office:value-type="string">
            <text:p>P. Beria; S. Erba; M. Ponti</text:p>
          </table:table-cell>
          <table:table-cell office:value-type="float" office:value="-0">
            <text:p>-0</text:p>
          </table:table-cell>
          <table:table-cell office:value-type="string">
            <text:p>Laterza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5569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INF</text:p>
          </table:table-cell>
          <table:table-cell office:value-type="string">
            <text:p>eng</text:p>
          </table:table-cell>
          <table:table-cell office:value-type="float" office:value="5">
            <text:p>5</text:p>
          </table:table-cell>
          <table:table-cell office:value-type="string">
            <text:p>Eucip - EUCIP - Guida alla certificazione per il professionista IT</text:p>
          </table:table-cell>
          <table:table-cell office:value-type="string">
            <text:p>G. Bigini; M. Brambilla; C. Cappiello; P. Plebani; F. Rizzo</text:p>
          </table:table-cell>
          <table:table-cell office:value-type="float" office:value="-0">
            <text:p>-0</text:p>
          </table:table-cell>
          <table:table-cell office:value-type="string">
            <text:p>Tecniche Nuove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5632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Design e innovazione. Strumenti e pratiche per la ricerca applicata</text:p>
          </table:table-cell>
          <table:table-cell office:value-type="string">
            <text:p>F. Celaschi; A. Deserti</text:p>
          </table:table-cell>
          <table:table-cell office:value-type="float" office:value="-0">
            <text:p>-0</text:p>
          </table:table-cell>
          <table:table-cell office:value-type="string">
            <text:p>Carocci Editore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5642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Textile Design</text:p>
          </table:table-cell>
          <table:table-cell office:value-type="string">
            <text:p>R. Frassine; M. Rubertelli; M. Soldat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65843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DurabilitÃ  e scadenza nella comunicazione di prodotto</text:p>
          </table:table-cell>
          <table:table-cell office:value-type="string">
            <text:p>V. Bucchetti; E. Ciravegna</text:p>
          </table:table-cell>
          <table:table-cell office:value-type="float" office:value="-0">
            <text:p>-0</text:p>
          </table:table-cell>
          <table:table-cell office:value-type="string">
            <text:p>Dativo Editore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7405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 management; design thinking; design tools; metaprogetto</text:p>
          </table:table-cell>
          <table:table-cell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Strumenti di design management</text:p>
          </table:table-cell>
          <table:table-cell office:value-type="string">
            <text:p>C. Cautela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7406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;chi;eng</text:p>
          </table:table-cell>
          <table:table-cell office:value-type="float" office:value="2">
            <text:p>2</text:p>
          </table:table-cell>
          <table:table-cell office:value-type="string">
            <text:p>Design per la sostenibilitÃ  ambientale. Design for environmental sustainability</text:p>
          </table:table-cell>
          <table:table-cell office:value-type="string">
            <text:p>C. Vezzoli; E. Manzini</text:p>
          </table:table-cell>
          <table:table-cell office:value-type="float" office:value="-0">
            <text:p>-0</text:p>
          </table:table-cell>
          <table:table-cell office:value-type="string">
            <text:p>Zanichelli, National Defence Industry Press, Springer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7406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, Pechino, Londr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5">
            <text:p>5</text:p>
          </table:table-cell>
          <table:table-cell office:value-type="string">
            <text:p>Next architetti. Paesaggi ralazionali</text:p>
          </table:table-cell>
          <table:table-cell office:value-type="string">
            <text:p>E. Avallone; G. Forte; S. Orsi; G. Pierluisi; A. Sciolari</text:p>
          </table:table-cell>
          <table:table-cell office:value-type="float" office:value="-0">
            <text:p>-0</text:p>
          </table:table-cell>
          <table:table-cell office:value-type="string">
            <text:p>Edilstampa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274272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Rethinking the city. Projects for a new urban quality La rappresentazione del paesaggio urbano</text:p>
          </table:table-cell>
          <table:table-cell office:value-type="string">
            <text:p>G. AMORUSO; R. MINGUCCI</text:p>
          </table:table-cell>
          <table:table-cell office:value-type="float" office:value="-0">
            <text:p>-0</text:p>
          </table:table-cell>
          <table:table-cell office:value-type="string">
            <text:p>Alinea Editrice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04162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4" office:value-type="float" office:value="-0">
            <text:p>-0</text:p>
          </table:table-cell>
          <table:table-cell office:value-type="float" office:value="3">
            <text:p>3</text:p>
          </table:table-cell>
          <table:table-cell office:value-type="string">
            <text:p>Innovazione e Riqualificazione Urbana</text:p>
          </table:table-cell>
          <table:table-cell office:value-type="string">
            <text:p>R. MINGUCCI; C. BARTOLOMEI; G. AMORUSO</text:p>
          </table:table-cell>
          <table:table-cell office:value-type="float" office:value="-0">
            <text:p>-0</text:p>
          </table:table-cell>
          <table:table-cell office:value-type="string">
            <text:p>IAL Emilia Romagna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04163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L'Architettura dei Fari Italiani - The Architecture of Italian Lighthouses. Sardegna, vol. 3</text:p>
          </table:table-cell>
          <table:table-cell office:value-type="string">
            <text:p>C. BARTOLOMEI; G. AMORUSO</text:p>
          </table:table-cell>
          <table:table-cell office:value-type="float" office:value="-0">
            <text:p>-0</text:p>
          </table:table-cell>
          <table:table-cell office:value-type="string">
            <text:p>Alinea Editrice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04164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Moda e Design: il progetto dell'eccellenza</text:p>
          </table:table-cell>
          <table:table-cell office:value-type="string">
            <text:p>A. CAPPELLIER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0458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Gioiello Italiano Contemporaneo, tecniche e materiali tra arte e design</text:p>
          </table:table-cell>
          <table:table-cell office:value-type="string">
            <text:p>A. CAPPELLIERI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0458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Sussidiario di semiotica. In dieci lezioni e duecento immagini</text:p>
          </table:table-cell>
          <table:table-cell office:value-type="string">
            <text:p>S. ZINGALE; BONFANTINI M.A; BRAMATI J</text:p>
          </table:table-cell>
          <table:table-cell office:value-type="float" office:value="-0">
            <text:p>-0</text:p>
          </table:table-cell>
          <table:table-cell office:value-type="string">
            <text:p>ATÃ¬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0472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urabilitÃ  e scadenza nella comunicazione di prodotto</text:p>
          </table:table-cell>
          <table:table-cell office:value-type="string">
            <text:p>V. BUCCHETTI; CIRAVEGNA ERIK</text:p>
          </table:table-cell>
          <table:table-cell office:value-type="float" office:value="-0">
            <text:p>-0</text:p>
          </table:table-cell>
          <table:table-cell office:value-type="string">
            <text:p>DATIVO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05478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Introduzione ai sistemi di trasporto</text:p>
          </table:table-cell>
          <table:table-cell office:value-type="string">
            <text:p>BERIA P; PONTI M.</text:p>
          </table:table-cell>
          <table:table-cell office:value-type="float" office:value="-0">
            <text:p>-0</text:p>
          </table:table-cell>
          <table:table-cell office:value-type="string">
            <text:p>Pitagora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46153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Trasporti; Sicurezza; Merci pericolose; Monitoraggio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Individuazione degli itinerari Origine-Destinazione di maggior interesse per la sperimentazione</text:p>
          </table:table-cell>
          <table:table-cell office:value-type="string">
            <text:p>R. MAJA; G. RAINOLDI; G. MARCHIONNI; D. ROMANÃ’</text:p>
          </table:table-cell>
          <table:table-cell office:value-type="float" office:value="-0">
            <text:p>-0</text:p>
          </table:table-cell>
          <table:table-cell office:value-type="string">
            <text:p>Politecnico di Milano, Dipartimento IN.D.A.CO.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4835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FASHION; RETAIL; ACCESSORIES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MODA E DESIGN: IL PROGETTO DELL'ECCELLENZA</text:p>
          </table:table-cell>
          <table:table-cell office:value-type="string">
            <text:p>A.CAPPELLIER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4977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ANTONIO CITTERIO: ARCHITECTURE AND DESIGN</text:p>
          </table:table-cell>
          <table:table-cell office:value-type="string">
            <text:p>A.CAPPELLIERI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4978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System design for sustainability. Theory, methods and tools for a sustainable â€œsatisfaction-systemâ€ design</text:p>
          </table:table-cell>
          <table:table-cell office:value-type="string">
            <text:p>C. Vezzoli</text:p>
          </table:table-cell>
          <table:table-cell office:value-type="float" office:value="-0">
            <text:p>-0</text:p>
          </table:table-cell>
          <table:table-cell office:value-type="string">
            <text:p>Maggioli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5155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Relazionale; progetto; architettura; design; paesaggio; disegni; progetti; nextarchitetti</text:p>
          </table:table-cell>
          <table:table-cell office:value-type="string">
            <text:p>eng;ita</text:p>
          </table:table-cell>
          <table:table-cell office:value-type="float" office:value="5">
            <text:p>5</text:p>
          </table:table-cell>
          <table:table-cell office:value-type="string">
            <text:p>Nextarchitetti. Paesaggi relazionali.</text:p>
          </table:table-cell>
          <table:table-cell office:value-type="string">
            <text:p>E. Avallone; G. Forte; S. Orsi; G. Pierluisi; A. Sciolari</text:p>
          </table:table-cell>
          <table:table-cell office:value-type="float" office:value="-0">
            <text:p>-0</text:p>
          </table:table-cell>
          <table:table-cell office:value-type="string">
            <text:p>Edilstampa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7219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earing Environment. nuovi scenari per il progetto degli spazi della formazione.</text:p>
          </table:table-cell>
          <table:table-cell office:value-type="string">
            <text:p>Biamonti, Alessandro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75039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Web experience; Web; Esperienza; Digitale; Metaprogetto</text:p>
          </table:table-cell>
          <table:table-cell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Web Experience. L'ambiente informativo come neoluogo della comunicazione</text:p>
          </table:table-cell>
          <table:table-cell office:value-type="string">
            <text:p>U. Tolino</text:p>
          </table:table-cell>
          <table:table-cell office:value-type="float" office:value="-0">
            <text:p>-0</text:p>
          </table:table-cell>
          <table:table-cell office:value-type="string">
            <text:p>Aracne Editrice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59648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spazio; innovazione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Design per lo spazio, ricerca e innovazione</text:p>
          </table:table-cell>
          <table:table-cell office:value-type="string">
            <text:p>S. Ferraris; M. Aguzzi</text:p>
          </table:table-cell>
          <table:table-cell office:value-type="float" office:value="-0">
            <text:p>-0</text:p>
          </table:table-cell>
          <table:table-cell office:value-type="string">
            <text:p>Aracne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62900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simbolismo; estetismo; ideismo; idealismo; estetic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imbolismo italiano fra arte e critica Mario de Maria e Angelo Conti</text:p>
          </table:table-cell>
          <table:table-cell office:value-type="string">
            <text:p>A.Mazzanti</text:p>
          </table:table-cell>
          <table:table-cell office:value-type="float" office:value="-0">
            <text:p>-0</text:p>
          </table:table-cell>
          <table:table-cell office:value-type="string">
            <text:p>Le Lettere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64134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Innovazione; design diven innovation; processi progettuali; sistema prodotto-servizio; design e marca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esign e innovazione</text:p>
          </table:table-cell>
          <table:table-cell office:value-type="string">
            <text:p>Flaviano Celaschi; Alessandro Deserti</text:p>
          </table:table-cell>
          <table:table-cell office:value-type="float" office:value="-0">
            <text:p>-0</text:p>
          </table:table-cell>
          <table:table-cell office:value-type="string">
            <text:p>Carocci</text:p>
          </table:table-cell>
          <table:table-cell office:value-type="float" office:value="-0">
            <text:p>-0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64412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Semiotica; Immagini; Interpretazione; Inferenze; Modi espressione; Narrazione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Sussidiario di semiotica in dieci lezioni e duecento immagini</text:p>
          </table:table-cell>
          <table:table-cell office:value-type="string">
            <text:p>M.A. BONFANTINI; J. BRAMATI; S.ZINGALE</text:p>
          </table:table-cell>
          <table:table-cell office:value-type="string">
            <text:p>STAMPA</text:p>
          </table:table-cell>
          <table:table-cell office:value-type="string">
            <text:p>ATÃ¬ Editore</text:p>
          </table:table-cell>
          <table:table-cell office:value-type="string">
            <text:p>ITA</text:p>
          </table:table-cell>
          <table:table-cell office:value-type="float" office:value="2007">
            <text:p>2007</text:p>
          </table:table-cell>
          <table:table-cell office:value-type="string">
            <text:p>http://hdl.handle.net/11311/69130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fashion; cultural production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Vita da stilista. Il ruolo sociale del fashion designer</text:p>
          </table:table-cell>
          <table:table-cell office:value-type="string">
            <text:p>P. VOLONTE'</text:p>
          </table:table-cell>
          <table:table-cell office:value-type="float" office:value="-0">
            <text:p>-0</text:p>
          </table:table-cell>
          <table:table-cell office:value-type="string">
            <text:p>Bruno Mondadori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408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Il campo sociale della fisica particellare in Italia. Uno studio sociologico</text:p>
          </table:table-cell>
          <table:table-cell office:value-type="string">
            <text:p>BELLOTTI E; BELTRAME L; P. VOLONTE'</text:p>
          </table:table-cell>
          <table:table-cell office:value-type="float" office:value="-0">
            <text:p>-0</text:p>
          </table:table-cell>
          <table:table-cell office:value-type="string">
            <text:p>Bozen-Bolzano University Press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408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Z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string">
            <text:p>SÃ¬, ma tipo non specificato</text:p>
          </table:table-cell>
          <table:table-cell office:value-type="string">
            <text:p>03.1 Monografia o trattato scientifico</text:p>
          </table:table-cell>
          <table:table-cell office:value-type="string">
            <text:p>smart materials; design; sperimentazione progettuale; performance tecnologica; innovazioni tecnologiche; innovazioni scientifiche; macroinvenzioni; microinvenzioni; paradigmi tecnico-produttivi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Materiali intelligenti, sensibili, interattivi. 02 materiali per il design</text:p>
          </table:table-cell>
          <table:table-cell office:value-type="string">
            <text:p>M. CARDILLO ; M. FERRARA</text:p>
          </table:table-cell>
          <table:table-cell office:value-type="string">
            <text:p>STAMPA</text:p>
          </table:table-cell>
          <table:table-cell office:value-type="string">
            <text:p>Lupetti editori di comunicazion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450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ron arad; alba cappellieri; design; arte; architettura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Ron Arad: arte, architettura, design.</text:p>
          </table:table-cell>
          <table:table-cell office:value-type="string">
            <text:p>A. CAPPELLIERI</text:p>
          </table:table-cell>
          <table:table-cell office:value-type="float" office:value="-0">
            <text:p>-0</text:p>
          </table:table-cell>
          <table:table-cell office:value-type="string">
            <text:p>MondadoriArt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459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eonardo; Disegni; Musei francesi; collezionismo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I disegni di Leonardo da Vinci e della sua cerchia nelle collezioni pubbliche in Francia</text:p>
          </table:table-cell>
          <table:table-cell office:value-type="string">
            <text:p>MARANI; P. MARANI</text:p>
          </table:table-cell>
          <table:table-cell office:value-type="float" office:value="-0">
            <text:p>-0</text:p>
          </table:table-cell>
          <table:table-cell office:value-type="string">
            <text:p>GIUNTI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469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finanza; cultura; design; politica; architettura; speculazioni; fondi investimento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ultura, finanza, politica: verso una nuova speranza progettuale</text:p>
          </table:table-cell>
          <table:table-cell office:value-type="string">
            <text:p>D. BRUNO</text:p>
          </table:table-cell>
          <table:table-cell office:value-type="float" office:value="-0">
            <text:p>-0</text:p>
          </table:table-cell>
          <table:table-cell office:value-type="string">
            <text:p>Aracn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475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 di mod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Oltre la moda. Storia del progetto Moda</text:p>
          </table:table-cell>
          <table:table-cell office:value-type="string">
            <text:p>G. CONTI</text:p>
          </table:table-cell>
          <table:table-cell office:value-type="float" office:value="-0">
            <text:p>-0</text:p>
          </table:table-cell>
          <table:table-cell office:value-type="string">
            <text:p>Pitagora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481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Innovazione; Made in Italy; Processo produttivo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NUOVE TRADIZIONI Methodology, Style, Coherence</text:p>
          </table:table-cell>
          <table:table-cell office:value-type="string">
            <text:p>M. TURINETTO</text:p>
          </table:table-cell>
          <table:table-cell office:value-type="float" office:value="-0">
            <text:p>-0</text:p>
          </table:table-cell>
          <table:table-cell office:value-type="string">
            <text:p>LUPETTI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493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USSO NECESSARIO Trasformare prodotti e servizi in brand alto di gamma</text:p>
          </table:table-cell>
          <table:table-cell office:value-type="string">
            <text:p>M. TURINETTO; GANDINI C</text:p>
          </table:table-cell>
          <table:table-cell office:value-type="float" office:value="-0">
            <text:p>-0</text:p>
          </table:table-cell>
          <table:table-cell office:value-type="string">
            <text:p>LUPETTI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493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inter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 for Sustainability; Life Cycle Design; Eco-design.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Design for environmental sustainability</text:p>
          </table:table-cell>
          <table:table-cell office:value-type="string">
            <text:p>C. VEZZOLI; E. MANZINI</text:p>
          </table:table-cell>
          <table:table-cell office:value-type="float" office:value="-0">
            <text:p>-0</text:p>
          </table:table-cell>
          <table:table-cell office:value-type="string">
            <text:p>Springer</text:p>
          </table:table-cell>
          <table:table-cell office:value-type="string">
            <text:p>GBR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502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LONDON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ndustrial design: latitudine e longitudine. Una prima lezione</text:p>
          </table:table-cell>
          <table:table-cell office:value-type="string">
            <text:p>M. TONELLI</text:p>
          </table:table-cell>
          <table:table-cell office:value-type="float" office:value="-0">
            <text:p>-0</text:p>
          </table:table-cell>
          <table:table-cell office:value-type="string">
            <text:p>Firenze University Press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528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rte contemporanea; Design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tinerari. Opere, progetti, prodotti tra arte e design</text:p>
          </table:table-cell>
          <table:table-cell office:value-type="string">
            <text:p>L. Guerrini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534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esign, UniversitÃ  e Industria. Il ruolo del disegno industriale nel rapporto tra percorsi formativi e mondo delle imprese</text:p>
          </table:table-cell>
          <table:table-cell office:value-type="string">
            <text:p>Palmieri, S.; Lavizzari F.</text:p>
          </table:table-cell>
          <table:table-cell office:value-type="float" office:value="-0">
            <text:p>-0</text:p>
          </table:table-cell>
          <table:table-cell office:value-type="string">
            <text:p>Aracne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583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Sinestesia; SensorialitÃ ; Design della comunicazione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entire il design. Sinestesie nel progetto di comunicazione</text:p>
          </table:table-cell>
          <table:table-cell office:value-type="string">
            <text:p>D. RICCO'</text:p>
          </table:table-cell>
          <table:table-cell office:value-type="float" office:value="-0">
            <text:p>-0</text:p>
          </table:table-cell>
          <table:table-cell office:value-type="string">
            <text:p>Carocci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0602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rchivi; Fotografia; Ricerca; Triennale di Milano</text:p>
          </table:table-cell>
          <table:table-cell office:value-type="string">
            <text:p>eng</text:p>
          </table:table-cell>
          <table:table-cell office:value-type="float" office:value="3">
            <text:p>3</text:p>
          </table:table-cell>
          <table:table-cell office:value-type="string">
            <text:p>VIAGGIARE CON LA MODA The Travel Diaries of Elsa Haertter</text:p>
          </table:table-cell>
          <table:table-cell office:value-type="string">
            <text:p>M. TURINETTO; F. RODITI; A. HONEGGER</text:p>
          </table:table-cell>
          <table:table-cell office:value-type="float" office:value="-0">
            <text:p>-0</text:p>
          </table:table-cell>
          <table:table-cell office:value-type="string">
            <text:p>WALKING FASHION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3251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UDIN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percezione; archivio; luce; colore; arte; design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Light Art. Considerazioni per un archivio dedicato all'arte della luce.</text:p>
          </table:table-cell>
          <table:table-cell office:value-type="string">
            <text:p>Bisson, Mario; Boeri, Cristina; Calabi, DANIELA ANNA</text:p>
          </table:table-cell>
          <table:table-cell office:value-type="string">
            <text:p>STAMPA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3268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'ARCANGELO DI ROMAGN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della Luce. Fondamenti ed esperienze nel progetto della luce per gli esseri umani</text:p>
          </table:table-cell>
          <table:table-cell office:value-type="string">
            <text:p>Rossi, Maurizio</text:p>
          </table:table-cell>
          <table:table-cell office:value-type="string">
            <text:p>STAMPA</text:p>
          </table:table-cell>
          <table:table-cell office:value-type="string">
            <text:p>Maggioli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535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a Didattica del Design della Comunicazione. Modelli per la formazione di base</text:p>
          </table:table-cell>
          <table:table-cell office:value-type="string">
            <text:p>Caratti, Elena</text:p>
          </table:table-cell>
          <table:table-cell office:value-type="string">
            <text:p>STAMPA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5406</text:p>
          </table:table-cell>
          <table:table-cell office:value-type="string">
            <text:p>Didattica di Base, Design Della Comunicazione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creativity; design practices; design innovation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CREATIVE DESIGN PRACTICES. THE CREATIVE PROCESS IN PRODUCT DESIGN AND ENVIRONMENT FOR EDUCATIONAL</text:p>
          </table:table-cell>
          <table:table-cell office:value-type="string">
            <text:p>A. Dominoni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540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3">
            <text:p>3</text:p>
          </table:table-cell>
          <table:table-cell office:value-type="string">
            <text:p>OverBank. Appunti e visioni sulla banca del futuro degli studenti del Politecnico di Milano</text:p>
          </table:table-cell>
          <table:table-cell office:value-type="string">
            <text:p>Giovanni Maria Conti; Chiara Gazzi; Claudia Manesso</text:p>
          </table:table-cell>
          <table:table-cell office:value-type="float" office:value="-0">
            <text:p>-0</text:p>
          </table:table-cell>
          <table:table-cell office:value-type="string">
            <text:p>Grafiche Aurora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547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ro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 strategico; Cina; PMI; internazionalizzazione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Brand Italia Cercasi. PerchÃ© sono pochi i brand italiani in Cina</text:p>
          </table:table-cell>
          <table:table-cell office:value-type="string">
            <text:p>F. Zurlo; M. Mortati</text:p>
          </table:table-cell>
          <table:table-cell office:value-type="float" office:value="-0">
            <text:p>-0</text:p>
          </table:table-cell>
          <table:table-cell office:value-type="string">
            <text:p>Edizioni POLI.design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598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Ottocento italiano e smalti di Limoges. La produzione dellâ€™atelier PÃ©nicaud tra revival, collezionismo e arti industriali</text:p>
          </table:table-cell>
          <table:table-cell office:value-type="string">
            <text:p>P. Cordera</text:p>
          </table:table-cell>
          <table:table-cell office:value-type="float" office:value="-0">
            <text:p>-0</text:p>
          </table:table-cell>
          <table:table-cell office:value-type="string">
            <text:p>LoGisma editor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6960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icchio (Firenze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l progetto dell'identitÃ  di marca nel punto vendita</text:p>
          </table:table-cell>
          <table:table-cell office:value-type="string">
            <text:p>G. Gerosa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737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Architettura degli Interni; design degli interni; design; hotel; albergo; contract design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nterni Ospitali</text:p>
          </table:table-cell>
          <table:table-cell office:value-type="string">
            <text:p>F. Scullica</text:p>
          </table:table-cell>
          <table:table-cell office:value-type="float" office:value="-0">
            <text:p>-0</text:p>
          </table:table-cell>
          <table:table-cell office:value-type="string">
            <text:p>Maggioli Editore,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767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â€™Arcangelo di Romagna (Rimini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della comunicazione audiovisiva. Un approccio strategico per la â€œtelevisione debole"</text:p>
          </table:table-cell>
          <table:table-cell office:value-type="string">
            <text:p>F. Piredda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781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Open Source; mass customization; peer-to-peer; collaborazione; conoscenza; condivisione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Open Source. Dalla partecipazione alla progettazione collettiva in rete</text:p>
          </table:table-cell>
          <table:table-cell office:value-type="string">
            <text:p>Paolo Ciuccarelli</text:p>
          </table:table-cell>
          <table:table-cell office:value-type="float" office:value="-0">
            <text:p>-0</text:p>
          </table:table-cell>
          <table:table-cell office:value-type="string">
            <text:p>Pitagora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782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moda; progettazione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a moda progettata. Le (sette - una) vie del design</text:p>
          </table:table-cell>
          <table:table-cell office:value-type="string">
            <text:p>P. Bertola</text:p>
          </table:table-cell>
          <table:table-cell office:value-type="float" office:value="-0">
            <text:p>-0</text:p>
          </table:table-cell>
          <table:table-cell office:value-type="string">
            <text:p>Pitagora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784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Uomo; design; territorio; spazi; reversibile; adeguabile; arte; architettura; paesaggio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pace design. Quattro riflessioni=Quattro lezioni</text:p>
          </table:table-cell>
          <table:table-cell office:value-type="string">
            <text:p>G. Piccinno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7949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orpo dâ€™arte/fatto</text:p>
          </table:table-cell>
          <table:table-cell office:value-type="string">
            <text:p>Colombi Chiara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804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MERCHANDESIGN - Il progetto di identitÃ </text:p>
          </table:table-cell>
          <table:table-cell office:value-type="string">
            <text:p>Collina Luisa; Colombi Chiara; Tolino Umberto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804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5">
            <text:p>5</text:p>
          </table:table-cell>
          <table:table-cell office:value-type="string">
            <text:p>Sviluppo metodologico della base cartografica della rete stradale e dei punti critici - Linee guida per la pianificazione delle emergenze nei trasporti</text:p>
          </table:table-cell>
          <table:table-cell office:value-type="string">
            <text:p>R. MAJA; G. RAINOLDI; F. BORGHETTI; M. PONTI; G. MARCHIONNI</text:p>
          </table:table-cell>
          <table:table-cell office:value-type="float" office:value="-0">
            <text:p>-0</text:p>
          </table:table-cell>
          <table:table-cell office:value-type="string">
            <text:p>Politecnico di Milano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820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italian design; MoMA of New York; Franco Albini; Gio Ponti; Mario Bellini; Achille e Pier Giacomo Castiglioni; Marco Zanuso; Enzo Mari</text:p>
          </table:table-cell>
          <table:table-cell office:value-type="string">
            <text:p>eng;ita;fra</text:p>
          </table:table-cell>
          <table:table-cell office:value-type="float" office:value="1">
            <text:p>1</text:p>
          </table:table-cell>
          <table:table-cell office:value-type="string">
            <text:p>: Italian Design</text:p>
          </table:table-cell>
          <table:table-cell office:value-type="string">
            <text:p>G. Bosoni</text:p>
          </table:table-cell>
          <table:table-cell office:value-type="float" office:value="-0">
            <text:p>-0</text:p>
          </table:table-cell>
          <table:table-cell office:value-type="string">
            <text:p>Museum of Modern Art, New York, 5 Continents Editions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821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ew York, 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Textile design: prontuario delle fibre, dei filati e dei tessuti</text:p>
          </table:table-cell>
          <table:table-cell office:value-type="string">
            <text:p>M. Rubertelli; M.G. Soldati</text:p>
          </table:table-cell>
          <table:table-cell office:value-type="float" office:value="-0">
            <text:p>-0</text:p>
          </table:table-cell>
          <table:table-cell office:value-type="string">
            <text:p>CUSL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822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trumenti per la comunicazione visiva del progetto di moda</text:p>
          </table:table-cell>
          <table:table-cell office:value-type="string">
            <text:p>A. G. Manciaracina</text:p>
          </table:table-cell>
          <table:table-cell office:value-type="float" office:value="-0">
            <text:p>-0</text:p>
          </table:table-cell>
          <table:table-cell office:value-type="string">
            <text:p>Maggioli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8792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GIOIELLO ITALIANO CONTEMPORANEO: TECNICHE E MATERIALI TRA ARTE E DESIGN</text:p>
          </table:table-cell>
          <table:table-cell office:value-type="string">
            <text:p>A.CAPPELLIERI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977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ETERNAL PLATINUM, IL DESIGN DELLA FEDE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4978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por</text:p>
          </table:table-cell>
          <table:table-cell office:value-type="float" office:value="1">
            <text:p>1</text:p>
          </table:table-cell>
          <table:table-cell office:value-type="string">
            <text:p>O Avesso do EspelhoRelaÃ§oes Comunitarias e Divisao do Trabalho na Experiencia da Unilabor</text:p>
          </table:table-cell>
          <table:table-cell office:value-type="string">
            <text:p>C. Cipolla</text:p>
          </table:table-cell>
          <table:table-cell office:value-type="float" office:value="-0">
            <text:p>-0</text:p>
          </table:table-cell>
          <table:table-cell office:value-type="string">
            <text:p>e-papers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51524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Sociologia. Concetti, metodi, temi di scienze sociali</text:p>
          </table:table-cell>
          <table:table-cell office:value-type="string">
            <text:p>P. Volonte'; C. Lunghi; M. Magatti; E. Mora</text:p>
          </table:table-cell>
          <table:table-cell office:value-type="float" office:value="-0">
            <text:p>-0</text:p>
          </table:table-cell>
          <table:table-cell office:value-type="string">
            <text:p>Einaudi Scuola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56204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llustrare in digitale</text:p>
          </table:table-cell>
          <table:table-cell office:value-type="string">
            <text:p>G. Amoruso</text:p>
          </table:table-cell>
          <table:table-cell office:value-type="float" office:value="-0">
            <text:p>-0</text:p>
          </table:table-cell>
          <table:table-cell office:value-type="string">
            <text:p>Patron Editore, Bologna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63285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Texture; Percezione; Psicologia; Basic Design; Visual Design; Haptic; Colore; Percezione aptica; Artefatti comunicativi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Texture design: un percorso Basic. Ricerche ed applicazioni di Visual Design</text:p>
          </table:table-cell>
          <table:table-cell office:value-type="string">
            <text:p>Calabi, DANIELA ANNA</text:p>
          </table:table-cell>
          <table:table-cell office:value-type="string">
            <text:p>STAMPA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64296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Housing Technology; Interior</text:p>
          </table:table-cell>
          <table:table-cell office:value-type="string">
            <text:p>eng;chi</text:p>
          </table:table-cell>
          <table:table-cell office:value-type="float" office:value="3">
            <text:p>3</text:p>
          </table:table-cell>
          <table:table-cell office:value-type="string">
            <text:p>Housing in Europe and in China</text:p>
          </table:table-cell>
          <table:table-cell office:value-type="string">
            <text:p>S. Piardi; G. Bosoni; M. Manfredini</text:p>
          </table:table-cell>
          <table:table-cell office:value-type="float" office:value="-0">
            <text:p>-0</text:p>
          </table:table-cell>
          <table:table-cell office:value-type="string">
            <text:p>China Water Power Press</text:p>
          </table:table-cell>
          <table:table-cell office:value-type="string">
            <text:p>TWN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65993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eijing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RON ARAD; MADE IN ITALY; ITALIAN DESIGN; ART DESIGN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RON ARAD</text:p>
          </table:table-cell>
          <table:table-cell office:value-type="string">
            <text:p>ALBA CAPPELLIERI</text:p>
          </table:table-cell>
          <table:table-cell office:value-type="float" office:value="-0">
            <text:p>-0</text:p>
          </table:table-cell>
          <table:table-cell office:value-type="string">
            <text:p>MONDADORI ARTE</text:p>
          </table:table-cell>
          <table:table-cell office:value-type="string">
            <text:p>ITA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68583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4">
          <table:table-cell office:value-type="string">
            <text:p>Nessuno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6">
            <text:p>6</text:p>
          </table:table-cell>
          <table:table-cell office:value-type="string">
            <text:p>Milan: A city easy for working but difficult for living.</text:p>
            <text:p/>
            <text:p>Undestanding the attractiveness of the metropolitan region for creative knowledge workers</text:p>
          </table:table-cell>
          <table:table-cell office:value-type="string">
            <text:p>E. Mingione; F. Zajczyk; E. Dell'Agnese; S. Mugnano; M. D'Ovidio; C. Sedini</text:p>
          </table:table-cell>
          <table:table-cell office:value-type="float" office:value="-0">
            <text:p>-0</text:p>
          </table:table-cell>
          <table:table-cell office:value-type="string">
            <text:p>AMIDST University of Amsterdam</text:p>
          </table:table-cell>
          <table:table-cell office:value-type="float" office:value="-0">
            <text:p>-0</text:p>
          </table:table-cell>
          <table:table-cell office:value-type="float" office:value="2008">
            <text:p>2008</text:p>
          </table:table-cell>
          <table:table-cell office:value-type="string">
            <text:p>http://hdl.handle.net/11311/70794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Semiotica; Design; Gioco; Dialogo; Logica.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Gioco, dialogo, design. Una ricerca semiotica</text:p>
          </table:table-cell>
          <table:table-cell office:value-type="string">
            <text:p>S. ZINGALE</text:p>
          </table:table-cell>
          <table:table-cell office:value-type="float" office:value="-0">
            <text:p>-0</text:p>
          </table:table-cell>
          <table:table-cell office:value-type="string">
            <text:p>ATÃ¬ Editore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0472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3">
            <text:p>3</text:p>
          </table:table-cell>
          <table:table-cell office:value-type="string">
            <text:p>Verso unâ€™architettura complessa e sostenibile</text:p>
          </table:table-cell>
          <table:table-cell office:value-type="string">
            <text:p>A. NEBULONI; BLASI C; PADOVANO G</text:p>
          </table:table-cell>
          <table:table-cell office:value-type="string">
            <text:p>STAMPA</text:p>
          </table:table-cell>
          <table:table-cell office:value-type="string">
            <text:p>Aracne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0549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design; beni culturali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l design per i Beni culturali. Pratiche e processi innovativi di valorizzazione</text:p>
          </table:table-cell>
          <table:table-cell office:value-type="string">
            <text:p>E. LUPO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float" office:value="-0">
            <text:p>-0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0556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Il design e gli interni di Franco Albini</text:p>
          </table:table-cell>
          <table:table-cell office:value-type="string">
            <text:p>F. BUCCI; BOSONI G</text:p>
          </table:table-cell>
          <table:table-cell office:value-type="float" office:value="-0">
            <text:p>-0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4427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biomimesi; design; natura; materiali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Il progetto della Natura. Gli strumenti della biomimesi per il design.</text:p>
          </table:table-cell>
          <table:table-cell office:value-type="string">
            <text:p>G. Salvia; V. Rognoli; M. Lev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4870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2">
            <text:p>2</text:p>
          </table:table-cell>
          <table:table-cell office:value-type="string">
            <text:p>PAPER JEWELLERY, GIOIELLI DI CARTA</text:p>
          </table:table-cell>
          <table:table-cell office:value-type="string">
            <text:p>Cappellieri, Alba; B., Cappello</text:p>
          </table:table-cell>
          <table:table-cell office:value-type="string">
            <text:p>STAMPA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4980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neuroscienze; design; emozione; stilema; empatia; sensorialitÃ 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Le neuroscienze per il design: la dimensione emotiva del progetto.</text:p>
          </table:table-cell>
          <table:table-cell office:value-type="string">
            <text:p>E. Biondi; V. Rognoli; M. Lev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4987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eonardo da Vinci; disegni; architettura militare; arte militare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Fortezze, bastioni, cannoni. Disegni di Leonardo dal Codice Atlantico</text:p>
          </table:table-cell>
          <table:table-cell office:value-type="string">
            <text:p>P.C. MARANI</text:p>
          </table:table-cell>
          <table:table-cell office:value-type="float" office:value="-0">
            <text:p>-0</text:p>
          </table:table-cell>
          <table:table-cell office:value-type="string">
            <text:p>De Agostini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5641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Sinestesia; Visual Music; Video; Design della comunicazione</text:p>
          </table:table-cell>
          <table:table-cell office:value-type="string">
            <text:p>ita;eng;spa</text:p>
          </table:table-cell>
          <table:table-cell office:value-type="float" office:value="2">
            <text:p>2</text:p>
          </table:table-cell>
          <table:table-cell office:value-type="string">
            <text:p>MuVi2. Video and moving image on synesthesia and visual music</text:p>
          </table:table-cell>
          <table:table-cell office:value-type="string">
            <text:p>D. Ricco'; M.J. De Cordoba;</text:p>
          </table:table-cell>
          <table:table-cell office:value-type="float" office:value="-0">
            <text:p>-0</text:p>
          </table:table-cell>
          <table:table-cell office:value-type="string">
            <text:p>Ediciones FundaciÃ³n Internacional ArtecittÃ </text:p>
          </table:table-cell>
          <table:table-cell office:value-type="string">
            <text:p>ESP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1125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uce; Arte; Light; Art; Italy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ight art in Italy</text:p>
          </table:table-cell>
          <table:table-cell office:value-type="string">
            <text:p>G. Gellini; F. Murano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2468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trategie di co-design. Teorie, metodi e strumenti per progettare con gli utenti</text:p>
          </table:table-cell>
          <table:table-cell office:value-type="string">
            <text:p>F. Rizzo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12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comunicazione; prodotto; metodologia progettuale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Questione di metodo: analisi, sintesi, teorie, esempi sulla metodologia progettuale</text:p>
          </table:table-cell>
          <table:table-cell office:value-type="string">
            <text:p>D. Bruno</text:p>
          </table:table-cell>
          <table:table-cell office:value-type="float" office:value="-0">
            <text:p>-0</text:p>
          </table:table-cell>
          <table:table-cell office:value-type="string">
            <text:p>ARACNE editrice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13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Comunicazione; Design; Progetto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esign e Comunicazione</text:p>
          </table:table-cell>
          <table:table-cell office:value-type="string">
            <text:p>M.Maiocchi; M.Pillan</text:p>
          </table:table-cell>
          <table:table-cell office:value-type="float" office:value="-0">
            <text:p>-0</text:p>
          </table:table-cell>
          <table:table-cell office:value-type="string">
            <text:p>Alinea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38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Fashion e Textile design - Percorsi paralleli ed evoluzioni storiche</text:p>
          </table:table-cell>
          <table:table-cell office:value-type="string">
            <text:p>M.G. Soldati; G.M. Conti</text:p>
          </table:table-cell>
          <table:table-cell office:value-type="float" office:value="-0">
            <text:p>-0</text:p>
          </table:table-cell>
          <table:table-cell office:value-type="string">
            <text:p>Lupetti - Editori di Comunicazione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44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Metodi e strumenti per il Life Cycle Design. Come progettare prodotti a basso impatto ambientale.</text:p>
          </table:table-cell>
          <table:table-cell office:value-type="string">
            <text:p>C. Vezzoli; F. Ceschin; S. Cortesi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49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imini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e parole del packaging. Glossario ragionato per il sistema-imballaggio</text:p>
          </table:table-cell>
          <table:table-cell office:value-type="string">
            <text:p>V. Bucchetti; E. Ciravegna</text:p>
          </table:table-cell>
          <table:table-cell office:value-type="float" office:value="-0">
            <text:p>-0</text:p>
          </table:table-cell>
          <table:table-cell office:value-type="string">
            <text:p>Edizioni Dativo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54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User Centred Design; innovazione di prodotto; esigenze utenti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l Design di prodotto oggi - progettare con gli utenti: gli elettromedicali</text:p>
          </table:table-cell>
          <table:table-cell office:value-type="string">
            <text:p>Laura Anselmi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902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4">
            <text:p>4</text:p>
          </table:table-cell>
          <table:table-cell office:value-type="string">
            <text:p>Second year Report on the EX - post evaluation.Analysis after the implementation</text:p>
          </table:table-cell>
          <table:table-cell office:value-type="string">
            <text:p>Luca <text:s/>Studer; Giovanna Marchionni; Marco Ponti; Fabio Borghetti</text:p>
          </table:table-cell>
          <table:table-cell office:value-type="float" office:value="-0">
            <text:p>-0</text:p>
          </table:table-cell>
          <table:table-cell office:value-type="string">
            <text:p>Politecnico di Milano</text:p>
          </table:table-cell>
          <table:table-cell office:value-type="float" office:value="-0">
            <text:p>-0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94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Specifiche per la realizzazione di un modello di simulazione del trafficoAUTOSTRADALE</text:p>
          </table:table-cell>
          <table:table-cell office:value-type="string">
            <text:p>Giovanna Marchionni; Marco Ponti; Luca Studer</text:p>
          </table:table-cell>
          <table:table-cell office:value-type="float" office:value="-0">
            <text:p>-0</text:p>
          </table:table-cell>
          <table:table-cell office:value-type="string">
            <text:p>Politecnico di Milano</text:p>
          </table:table-cell>
          <table:table-cell office:value-type="float" office:value="-0">
            <text:p>-0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96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7">
            <text:p>7</text:p>
          </table:table-cell>
          <table:table-cell office:value-type="string">
            <text:p>VulnerabilitÃ  e modello di interventoper la gestione delle reti viarie in seguito a eventi rilevanti. Relazione finale III anno.</text:p>
          </table:table-cell>
          <table:table-cell office:value-type="string">
            <text:p>Roberto Maja; Luca Studer; Marco Ponti; Giovanna Marchionni; Riccardo Scarinci; Giovanni Rainoldi; Fabio Borghetti.</text:p>
          </table:table-cell>
          <table:table-cell office:value-type="float" office:value="-0">
            <text:p>-0</text:p>
          </table:table-cell>
          <table:table-cell office:value-type="string">
            <text:p>Politecnico di Milano</text:p>
          </table:table-cell>
          <table:table-cell office:value-type="float" office:value="-0">
            <text:p>-0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3985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Lessons in drawing for a sustainable century</text:p>
          </table:table-cell>
          <table:table-cell office:value-type="string">
            <text:p>G. Amoruso</text:p>
          </table:table-cell>
          <table:table-cell office:value-type="float" office:value="-0">
            <text:p>-0</text:p>
          </table:table-cell>
          <table:table-cell office:value-type="string">
            <text:p>Patron editore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4322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Fari; Rilievo; Documentazione multimediale; Modelli digitali 3d; Sicilia</text:p>
          </table:table-cell>
          <table:table-cell office:value-type="string">
            <text:p>eng;ita</text:p>
          </table:table-cell>
          <table:table-cell office:value-type="float" office:value="2">
            <text:p>2</text:p>
          </table:table-cell>
          <table:table-cell office:value-type="string">
            <text:p>L'architettura dei Fari Italiani, The Architecture of italian Lighthouses - Sicilia</text:p>
          </table:table-cell>
          <table:table-cell office:value-type="string">
            <text:p>C. Bartolomei; G. Amoruso</text:p>
          </table:table-cell>
          <table:table-cell office:value-type="float" office:value="-0">
            <text:p>-0</text:p>
          </table:table-cell>
          <table:table-cell office:value-type="string">
            <text:p>Alinea Editrice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4323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4">
            <text:p>4</text:p>
          </table:table-cell>
          <table:table-cell office:value-type="string">
            <text:p>Reforming Arts and Culture Higher Education in Portugal</text:p>
          </table:table-cell>
          <table:table-cell office:value-type="string">
            <text:p>F.Zurlo; A.Hasan; B.Brown; P.Eversman</text:p>
          </table:table-cell>
          <table:table-cell office:value-type="float" office:value="-0">
            <text:p>-0</text:p>
          </table:table-cell>
          <table:table-cell office:value-type="string">
            <text:p>Ministry of Science, Technology and Higher Education, Portugal</text:p>
          </table:table-cell>
          <table:table-cell office:value-type="float" office:value="-0">
            <text:p>-0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4506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Leonardo; Cenacolo; storia; restauro; pittura</text:p>
          </table:table-cell>
          <table:table-cell office:value-type="string">
            <text:p>spa;ita;fra;jpn;rus</text:p>
          </table:table-cell>
          <table:table-cell office:value-type="float" office:value="1">
            <text:p>1</text:p>
          </table:table-cell>
          <table:table-cell office:value-type="string">
            <text:p>Il Cenacolo di Leonardo</text:p>
          </table:table-cell>
          <table:table-cell office:value-type="string">
            <text:p>P.C.Marani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612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Ginevra-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Campari Soda. L'aperitivo dell'arte veloce Futurista. Da Fortunato Depero a Matteo Ragni</text:p>
          </table:table-cell>
          <table:table-cell office:value-type="string">
            <text:p>G. Finessi; S. Guarnaccia; A. Mendini</text:p>
          </table:table-cell>
          <table:table-cell office:value-type="float" office:value="-0">
            <text:p>-0</text:p>
          </table:table-cell>
          <table:table-cell office:value-type="string">
            <text:p>Corraini</text:p>
          </table:table-cell>
          <table:table-cell office:value-type="float" office:value="-0">
            <text:p>-0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568329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Brand; Design; Futuro; Ricerca; Valore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usso Necessario: alla ricerca del valore per vincere la crisi</text:p>
          </table:table-cell>
          <table:table-cell office:value-type="string">
            <text:p>M. Turinetto; C. Gandini</text:p>
          </table:table-cell>
          <table:table-cell office:value-type="float" office:value="-0">
            <text:p>-0</text:p>
          </table:table-cell>
          <table:table-cell office:value-type="string">
            <text:p>Lupetti - Editori di Comunicazione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64192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4">
          <table:table-cell table:number-columns-repeated="3"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6">
            <text:p>6</text:p>
          </table:table-cell>
          <table:table-cell office:value-type="string">
            <text:p>International Milan? A global city in a country lagging behind. </text:p>
            <text:p/>
            <text:p>The view of transnational migrants.</text:p>
          </table:table-cell>
          <table:table-cell office:value-type="string">
            <text:p>E. Mingione; E. dellâ€™Agnese; S. Mugnano; M. dâ€™Ovidio; F. Zajczyk; C. Sedini</text:p>
          </table:table-cell>
          <table:table-cell office:value-type="float" office:value="-0">
            <text:p>-0</text:p>
          </table:table-cell>
          <table:table-cell office:value-type="string">
            <text:p>AMIDST</text:p>
          </table:table-cell>
          <table:table-cell office:value-type="float" office:value="-0">
            <text:p>-0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70794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design della comunicazione; filosofia della tecnica; complessitÃ ; sociologia dei medi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e Architetture Liquide. Il Pensiero in Rete e le Reti del Pensiero</text:p>
          </table:table-cell>
          <table:table-cell office:value-type="string">
            <text:p>Ciastellardi, Matteo</text:p>
          </table:table-cell>
          <table:table-cell office:value-type="string">
            <text:p>STAMPA</text:p>
          </table:table-cell>
          <table:table-cell office:value-type="string">
            <text:p>LED Edizioni</text:p>
          </table:table-cell>
          <table:table-cell office:value-type="string">
            <text:p>ITA</text:p>
          </table:table-cell>
          <table:table-cell office:value-type="float" office:value="2009">
            <text:p>2009</text:p>
          </table:table-cell>
          <table:table-cell office:value-type="string">
            <text:p>http://hdl.handle.net/11311/88456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Codex Atlanticus. Lâ€™architettura, le feste e gli apparati. Disegni di Leonardo dal Codice Atlantico</text:p>
          </table:table-cell>
          <table:table-cell office:value-type="string">
            <text:p>Cordera, Paola</text:p>
          </table:table-cell>
          <table:table-cell office:value-type="string">
            <text:p>STAMPA</text:p>
          </table:table-cell>
          <table:table-cell office:value-type="string">
            <text:p>DeAgostini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105675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eonardo da Vinci; Arte; Architettura; Disegni; Manoscritti; Pittura; Scienza; Scultura; Tecnologia.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eonardiana. Studi e saggi su Leonardo da Vinci</text:p>
          </table:table-cell>
          <table:table-cell office:value-type="string">
            <text:p>MARANI; Pietro C.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178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-Ginev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Fashion Retail. Visualizzazione e rappresentazione del sistema prodotto moda</text:p>
          </table:table-cell>
          <table:table-cell office:value-type="string">
            <text:p>V.M. Iannill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3700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ontract - un'opportunitÃ  per il design made in Italy</text:p>
          </table:table-cell>
          <table:table-cell office:value-type="string">
            <text:p>G. Gerosa</text:p>
          </table:table-cell>
          <table:table-cell office:value-type="float" office:value="-0">
            <text:p>-0</text:p>
          </table:table-cell>
          <table:table-cell office:value-type="string">
            <text:p>Maggioli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4078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GIOIELLI OGGI: ARTE MODA DESIGN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524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GIOIELLI <text:s/>DEL NOVECENTO DALL'ART NOUVEAU AL DESIGN CONTEMPORANEO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524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TWENTIETH CENTURY JEWELLERY</text:p>
          </table:table-cell>
          <table:table-cell office:value-type="string">
            <text:p>Cappellieri, Alba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524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;eng</text:p>
          </table:table-cell>
          <table:table-cell office:value-type="float" office:value="1">
            <text:p>1</text:p>
          </table:table-cell>
          <table:table-cell office:value-type="string">
            <text:p>JEWELLERYSCAPE I PAESAGGI DEL GIOIELLO</text:p>
          </table:table-cell>
          <table:table-cell office:value-type="string">
            <text:p>A.CAPPELLIERI</text:p>
          </table:table-cell>
          <table:table-cell office:value-type="float" office:value="-0">
            <text:p>-0</text:p>
          </table:table-cell>
          <table:table-cell office:value-type="string">
            <text:p>MAGGIOLI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524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Food Design; Research; Food Chain; Food System; Innovation</text:p>
          </table:table-cell>
          <table:table-cell office:value-type="string">
            <text:p>eng;ita</text:p>
          </table:table-cell>
          <table:table-cell office:value-type="float" office:value="2">
            <text:p>2</text:p>
          </table:table-cell>
          <table:table-cell office:value-type="string">
            <text:p>Foodmood</text:p>
          </table:table-cell>
          <table:table-cell office:value-type="string">
            <text:p>S. Maffei; B. Parini</text:p>
          </table:table-cell>
          <table:table-cell office:value-type="float" office:value="-0">
            <text:p>-0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887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IGHT ART; ITALIA; 2009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LIGHT ART IN ITALY 2009</text:p>
          </table:table-cell>
          <table:table-cell office:value-type="string">
            <text:p>FRANCESCO MURANO; GISELLA GELLINI</text:p>
          </table:table-cell>
          <table:table-cell office:value-type="float" office:value="-0">
            <text:p>-0</text:p>
          </table:table-cell>
          <table:table-cell office:value-type="string">
            <text:p>MAGGIOLI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889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Architetture e idee di spazi per l'abitare</text:p>
          </table:table-cell>
          <table:table-cell office:value-type="string">
            <text:p>A. Nebuloni; A. Rolando</text:p>
          </table:table-cell>
          <table:table-cell office:value-type="float" office:value="-0">
            <text:p>-0</text:p>
          </table:table-cell>
          <table:table-cell office:value-type="string">
            <text:p>Comune di Merate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921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Design for Ssutinability; Product-Service System; System Design for Eco-Efficiency; System Design for social Equity and Cohesion.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System design for sustainability. Theory, methods and tools for a sustainable â€œsatisfaction-systemâ€ design. II edizione</text:p>
          </table:table-cell>
          <table:table-cell office:value-type="string">
            <text:p>Vezzoli C.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925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imini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por</text:p>
          </table:table-cell>
          <table:table-cell office:value-type="float" office:value="1">
            <text:p>1</text:p>
          </table:table-cell>
          <table:table-cell office:value-type="string">
            <text:p>Design de sistemas para a sustentabilidade. Teoria, metodos e ferramentas para o design sustentavel de â€œsistemas de satifacaoâ€</text:p>
          </table:table-cell>
          <table:table-cell office:value-type="string">
            <text:p>Vezzoli C.</text:p>
          </table:table-cell>
          <table:table-cell office:value-type="float" office:value="-0">
            <text:p>-0</text:p>
          </table:table-cell>
          <table:table-cell office:value-type="string">
            <text:p>Editoria da Universidade Federal da Bahia</text:p>
          </table:table-cell>
          <table:table-cell office:value-type="string">
            <text:p>BR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9328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lvador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chi</text:p>
          </table:table-cell>
          <table:table-cell office:value-type="float" office:value="2">
            <text:p>2</text:p>
          </table:table-cell>
          <table:table-cell office:value-type="string">
            <text:p>çŽ¯å¢ƒå¯æŒç»­è®¾è®¡ (Design per la sostenibilitÃ  ambientale)</text:p>
          </table:table-cell>
          <table:table-cell office:value-type="string">
            <text:p>Vezzoli C.; Manzini E.</text:p>
          </table:table-cell>
          <table:table-cell office:value-type="float" office:value="-0">
            <text:p>-0</text:p>
          </table:table-cell>
          <table:table-cell office:value-type="string">
            <text:p>National Defence Industry Press</text:p>
          </table:table-cell>
          <table:table-cell office:value-type="string">
            <text:p>CHN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7934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Pechi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Living in Space, Industrial Design contribution to the habitat quality of spacecrafts</text:p>
          </table:table-cell>
          <table:table-cell office:value-type="string">
            <text:p>S.Ferraris</text:p>
          </table:table-cell>
          <table:table-cell office:value-type="float" office:value="-0">
            <text:p>-0</text:p>
          </table:table-cell>
          <table:table-cell office:value-type="string">
            <text:p>Lambert Academic Publishing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8035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a strada verde. Ecomusei, cultura del progetto e sostenibilitÃ  verso Expo 2015</text:p>
          </table:table-cell>
          <table:table-cell office:value-type="string">
            <text:p>M. Mandarini; A. Vignati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8109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a sostenibilitÃ  ambientale. Buone pratiche per lo sviluppo sostenibile nel territorio del Forum di Agenda XXI Locale della Valle di Scalve e dell'Ecomuseo delle Orobie</text:p>
          </table:table-cell>
          <table:table-cell office:value-type="string">
            <text:p>M. Mandarini; A. Vignati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8109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comunicazione; movie design; WebTV; televisione digitale; format TV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esign per la WebTV. Teorie e tecniche per la televisione digitale</text:p>
          </table:table-cell>
          <table:table-cell office:value-type="string">
            <text:p>M. Galbiati; F. Piredda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8194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evento; design; spazio; temporaneo; urbano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IN-TRATTENERE. Design degli spazi per l'evento</text:p>
          </table:table-cell>
          <table:table-cell office:value-type="string">
            <text:p>Fassi, Davide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8213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multisensorialitÃ ; visione; percezione; colore; progetto; linguaggio; materia; luce; polisensorialitÃ ; design; musica; rappresentazione; sapore; odore; sensi</text:p>
          </table:table-cell>
          <table:table-cell office:value-type="string">
            <text:p>ita</text:p>
          </table:table-cell>
          <table:table-cell office:value-type="float" office:value="5">
            <text:p>5</text:p>
          </table:table-cell>
          <table:table-cell office:value-type="string">
            <text:p>progetto &amp; multisensorialitÃ . Come gli oggetti sono e come appaiono</text:p>
          </table:table-cell>
          <table:table-cell office:value-type="string">
            <text:p>L., Bandini; Bisson, Mario; Boeri, Cristina; G., Gellini; Zingale, Salvatore</text:p>
          </table:table-cell>
          <table:table-cell office:value-type="string">
            <text:p>STAMPA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8224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The International gateway. Projects and partnerships</text:p>
          </table:table-cell>
          <table:table-cell office:value-type="string">
            <text:p>R. Gaddi; G. Conti</text:p>
          </table:table-cell>
          <table:table-cell office:value-type="float" office:value="-0">
            <text:p>-0</text:p>
          </table:table-cell>
          <table:table-cell office:value-type="string">
            <text:p>Olivares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582328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EPIGENESI DEL DESIGN</text:p>
          </table:table-cell>
          <table:table-cell office:value-type="string">
            <text:p>G.Ceppi</text:p>
          </table:table-cell>
          <table:table-cell office:value-type="float" office:value="-0">
            <text:p>-0</text:p>
          </table:table-cell>
          <table:table-cell office:value-type="string">
            <text:p>ARACNE Editrice S.r.l.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64433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string">
            <text:p>nazionale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titanio; ornamento; innovazione; gioiello; design; nuovi materiali; nuove tecnologie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Titani Preziosi: Tra Tecnologia e Ornamento</text:p>
          </table:table-cell>
          <table:table-cell office:value-type="string">
            <text:p>Cappellieri, Alba</text:p>
          </table:table-cell>
          <table:table-cell office:value-type="float" office:value="-0">
            <text:p>-0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68019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7">
            <text:p>7</text:p>
          </table:table-cell>
          <table:table-cell office:value-type="string">
            <text:p>Policies and strategies in the Metropolitan Region of Milan. How to enhance the cityâ€™s competitiveness.</text:p>
          </table:table-cell>
          <table:table-cell office:value-type="string">
            <text:p>E.Mingione; F. Zajczyk; E. dellâ€™Agnese; S. Mugnano; M. dâ€™Ovidio; C. Sedini; L Parrino</text:p>
          </table:table-cell>
          <table:table-cell office:value-type="float" office:value="-0">
            <text:p>-0</text:p>
          </table:table-cell>
          <table:table-cell office:value-type="string">
            <text:p>AMIDST</text:p>
          </table:table-cell>
          <table:table-cell office:value-type="float" office:value="-0">
            <text:p>-0</text:p>
          </table:table-cell>
          <table:table-cell office:value-type="float" office:value="2010">
            <text:p>2010</text:p>
          </table:table-cell>
          <table:table-cell office:value-type="string">
            <text:p>http://hdl.handle.net/11311/707943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Leonardo; pittura; Cenacolo; restauro; storia della critica</text:p>
          </table:table-cell>
          <table:table-cell office:value-type="string">
            <text:p>ita;eng;fra</text:p>
          </table:table-cell>
          <table:table-cell office:value-type="float" office:value="1">
            <text:p>1</text:p>
          </table:table-cell>
          <table:table-cell office:value-type="string">
            <text:p>Leonardo. Il Cenacolo svelato</text:p>
          </table:table-cell>
          <table:table-cell office:value-type="string">
            <text:p>P.MARANI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57561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eonardo; Codice Atlantico; Figure; Animali; Disegni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Codex Atlanticus. Leonardo e la sua bottega: disegni di figura e di animali</text:p>
          </table:table-cell>
          <table:table-cell office:value-type="string">
            <text:p>MARANI, P.; RINALDI, F.</text:p>
          </table:table-cell>
          <table:table-cell office:value-type="float" office:value="-0">
            <text:p>-0</text:p>
          </table:table-cell>
          <table:table-cell office:value-type="string">
            <text:p>De Agostini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582827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Leonardo; Michelangelo; Disegni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a scuola del mondo. Leonardo e Michelangelo. Disegni a confronto</text:p>
          </table:table-cell>
          <table:table-cell office:value-type="string">
            <text:p>MARANI, P.; RAGIONIERI, P.</text:p>
          </table:table-cell>
          <table:table-cell office:value-type="float" office:value="-0">
            <text:p>-0</text:p>
          </table:table-cell>
          <table:table-cell office:value-type="string">
            <text:p>Silvana Editoriale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582840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inisello Balsamo 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ESIGN STORYTELLING. Design e comunicazione nell'era della complessitÃ : un manuale imperfetto.</text:p>
          </table:table-cell>
          <table:table-cell office:value-type="string">
            <text:p>G.Ceppi; D.D'Alessio</text:p>
          </table:table-cell>
          <table:table-cell office:value-type="float" office:value="-0">
            <text:p>-0</text:p>
          </table:table-cell>
          <table:table-cell office:value-type="string">
            <text:p>Logo Fausto Lupetti editore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58813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Jewelry; design; Gijs Bakker; chi ha paura?, jewellery design, fashion design, design, design del gioiello. design della moda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Chi ha paura?</text:p>
          </table:table-cell>
          <table:table-cell office:value-type="string">
            <text:p>Cappellieri, Alba</text:p>
          </table:table-cell>
          <table:table-cell office:value-type="float" office:value="-0">
            <text:p>-0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59908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jewelry; milan; jewelry art; jewelry design; jewelry craft; triennale di milano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GIOIELLI PER MILANO</text:p>
          </table:table-cell>
          <table:table-cell office:value-type="string">
            <text:p>A.CAPPELLIERI</text:p>
          </table:table-cell>
          <table:table-cell office:value-type="float" office:value="-0">
            <text:p>-0</text:p>
          </table:table-cell>
          <table:table-cell office:value-type="string">
            <text:p>Electa</text:p>
          </table:table-cell>
          <table:table-cell office:value-type="float" office:value="-0">
            <text:p>-0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59908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valutazione; costi benefici; trasporti</text:p>
          </table:table-cell>
          <table:table-cell office:value-type="string">
            <text:p>ita</text:p>
          </table:table-cell>
          <table:table-cell office:value-type="float" office:value="6">
            <text:p>6</text:p>
          </table:table-cell>
          <table:table-cell office:value-type="string">
            <text:p>Studio comparato sui metodi internazionali di valutazione preventiva delle opere pubbliche dal punto di vista della fattibilitÃ  tecnico-economica</text:p>
          </table:table-cell>
          <table:table-cell office:value-type="string">
            <text:p>Fulvio Lino Di Blasio; Michele Giove; Mariafrancesca Miele; Claudia Petta; Marco Guido Ponti; Paolo Beria</text:p>
          </table:table-cell>
          <table:table-cell office:value-type="float" office:value="-0">
            <text:p>-0</text:p>
          </table:table-cell>
          <table:table-cell office:value-type="string">
            <text:p>Ministero delle Infrastrutture e dei Trasporti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0669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eonardo; Michelangelo; disegni; Roma; architettura; arte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eonardo e Michelangelo. Capolavori della grafica e studi romani</text:p>
          </table:table-cell>
          <table:table-cell office:value-type="string">
            <text:p>MARANI, P.; RAGIONIERI, P.</text:p>
          </table:table-cell>
          <table:table-cell office:value-type="float" office:value="-0">
            <text:p>-0</text:p>
          </table:table-cell>
          <table:table-cell office:value-type="string">
            <text:p>Silvana Editoriale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07936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inisello Balsamo, 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2" office:value-type="float" office:value="-0">
            <text:p>-0</text:p>
          </table:table-cell>
          <table:table-cell office:value-type="string">
            <text:p>Tecno; Borsani; Atelier Varedo; mobili per ufficio; Eugenio Gerli; Norman Foster; Robin Day; Marco Fantoni; Mario Bellini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TECNO, l'eleganza discreta della tecnica.</text:p>
          </table:table-cell>
          <table:table-cell office:value-type="string">
            <text:p>G. Bosoni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float" office:value="-0">
            <text:p>-0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0817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Borsani; Interior design; forniture; Gerli; Foster; Robin Day; Jean Nuovel; Gio Ponti; Rafael Moneo; Richard Rogers; Mario Bellini</text:p>
          </table:table-cell>
          <table:table-cell office:value-type="string">
            <text:p>ita;eng</text:p>
          </table:table-cell>
          <table:table-cell office:value-type="float" office:value="1">
            <text:p>1</text:p>
          </table:table-cell>
          <table:table-cell office:value-type="string">
            <text:p>TECNO, A Discreetly Technical Elegance</text:p>
          </table:table-cell>
          <table:table-cell office:value-type="string">
            <text:p>G. Bosoni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0845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iagrammi dell'abitare. Ricerche e ipotesi progettuali tra architettura e natura</text:p>
          </table:table-cell>
          <table:table-cell office:value-type="string">
            <text:p>Nebuloni, Attilio</text:p>
          </table:table-cell>
          <table:table-cell office:value-type="string">
            <text:p>STAMPA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0882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Materiali per il design; sensorialitÃ ; espressivitÃ 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Il senso dei materiali per il design</text:p>
          </table:table-cell>
          <table:table-cell office:value-type="string">
            <text:p>V.Rognoli; M. Lev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0924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Materiali; design; sostenibilitÃ ; tempo; imperfezione; wabi sabi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Il valore dell'imperfezione.L'approccio wabi sabi al design.</text:p>
          </table:table-cell>
          <table:table-cell office:value-type="string">
            <text:p>F. OSTUZZI; G. SALVIA; V. ROGNOLI; M. LEVI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0924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The italian Way: tra artigianato e tecnologia intorno al corpo</text:p>
          </table:table-cell>
          <table:table-cell office:value-type="string">
            <text:p>ALBA CAPPELLIERI</text:p>
          </table:table-cell>
          <table:table-cell office:value-type="float" office:value="-0">
            <text:p>-0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3305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;eng</text:p>
          </table:table-cell>
          <table:table-cell office:value-type="float" office:value="1">
            <text:p>1</text:p>
          </table:table-cell>
          <table:table-cell office:value-type="string">
            <text:p>Intenzioni Creative Creative Ways</text:p>
          </table:table-cell>
          <table:table-cell office:value-type="string">
            <text:p>V. Arquilla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3448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'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rchivi; Design; Moda; Tendenze</text:p>
          </table:table-cell>
          <table:table-cell office:value-type="string">
            <text:p>eng;ita</text:p>
          </table:table-cell>
          <table:table-cell office:value-type="float" office:value="3">
            <text:p>3</text:p>
          </table:table-cell>
          <table:table-cell office:value-type="string">
            <text:p>SPORT E STILE150 anni di immagini al femminile</text:p>
          </table:table-cell>
          <table:table-cell office:value-type="string">
            <text:p>M. Turinetto; M. Canella; S. Giuntini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3685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uce; Arte; Light Art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Light Art in Italy 2010</text:p>
          </table:table-cell>
          <table:table-cell office:value-type="string">
            <text:p>F.Murano; G.Gellini</text:p>
          </table:table-cell>
          <table:table-cell office:value-type="float" office:value="-0">
            <text:p>-0</text:p>
          </table:table-cell>
          <table:table-cell office:value-type="string">
            <text:p>Maggioli S.p.A.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6211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arlo Mollino</text:p>
          </table:table-cell>
          <table:table-cell office:value-type="string">
            <text:p>F. Irace</text:p>
          </table:table-cell>
          <table:table-cell office:value-type="float" office:value="-0">
            <text:p>-0</text:p>
          </table:table-cell>
          <table:table-cell office:value-type="string">
            <text:p>Il sole 24 Ore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6526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Alessandro Mendini</text:p>
          </table:table-cell>
          <table:table-cell office:value-type="string">
            <text:p>G. L. CiagÃ </text:p>
          </table:table-cell>
          <table:table-cell office:value-type="float" office:value="-0">
            <text:p>-0</text:p>
          </table:table-cell>
          <table:table-cell office:value-type="string">
            <text:p>24 ORE Cultura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9072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torie di architettura attraverso i sensi</text:p>
          </table:table-cell>
          <table:table-cell office:value-type="string">
            <text:p>A. Barbara</text:p>
          </table:table-cell>
          <table:table-cell office:value-type="float" office:value="-0">
            <text:p>-0</text:p>
          </table:table-cell>
          <table:table-cell office:value-type="string">
            <text:p>Postmedia srl</text:p>
          </table:table-cell>
          <table:table-cell office:value-type="float" office:value="-0">
            <text:p>-0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69386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avid Chipperfild</text:p>
          </table:table-cell>
          <table:table-cell office:value-type="string">
            <text:p>F. Irace</text:p>
          </table:table-cell>
          <table:table-cell office:value-type="float" office:value="-0">
            <text:p>-0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70372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Maestri del design italiano; Vico Magistretti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Vico Magistretti</text:p>
          </table:table-cell>
          <table:table-cell office:value-type="string">
            <text:p>Feraboli M.T.</text:p>
          </table:table-cell>
          <table:table-cell office:value-type="float" office:value="-0">
            <text:p>-0</text:p>
          </table:table-cell>
          <table:table-cell office:value-type="string">
            <text:p>Ed. Il Sole 24 Ore,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88163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ULTURA FINANZA POLITICA: VERSO UNA NUOVA SPERANZA PROGETTUALE</text:p>
          </table:table-cell>
          <table:table-cell office:value-type="string">
            <text:p>Bruno, DAVIDE MARIA</text:p>
          </table:table-cell>
          <table:table-cell office:value-type="string">
            <text:p>STAMPA</text:p>
          </table:table-cell>
          <table:table-cell office:value-type="string">
            <text:p>EDITORE ARACNE ROMA</text:p>
          </table:table-cell>
          <table:table-cell office:value-type="string">
            <text:p>ITA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96430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Verso unâ€™estetica del momentaneo</text:p>
          </table:table-cell>
          <table:table-cell office:value-type="string">
            <text:p>Crippa, Davide; DI PRETE, Barbara</text:p>
          </table:table-cell>
          <table:table-cell office:value-type="float" office:value="-0">
            <text:p>-0</text:p>
          </table:table-cell>
          <table:table-cell office:value-type="string">
            <text:p>Maggioli</text:p>
          </table:table-cell>
          <table:table-cell office:value-type="float" office:value="-0">
            <text:p>-0</text:p>
          </table:table-cell>
          <table:table-cell office:value-type="float" office:value="2011">
            <text:p>2011</text:p>
          </table:table-cell>
          <table:table-cell office:value-type="string">
            <text:p>http://hdl.handle.net/11311/98980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artografie del sapere. Interfacce per l'accesso agli spazi della conoscenza</text:p>
          </table:table-cell>
          <table:table-cell office:value-type="string">
            <text:p>Quaggiotto, Marco</text:p>
          </table:table-cell>
          <table:table-cell office:value-type="string">
            <text:p>STAMPA</text:p>
          </table:table-cell>
          <table:table-cell office:value-type="string">
            <text:p>FrancoAngeli srl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1003330</text:p>
          </table:table-cell>
          <table:table-cell office:value-type="string">
            <text:p>design della comunicazione, cartografia, <text:s/>visualizzazione informazioni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non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Benedetto Luti: l'ultimo maestro</text:p>
          </table:table-cell>
          <table:table-cell office:value-type="string">
            <text:p>Maffeis, Rodolfo</text:p>
          </table:table-cell>
          <table:table-cell office:value-type="float" office:value="-0">
            <text:p>-0</text:p>
          </table:table-cell>
          <table:table-cell office:value-type="string">
            <text:p>Mandragora s.r.l.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1045958</text:p>
          </table:table-cell>
          <table:table-cell office:value-type="string">
            <text:p>Benedetto Luti, Arte, Pittura, Settecento, Firenze, Roma, collezionismo, catalogo ragionato, Medici, Arcadia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spa</text:p>
          </table:table-cell>
          <table:table-cell office:value-type="float" office:value="3">
            <text:p>3</text:p>
          </table:table-cell>
          <table:table-cell office:value-type="string">
            <text:p>Sinestesia. Los fundamentos teÃ³ricos, artÃ­sticos y cientÃ­ficos</text:p>
          </table:table-cell>
          <table:table-cell office:value-type="string">
            <text:p>M.J. De CÃ³rdoba; D. Ricco'; et al.</text:p>
          </table:table-cell>
          <table:table-cell office:value-type="float" office:value="-0">
            <text:p>-0</text:p>
          </table:table-cell>
          <table:table-cell office:value-type="string">
            <text:p>Ediciones FundaciÃ³n Internacional ArtecittÃ </text:p>
          </table:table-cell>
          <table:table-cell office:value-type="string">
            <text:p>ESP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3281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I GIOIELLI DEGLI SCARPA</text:p>
          </table:table-cell>
          <table:table-cell office:value-type="string">
            <text:p>ALBA CAPPELLIERI</text:p>
          </table:table-cell>
          <table:table-cell office:value-type="float" office:value="-0">
            <text:p>-0</text:p>
          </table:table-cell>
          <table:table-cell office:value-type="string">
            <text:p>MARSILIO EDITORE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3306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IL GIOIELLO SOSTENIBILE DI RICCARDO DALISI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-Marsilio Editore ,Venezia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3713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 performance; smart materials; spin-off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FORMA E MATERIA. DESIGN E INNOVAZIONE PER IL TESSILE ITALIANO</text:p>
          </table:table-cell>
          <table:table-cell office:value-type="string">
            <text:p>A. Dominoni; A. Tempesti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5984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 emozionale; multidisciplinarietÃ  del progetto; poetica degli oggetti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PER DESIGNER CON LA TESTA OLTRE LE NUVOLE</text:p>
          </table:table-cell>
          <table:table-cell office:value-type="string">
            <text:p>A. Dominoni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6077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uce; Arte; Light Art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Light Works - Experimental Light Art 2011</text:p>
          </table:table-cell>
          <table:table-cell office:value-type="string">
            <text:p>F.Murano</text:p>
          </table:table-cell>
          <table:table-cell office:value-type="float" office:value="-0">
            <text:p>-0</text:p>
          </table:table-cell>
          <table:table-cell office:value-type="string">
            <text:p>Maggioli S.p.A.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6214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hotel; accessibilitÃ  ampliata; interior design; design for all; progettazione accessibile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Human Hotel Design</text:p>
          </table:table-cell>
          <table:table-cell office:value-type="string">
            <text:p>F. Scullica; G. Del Zanna; M.R. Fossati</text:p>
          </table:table-cell>
          <table:table-cell office:value-type="float" office:value="-0">
            <text:p>-0</text:p>
          </table:table-cell>
          <table:table-cell office:value-type="string">
            <text:p>FRANCO ANGELI EDIZIONI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6246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e strategie del design. Disegnare il valore oltre il prodotto.</text:p>
          </table:table-cell>
          <table:table-cell office:value-type="string">
            <text:p>F. Zurlo</text:p>
          </table:table-cell>
          <table:table-cell office:value-type="float" office:value="-0">
            <text:p>-0</text:p>
          </table:table-cell>
          <table:table-cell office:value-type="string">
            <text:p>Il Libraccio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6395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Sociologia</text:p>
          </table:table-cell>
          <table:table-cell office:value-type="string">
            <text:p>P. Volonte'; C. Lunghi; M. Magatti; E. Mora</text:p>
          </table:table-cell>
          <table:table-cell office:value-type="float" office:value="-0">
            <text:p>-0</text:p>
          </table:table-cell>
          <table:table-cell office:value-type="string">
            <text:p>Mondadori Education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6455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fra</text:p>
          </table:table-cell>
          <table:table-cell office:value-type="float" office:value="4">
            <text:p>4</text:p>
          </table:table-cell>
          <table:table-cell office:value-type="string">
            <text:p>Instruments de Design Management. ThÃ©ories et cas pratiques</text:p>
          </table:table-cell>
          <table:table-cell office:value-type="string">
            <text:p>C. Cautela; F. Zurlo; K. Ben Youssef; S. Magne</text:p>
          </table:table-cell>
          <table:table-cell office:value-type="float" office:value="-0">
            <text:p>-0</text:p>
          </table:table-cell>
          <table:table-cell office:value-type="string">
            <text:p>De Boeck</text:p>
          </table:table-cell>
          <table:table-cell office:value-type="string">
            <text:p>FR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6481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Paris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ross fertilization: un approccio al progetto per la moda</text:p>
          </table:table-cell>
          <table:table-cell office:value-type="string">
            <text:p>G. Conti</text:p>
          </table:table-cell>
          <table:table-cell office:value-type="float" office:value="-0">
            <text:p>-0</text:p>
          </table:table-cell>
          <table:table-cell office:value-type="string">
            <text:p>Bruno Mondadori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6575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arte; corpo; sperimentazione</text:p>
          </table:table-cell>
          <table:table-cell office:value-type="string">
            <text:p>ita;eng</text:p>
          </table:table-cell>
          <table:table-cell office:value-type="float" office:value="1">
            <text:p>1</text:p>
          </table:table-cell>
          <table:table-cell office:value-type="string">
            <text:p>Ultrabody. 208 opere tra arte e design</text:p>
          </table:table-cell>
          <table:table-cell office:value-type="string">
            <text:p>G. Finessi</text:p>
          </table:table-cell>
          <table:table-cell office:value-type="float" office:value="-0">
            <text:p>-0</text:p>
          </table:table-cell>
          <table:table-cell office:value-type="string">
            <text:p>Corraini Edizioni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6592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gioiello; souvenir; memoria; storia; territorio; tecniche; materiali, alba cappellieri,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Souvenir d'Italie: il gioiello souvenir tra memoria e progetto</text:p>
          </table:table-cell>
          <table:table-cell office:value-type="string">
            <text:p>Cappellieri, Alba</text:p>
          </table:table-cell>
          <table:table-cell office:value-type="float" office:value="-0">
            <text:p>-0</text:p>
          </table:table-cell>
          <table:table-cell office:value-type="string">
            <text:p>marsilio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7637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are forma e senso ai prodotti. Il contributo del design ai processi d'innovazione.</text:p>
          </table:table-cell>
          <table:table-cell office:value-type="string">
            <text:p>L. Rampino</text:p>
          </table:table-cell>
          <table:table-cell office:value-type="string">
            <text:p>STAMPA</text:p>
          </table:table-cell>
          <table:table-cell office:value-type="string">
            <text:p>Editore Franco Angeli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321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5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</text:p>
            <text:p/>
            <text:p>Uffici</text:p>
            <text:p/>
            <text:p>Organizzazione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Office Design. Smart Organization &amp; Layout: dall'analisi al progetto</text:p>
          </table:table-cell>
          <table:table-cell office:value-type="string">
            <text:p>S. Piardi; S. Tieghi; V. Natile</text:p>
          </table:table-cell>
          <table:table-cell office:value-type="float" office:value="-0">
            <text:p>-0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523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per il territorio. Un approccio community centred</text:p>
          </table:table-cell>
          <table:table-cell office:value-type="string">
            <text:p>B. VILLARI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548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;eng</text:p>
          </table:table-cell>
          <table:table-cell office:value-type="float" office:value="1">
            <text:p>1</text:p>
          </table:table-cell>
          <table:table-cell office:value-type="string">
            <text:p>Temporary Urban Solutions</text:p>
          </table:table-cell>
          <table:table-cell office:value-type="string">
            <text:p>D. Fassi</text:p>
          </table:table-cell>
          <table:table-cell office:value-type="string">
            <text:p>STAMPA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685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'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SÃ¬, ma tipo non specificato</text:p>
          </table:table-cell>
          <table:table-cell office:value-type="string">
            <text:p>03.1 Monografia o trattato scientifico</text:p>
          </table:table-cell>
          <table:table-cell office:value-type="string">
            <text:p>design della comunicazione; cittÃ  in trasformazione; comunicazione audiovisiva; visioni condivise; dialogo; innovazione sociale; sostenibilitÃ 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Visioni urbane. Narrazioni per il design della cittÃ  sostenibile</text:p>
          </table:table-cell>
          <table:table-cell office:value-type="string">
            <text:p>M. Galbiati; F. Piredda</text:p>
          </table:table-cell>
          <table:table-cell office:value-type="string">
            <text:p>STAMPA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687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Mobile technologies and cultural heritage. Towards a design approach.</text:p>
          </table:table-cell>
          <table:table-cell office:value-type="string">
            <text:p>D. Spallazzo</text:p>
          </table:table-cell>
          <table:table-cell office:value-type="string">
            <text:p>STAMPA</text:p>
          </table:table-cell>
          <table:table-cell office:value-type="string">
            <text:p>LAP Lambert Academic Publishing</text:p>
          </table:table-cell>
          <table:table-cell office:value-type="string">
            <text:p>DEU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706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arbrucken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componente design progetto prodotto metodo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e componenti progettuali nel design del prodotto</text:p>
          </table:table-cell>
          <table:table-cell office:value-type="string">
            <text:p>Bisson, Mario</text:p>
          </table:table-cell>
          <table:table-cell office:value-type="string">
            <text:p>STAMPA</text:p>
          </table:table-cell>
          <table:table-cell office:value-type="string">
            <text:p>aracne editrice s.r.l.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724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Tecnologia e innovazione per lâ€™industria tessile</text:p>
          </table:table-cell>
          <table:table-cell office:value-type="string">
            <text:p>M.G. Soldati; A. Sabbioni</text:p>
          </table:table-cell>
          <table:table-cell office:value-type="float" office:value="-0">
            <text:p>-0</text:p>
          </table:table-cell>
          <table:table-cell office:value-type="string">
            <text:p>Lupetti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906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SÃ¬, ma tipo non specificato</text:p>
          </table:table-cell>
          <table:table-cell office:value-type="string">
            <text:p>03.1 Monografia o trattato scientifico</text:p>
          </table:table-cell>
          <table:table-cell office:value-type="string">
            <text:p>design strategico; design per il territorio; design per la cittÃ ; identitÃ ; product design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e identitÃ  urbane. Riflessioni ed esperienze per Milano e Napoli.</text:p>
          </table:table-cell>
          <table:table-cell office:value-type="string">
            <text:p>M. Parente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909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4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The designer approach to wearable technologies.</text:p>
            <text:p/>
            <text:p>A practiced based approach</text:p>
          </table:table-cell>
          <table:table-cell office:value-type="string">
            <text:p>Venere Ferraro</text:p>
          </table:table-cell>
          <table:table-cell office:value-type="string">
            <text:p>STAMPA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928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ntropometria; design; ergonomia fisica; etnografi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l fattore uomo nel design</text:p>
          </table:table-cell>
          <table:table-cell office:value-type="string">
            <text:p>Giuseppe Andreoni</text:p>
          </table:table-cell>
          <table:table-cell office:value-type="string">
            <text:p>STAMPA</text:p>
          </table:table-cell>
          <table:table-cell office:value-type="string">
            <text:p>Aracne Editrice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8998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Semiotica; Interpretazione; Progetto; Design; Inventiv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nterpretazione e progetto. Semiotica dell'inventiva</text:p>
          </table:table-cell>
          <table:table-cell office:value-type="string">
            <text:p>S. ZINGALE</text:p>
          </table:table-cell>
          <table:table-cell office:value-type="string">
            <text:p>STAMPA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129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ensi tempo e architettura. Spazi possibili per umani e non</text:p>
          </table:table-cell>
          <table:table-cell office:value-type="string">
            <text:p>A. Barbara</text:p>
          </table:table-cell>
          <table:table-cell office:value-type="string">
            <text:p>STAMPA</text:p>
          </table:table-cell>
          <table:table-cell office:value-type="string">
            <text:p>Postmedia srl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172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Il palazzo e la cittÃ . Progettare piazza della Scala</text:p>
          </table:table-cell>
          <table:table-cell office:value-type="string">
            <text:p>Irace F; De Lucchi M.</text:p>
          </table:table-cell>
          <table:table-cell office:value-type="float" office:value="-0">
            <text:p>-0</text:p>
          </table:table-cell>
          <table:table-cell office:value-type="string">
            <text:p>Intesa San Paolo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182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rocetta del Montell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Branding for China. Promuovere i design brand in Cina.</text:p>
          </table:table-cell>
          <table:table-cell office:value-type="string">
            <text:p>F. Zurlo</text:p>
          </table:table-cell>
          <table:table-cell office:value-type="string">
            <text:p>STAMPA</text:p>
          </table:table-cell>
          <table:table-cell office:value-type="string">
            <text:p>RCS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196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AWARENESS DESIGN_ Il design della consapevolezza: un percorso sperimentale</text:p>
          </table:table-cell>
          <table:table-cell office:value-type="string">
            <text:p>G.Ceppi</text:p>
          </table:table-cell>
          <table:table-cell office:value-type="float" office:value="-0">
            <text:p>-0</text:p>
          </table:table-cell>
          <table:table-cell office:value-type="string">
            <text:p>Fausto Lupetti - Dodici Edizioni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213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PROdesign. PROgetto, PROfessione, PROdotto</text:p>
          </table:table-cell>
          <table:table-cell office:value-type="string">
            <text:p>M.O.Ingaramo</text:p>
          </table:table-cell>
          <table:table-cell office:value-type="float" office:value="-0">
            <text:p>-0</text:p>
          </table:table-cell>
          <table:table-cell office:value-type="string">
            <text:p>ALINEA EDITRICE S.r.l.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227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; tessuto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Arte e design nel tessuto</text:p>
          </table:table-cell>
          <table:table-cell office:value-type="string">
            <text:p>M.G. Soldati</text:p>
          </table:table-cell>
          <table:table-cell office:value-type="string">
            <text:p>STAMPA</text:p>
          </table:table-cell>
          <table:table-cell office:value-type="string">
            <text:p>Edinterni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240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5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Lâ€™Ospedale accogliente</text:p>
            <text:p/>
            <text:p>il design per gli spazi dâ€™attesa</text:p>
            <text:p/>
            <text:p>dellâ€™A.O. Fatebenefratelli e Oftalmico di Milano</text:p>
          </table:table-cell>
          <table:table-cell office:value-type="string">
            <text:p>G. Gerosa; E. Giunta</text:p>
          </table:table-cell>
          <table:table-cell office:value-type="float" office:value="-0">
            <text:p>-0</text:p>
          </table:table-cell>
          <table:table-cell office:value-type="string">
            <text:p>Maggioli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354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Made in Italy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From Italy dalla ricerca alla manifattura</text:p>
          </table:table-cell>
          <table:table-cell office:value-type="string">
            <text:p>M. Turinetto</text:p>
          </table:table-cell>
          <table:table-cell office:value-type="float" office:value="-0">
            <text:p>-0</text:p>
          </table:table-cell>
          <table:table-cell office:value-type="string">
            <text:p>LUPETTI EDITORI DI COMUNICAZIONE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361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Spatial Design; In-between spaces; Urban spaces; Environmental; Method; Research</text:p>
          </table:table-cell>
          <table:table-cell office:value-type="string">
            <text:p>eng;ita</text:p>
          </table:table-cell>
          <table:table-cell office:value-type="float" office:value="2">
            <text:p>2</text:p>
          </table:table-cell>
          <table:table-cell office:value-type="string">
            <text:p>Spatial Design for in-between urban spaces</text:p>
          </table:table-cell>
          <table:table-cell office:value-type="string">
            <text:p>G.Piccinno'; 'E.Lega'</text:p>
          </table:table-cell>
          <table:table-cell office:value-type="string">
            <text:p>STAMPA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70572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Biennale di Venezia; mostra; installazione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Facecity</text:p>
          </table:table-cell>
          <table:table-cell office:value-type="string">
            <text:p>F. Irace</text:p>
          </table:table-cell>
          <table:table-cell office:value-type="float" office:value="-0">
            <text:p>-0</text:p>
          </table:table-cell>
          <table:table-cell office:value-type="string">
            <text:p>Tecnostampa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73137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Loret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Ricerca Operativa</text:p>
          </table:table-cell>
          <table:table-cell office:value-type="string">
            <text:p>M. Bruglieri; A. Colorni</text:p>
          </table:table-cell>
          <table:table-cell office:value-type="string">
            <text:p>STAMPA</text:p>
          </table:table-cell>
          <table:table-cell office:value-type="string">
            <text:p>Zanichelli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76558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'archivio dello Studio De Pas - D'Urbino - Lomazzi presso il CASVA</text:p>
          </table:table-cell>
          <table:table-cell office:value-type="string">
            <text:p>Feraboli M.T.</text:p>
          </table:table-cell>
          <table:table-cell office:value-type="string">
            <text:p>STAMPA</text:p>
          </table:table-cell>
          <table:table-cell office:value-type="string">
            <text:p>CASVA, Comune di Milano</text:p>
          </table:table-cell>
          <table:table-cell office:value-type="string">
            <text:p>ITA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88163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7 Commento scientifico</text:p>
          </table:table-cell>
          <table:table-cell table:number-columns-repeated="2"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string">
            <text:p>Gio Ponti</text:p>
          </table:table-cell>
          <table:table-cell office:value-type="string">
            <text:p>Irace F; Leoni M</text:p>
          </table:table-cell>
          <table:table-cell office:value-type="float" office:value="-0">
            <text:p>-0</text:p>
          </table:table-cell>
          <table:table-cell office:value-type="string">
            <text:p>Ordine degli Architetti P.P.C. di Milano</text:p>
          </table:table-cell>
          <table:table-cell office:value-type="float" office:value="-0">
            <text:p>-0</text:p>
          </table:table-cell>
          <table:table-cell office:value-type="float" office:value="2012">
            <text:p>2012</text:p>
          </table:table-cell>
          <table:table-cell office:value-type="string">
            <text:p>http://hdl.handle.net/11311/69182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7 Commen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design; gioiello; maestri; innovazione; moda; fashion; masters; innovation</text:p>
          </table:table-cell>
          <table:table-cell office:value-type="string">
            <text:p>ita;eng</text:p>
          </table:table-cell>
          <table:table-cell office:value-type="float" office:value="1">
            <text:p>1</text:p>
          </table:table-cell>
          <table:table-cell office:value-type="string">
            <text:p>Gioiello Italiano Contemporaneo: i Maestri</text:p>
          </table:table-cell>
          <table:table-cell office:value-type="string">
            <text:p>A. CAPPELLIERI</text:p>
          </table:table-cell>
          <table:table-cell office:value-type="string">
            <text:p>STAMPA</text:p>
          </table:table-cell>
          <table:table-cell office:value-type="string">
            <text:p>marsilio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0672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sul Filo della Tradizione</text:p>
          </table:table-cell>
          <table:table-cell office:value-type="string">
            <text:p>Vacca, Federica</text:p>
          </table:table-cell>
          <table:table-cell office:value-type="string">
            <text:p>STAMPA</text:p>
          </table:table-cell>
          <table:table-cell office:value-type="string">
            <text:p>Pitagora Editrice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0752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6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l giocattolo italiano nella prima metÃ  del Novecento</text:p>
          </table:table-cell>
          <table:table-cell office:value-type="string">
            <text:p>P. BERTOLA</text:p>
            <text:p>V. LINFANTE</text:p>
          </table:table-cell>
          <table:table-cell office:value-type="float" office:value="-0">
            <text:p>-0</text:p>
          </table:table-cell>
          <table:table-cell office:value-type="string">
            <text:p>SOLE 24 ORE CULTURA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22157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MAESTRI DEL GIOIELLO ITALIANO CONTEMPORANEO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MARSILIO EDITORE</text:p>
          </table:table-cell>
          <table:table-cell office:value-type="float" office:value="-0">
            <text:p>-0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3616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2">
            <text:p>2</text:p>
          </table:table-cell>
          <table:table-cell office:value-type="string">
            <text:p>IL DESIGN ITALIANO INCONTRA IL GIOIELLO</text:p>
          </table:table-cell>
          <table:table-cell office:value-type="string">
            <text:p>Cappellieri, Alba; M., Romanelli</text:p>
          </table:table-cell>
          <table:table-cell office:value-type="string">
            <text:p>STAMPA</text:p>
          </table:table-cell>
          <table:table-cell office:value-type="string">
            <text:p>MARSILIO EDITORE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3616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Franco Albini</text:p>
          </table:table-cell>
          <table:table-cell office:value-type="string">
            <text:p>Irace F</text:p>
          </table:table-cell>
          <table:table-cell office:value-type="float" office:value="-0">
            <text:p>-0</text:p>
          </table:table-cell>
          <table:table-cell office:value-type="string">
            <text:p>24 Ore Cultura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6203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non anonimi</text:p>
          </table:table-cell>
          <table:table-cell office:value-type="string">
            <text:p>03.1 Monografia o trattato scientifico</text:p>
          </table:table-cell>
          <table:table-cell office:value-type="string">
            <text:p>design management; technology change; product design; design strategies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Product design strategies in technological change</text:p>
          </table:table-cell>
          <table:table-cell office:value-type="string">
            <text:p>C. Cautela; M. Simoni</text:p>
          </table:table-cell>
          <table:table-cell office:value-type="string">
            <text:p>STAMPA</text:p>
          </table:table-cell>
          <table:table-cell office:value-type="string">
            <text:p>Ed. Mc Graw Hill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6569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aboratorio Sociale. Verso la definizione di nuovi modelli di gestione residenziale</text:p>
          </table:table-cell>
          <table:table-cell office:value-type="string">
            <text:p>C. Galeazzi; M.Valsesia</text:p>
          </table:table-cell>
          <table:table-cell office:value-type="string">
            <text:p>STAMPA</text:p>
          </table:table-cell>
          <table:table-cell office:value-type="string">
            <text:p>Ed. a cura della Regione Lombardia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6574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, comunitÃ , territori. Un approccio community-centred per progettare relazioni, strategie e servizi</text:p>
          </table:table-cell>
          <table:table-cell office:value-type="string">
            <text:p>B. Villari</text:p>
          </table:table-cell>
          <table:table-cell office:value-type="float" office:value="-0">
            <text:p>-0</text:p>
          </table:table-cell>
          <table:table-cell office:value-type="string">
            <text:p>LibraccioEditore</text:p>
          </table:table-cell>
          <table:table-cell office:value-type="float" office:value="-0">
            <text:p>-0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6725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7">
            <text:p>7</text:p>
          </table:table-cell>
          <table:table-cell office:value-type="string">
            <text:p>ITS nei trasporti stradali</text:p>
          </table:table-cell>
          <table:table-cell office:value-type="string">
            <text:p>B. Dalla Chiara; B. Barabino; G. N. Bifulco; G. Corona; G. Fusco; R. Rossi; L. Studer</text:p>
          </table:table-cell>
          <table:table-cell office:value-type="string">
            <text:p>STAMPA</text:p>
          </table:table-cell>
          <table:table-cell office:value-type="string">
            <text:p>Egaf</text:p>
          </table:table-cell>
          <table:table-cell office:value-type="float" office:value="-0">
            <text:p>-0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67456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Systemic Aspects of Innovation and Design. The perspective of Collaborative Networks</text:p>
          </table:table-cell>
          <table:table-cell office:value-type="string">
            <text:p>Marzia Mortati</text:p>
          </table:table-cell>
          <table:table-cell office:value-type="float" office:value="-0">
            <text:p>-0</text:p>
          </table:table-cell>
          <table:table-cell office:value-type="string">
            <text:p>Springer</text:p>
          </table:table-cell>
          <table:table-cell office:value-type="float" office:value="-0">
            <text:p>-0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6929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della Maglieria. Strumenti e metodologie progettuali</text:p>
          </table:table-cell>
          <table:table-cell office:value-type="string">
            <text:p>G. M. Conti</text:p>
          </table:table-cell>
          <table:table-cell office:value-type="string">
            <text:p>STAMPA</text:p>
          </table:table-cell>
          <table:table-cell office:value-type="string">
            <text:p>LUPETTI EDITORI DI COMUNICAZIONE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7452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3">
            <text:p>3</text:p>
          </table:table-cell>
          <table:table-cell office:value-type="string">
            <text:p>MADE 4 CERAMICS 2013_ Ceramica Terra Cultura</text:p>
          </table:table-cell>
          <table:table-cell office:value-type="string">
            <text:p>Giulio Ceppi; Fortunato D'Amico; Giovanni Tedeschi</text:p>
          </table:table-cell>
          <table:table-cell office:value-type="float" office:value="-0">
            <text:p>-0</text:p>
          </table:table-cell>
          <table:table-cell office:value-type="string">
            <text:p>DESIGN FAUSTO LUPETTI ( by LSWR )</text:p>
          </table:table-cell>
          <table:table-cell office:value-type="float" office:value="-0">
            <text:p>-0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77551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mapping; PROJETION MAPPING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Light works, experimenal projection mapping</text:p>
          </table:table-cell>
          <table:table-cell office:value-type="string">
            <text:p>Francesco Murano</text:p>
          </table:table-cell>
          <table:table-cell office:value-type="string">
            <text:p>STAMPA</text:p>
          </table:table-cell>
          <table:table-cell office:value-type="string">
            <text:p>Lulu Press, Inc</text:p>
          </table:table-cell>
          <table:table-cell office:value-type="string">
            <text:p>US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81351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string">
            <text:p>color; Design; smart materials; intelligent materials application; intelligent design; materials; smart systems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Materials that Change Color</text:p>
          </table:table-cell>
          <table:table-cell office:value-type="string">
            <text:p>M. Ferrara; M. Bengisu</text:p>
          </table:table-cell>
          <table:table-cell office:value-type="string">
            <text:p>ELETTRONICO</text:p>
          </table:table-cell>
          <table:table-cell office:value-type="string">
            <text:p>Springer</text:p>
          </table:table-cell>
          <table:table-cell office:value-type="float" office:value="-0">
            <text:p>-0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82474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Odile Decq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Odile Decq</text:p>
          </table:table-cell>
          <table:table-cell office:value-type="string">
            <text:p>Celant G.; Irace F.</text:p>
          </table:table-cell>
          <table:table-cell office:value-type="float" office:value="-0">
            <text:p>-0</text:p>
          </table:table-cell>
          <table:table-cell office:value-type="string">
            <text:p>Sole24 ore Cultura</text:p>
          </table:table-cell>
          <table:table-cell office:value-type="float" office:value="-0">
            <text:p>-0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86257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non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 Pas - D'Urbino - Lomazzi. Opere e progetti</text:p>
          </table:table-cell>
          <table:table-cell office:value-type="string">
            <text:p>Feraboli M.</text:p>
          </table:table-cell>
          <table:table-cell office:value-type="float" office:value="-0">
            <text:p>-0</text:p>
          </table:table-cell>
          <table:table-cell office:value-type="string">
            <text:p>Il Libraccio Editore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881632</text:p>
          </table:table-cell>
          <table:table-cell office:value-type="string">
            <text:p>De Pas - D'Urbino - Lomazzi; Maestri del design italiano; architettura contemporanea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MULETO, TALISMANO, GIOIELLO, DESIGN, ALBA CAPPELLIERI. POLITECNICO DI MILANO, AMULET, TALISMAN, JEWELLERY,</text:p>
          </table:table-cell>
          <table:table-cell office:value-type="string">
            <text:p>eng;ita</text:p>
          </table:table-cell>
          <table:table-cell office:value-type="float" office:value="2">
            <text:p>2</text:p>
          </table:table-cell>
          <table:table-cell office:value-type="string">
            <text:p>PORTE BONHEUR, AMULETI E TALISMANI CONTEMPORANEI</text:p>
          </table:table-cell>
          <table:table-cell office:value-type="string">
            <text:p>Cappellieri, Alba; Tenuta, Livia</text:p>
          </table:table-cell>
          <table:table-cell office:value-type="string">
            <text:p>STAMPA</text:p>
          </table:table-cell>
          <table:table-cell office:value-type="string">
            <text:p>MARSILIO</text:p>
          </table:table-cell>
          <table:table-cell office:value-type="string">
            <text:p>ITA</text:p>
          </table:table-cell>
          <table:table-cell office:value-type="float" office:value="2013">
            <text:p>2013</text:p>
          </table:table-cell>
          <table:table-cell office:value-type="string">
            <text:p>http://hdl.handle.net/11311/97927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a fabbrica del Rinascimento. FrÃ©dÃ©ric Spitzer mercante d'arte e collezionista nell'Europa e delle nuove nazioni</text:p>
          </table:table-cell>
          <table:table-cell office:value-type="string">
            <text:p>Cordera, Paola</text:p>
          </table:table-cell>
          <table:table-cell office:value-type="string">
            <text:p>STAMPA</text:p>
          </table:table-cell>
          <table:table-cell office:value-type="string">
            <text:p>Bononia University Press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105675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Data visualization; social media; Smart city</text:p>
          </table:table-cell>
          <table:table-cell office:value-type="string">
            <text:p>eng</text:p>
          </table:table-cell>
          <table:table-cell office:value-type="float" office:value="3">
            <text:p>3</text:p>
          </table:table-cell>
          <table:table-cell office:value-type="string">
            <text:p>Visualizing the Data City, Social media as a source of knowledge for urban planning and management</text:p>
          </table:table-cell>
          <table:table-cell office:value-type="string">
            <text:p>Paolo Ciuccarelli; Giorgia Lupi; Luca Simeone</text:p>
          </table:table-cell>
          <table:table-cell office:value-type="float" office:value="-0">
            <text:p>-0</text:p>
          </table:table-cell>
          <table:table-cell office:value-type="string">
            <text:p>Springer</text:p>
          </table:table-cell>
          <table:table-cell office:value-type="float" office:value="-0">
            <text:p>-0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76207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6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3">
            <text:p>3</text:p>
          </table:table-cell>
          <table:table-cell office:value-type="string">
            <text:p>Developing Biomedical Devices</text:p>
            <text:p>Design, Innovation and Protection</text:p>
          </table:table-cell>
          <table:table-cell office:value-type="string">
            <text:p>Giuseppe Andreoni; Massimo Barbieri; Barbara Colombo</text:p>
          </table:table-cell>
          <table:table-cell office:value-type="string">
            <text:p>STAMPA</text:p>
          </table:table-cell>
          <table:table-cell office:value-type="string">
            <text:p>Springer</text:p>
          </table:table-cell>
          <table:table-cell office:value-type="float" office:value="-0">
            <text:p>-0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765742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La Casa Morbida</text:p>
          </table:table-cell>
          <table:table-cell office:value-type="string">
            <text:p>Beppe Finessi</text:p>
          </table:table-cell>
          <table:table-cell office:value-type="float" office:value="-0">
            <text:p>-0</text:p>
          </table:table-cell>
          <table:table-cell office:value-type="string">
            <text:p>Corraini Edizioni</text:p>
          </table:table-cell>
          <table:table-cell office:value-type="float" office:value="-0">
            <text:p>-0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789118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Ottic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odex Atlanticus. L'occhio di Leonardo. Studi di ottica e prospettiva. Disegni di Leonardo dal Codice Atlantico</text:p>
          </table:table-cell>
          <table:table-cell office:value-type="string">
            <text:p>Marani, P.</text:p>
          </table:table-cell>
          <table:table-cell office:value-type="string">
            <text:p>STAMPA</text:p>
          </table:table-cell>
          <table:table-cell office:value-type="string">
            <text:p>Casa Editrice De Agostini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2434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Intelligent Transport Systems; Transport</text:p>
          </table:table-cell>
          <table:table-cell office:value-type="string">
            <text:p>rus</text:p>
          </table:table-cell>
          <table:table-cell office:value-type="float" office:value="7">
            <text:p>7</text:p>
          </table:table-cell>
          <table:table-cell office:value-type="string">
            <text:p>Ð¸Ñ‚Ñ Ð½Ð° Ð°Ð²Ñ‚Ð¾Ð¼Ð¾Ð±Ð¸Ð»ÑŒÐ½Ð¾Ð¼ Ñ‚Ñ€Ð°Ð½ÑÐ¿Ð¾Ñ€Ñ‚Ðµ</text:p>
          </table:table-cell>
          <table:table-cell office:value-type="string">
            <text:p>L. Studer; B. Dalla Chiara; B. Barabino; G. N. Bifulco; G. Corona; G. Fusco; R. Rossi</text:p>
          </table:table-cell>
          <table:table-cell office:value-type="string">
            <text:p>STAMPA</text:p>
          </table:table-cell>
          <table:table-cell office:value-type="string">
            <text:p>EGAF Edizioni SRL</text:p>
          </table:table-cell>
          <table:table-cell office:value-type="string">
            <text:p>RUS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2593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osc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3">
            <text:p>3</text:p>
          </table:table-cell>
          <table:table-cell office:value-type="string">
            <text:p>Product-Service System Design for Sustainability</text:p>
          </table:table-cell>
          <table:table-cell office:value-type="string">
            <text:p>Vezzoli C.; Kohtala C.; Srinivasan A.</text:p>
          </table:table-cell>
          <table:table-cell office:value-type="string">
            <text:p>STAMPA</text:p>
          </table:table-cell>
          <table:table-cell office:value-type="string">
            <text:p>Greenleaf Publishing</text:p>
          </table:table-cell>
          <table:table-cell office:value-type="string">
            <text:p>GBR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28725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Lond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Synaesthesia; Design; Arte; Musica; Neuroscienze; Sinestesia</text:p>
          </table:table-cell>
          <table:table-cell office:value-type="string">
            <text:p>eng</text:p>
          </table:table-cell>
          <table:table-cell office:value-type="float" office:value="4">
            <text:p>4</text:p>
          </table:table-cell>
          <table:table-cell office:value-type="string">
            <text:p>Synaesthesia: Theoretical, artistic and scientific foundations</text:p>
          </table:table-cell>
          <table:table-cell office:value-type="string">
            <text:p>M. JosÃ¨ De Cordoba; Dina RiccÃ²; Sean Day; et al.</text:p>
          </table:table-cell>
          <table:table-cell office:value-type="float" office:value="-0">
            <text:p>-0</text:p>
          </table:table-cell>
          <table:table-cell office:value-type="string">
            <text:p>International Foundation ArtecittÃ </text:p>
          </table:table-cell>
          <table:table-cell office:value-type="string">
            <text:p>ESP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4634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&amp; moda. Progetti, corpi, simboli</text:p>
          </table:table-cell>
          <table:table-cell office:value-type="string">
            <text:p>G.M. Conti</text:p>
          </table:table-cell>
          <table:table-cell office:value-type="float" office:value="-0">
            <text:p>-0</text:p>
          </table:table-cell>
          <table:table-cell office:value-type="string">
            <text:p>GIUNTI</text:p>
          </table:table-cell>
          <table:table-cell office:value-type="float" office:value="-0">
            <text:p>-0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5073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7">
            <text:p>7</text:p>
          </table:table-cell>
          <table:table-cell office:value-type="string">
            <text:p>Design in European Policy</text:p>
          </table:table-cell>
          <table:table-cell office:value-type="string">
            <text:p>Arquilla V.; Chisholm J.; Evans M.; Landoni P.; Maffei S.; Mortati M.; VILLARI B.</text:p>
          </table:table-cell>
          <table:table-cell office:value-type="float" office:value="-0">
            <text:p>-0</text:p>
          </table:table-cell>
          <table:table-cell office:value-type="string">
            <text:p>Lancaster University</text:p>
          </table:table-cell>
          <table:table-cell office:value-type="string">
            <text:p>GBR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5333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4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rischio, trasporti, Merci pericolose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DESTINATION - Uomo, strada, ambiente. Una sola destinazione.</text:p>
            <text:p/>
            <text:p>Volume 3 - RETE DI MONITORAGGIO</text:p>
          </table:table-cell>
          <table:table-cell office:value-type="string">
            <text:p>Borghetti, Fabio; Bonura, Luca; Marchese, Girolamo</text:p>
          </table:table-cell>
          <table:table-cell office:value-type="float" office:value="-0">
            <text:p>-0</text:p>
          </table:table-cell>
          <table:table-cell office:value-type="string">
            <text:p>Regione Piemonte</text:p>
          </table:table-cell>
          <table:table-cell office:value-type="float" office:value="-0">
            <text:p>-0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5713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sinestesia; neuroscienze; arte; design</text:p>
          </table:table-cell>
          <table:table-cell office:value-type="string">
            <text:p>spa</text:p>
          </table:table-cell>
          <table:table-cell office:value-type="float" office:value="3">
            <text:p>3</text:p>
          </table:table-cell>
          <table:table-cell office:value-type="string">
            <text:p>Sinestesia. Los fundamentos teÃ³ricos, artÃ­sticos y cientÃ­ficos, Segunda ediciÃ³n ampliada y mejorada</text:p>
          </table:table-cell>
          <table:table-cell office:value-type="string">
            <text:p>M. JosÃ¨ De Cordoba; Dina Ricco'; (et al.)</text:p>
          </table:table-cell>
          <table:table-cell office:value-type="string">
            <text:p>ELETTRONICO</text:p>
          </table:table-cell>
          <table:table-cell office:value-type="string">
            <text:p>Ediciones FundaciÃ³n Internacional ArtecittÃ </text:p>
          </table:table-cell>
          <table:table-cell office:value-type="string">
            <text:p>ESP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5873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Game Design; Game Studies; design methods; Urban Game; video game; Videogames; Persuasive game; pervasive game; board game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Game design. Gioco e giocare tra teoria e progetto</text:p>
          </table:table-cell>
          <table:table-cell office:value-type="string">
            <text:p>M. Bertolo; I. Mariani</text:p>
          </table:table-cell>
          <table:table-cell office:value-type="float" office:value="-0">
            <text:p>-0</text:p>
          </table:table-cell>
          <table:table-cell office:value-type="string">
            <text:p>Pearson Italia spa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6213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trasporti; mobilitÃ ; pianificazione urbana</text:p>
          </table:table-cell>
          <table:table-cell office:value-type="string">
            <text:p>ita</text:p>
          </table:table-cell>
          <table:table-cell office:value-type="float" office:value="29">
            <text:p>29</text:p>
          </table:table-cell>
          <table:table-cell office:value-type="string">
            <text:p>Trasporti e cittÃ  - MobilitÃ  e pianificazione urbana</text:p>
          </table:table-cell>
          <table:table-cell office:value-type="string">
            <text:p>Luca Studer; Maternini Giulio; Amoroso Salvatore; Barbarossa Luca; Busi Roberto; Cadei Margherita; Cappelli Agostino; Copiello Sergio; Coppola Pierluigi; Dalla Chiara Bruno; Deflorio Francesco Paolo; Festa Demetrio Carmine; Foini Silvia; Gandini Paolo; Ignaccolo Matteo; Inturri Giuseppe; La Greca Paolo; Maja Roberto; Marchionni Giovanna; Nuzzolo Agostino; Petruccelli Umberto; Pezzagno MichÃ¨le; Pinna Ivano; Ponti Marco; Rubulotta Elena; Salvo Giuseppe; Stanghellini Stefano; Tira Maurizio; Zito Pietro</text:p>
          </table:table-cell>
          <table:table-cell office:value-type="string">
            <text:p>STAMPA</text:p>
          </table:table-cell>
          <table:table-cell office:value-type="string">
            <text:p>EGAF Edizioni SRL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63951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orlÃ¬</text:p>
          </table:table-cell>
          <table:table-cell office:value-type="float" office:value="-0">
            <text:p>-0</text:p>
          </table:table-cell>
        </table:table-row>
        <table:table-row table:style-name="ro7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jewellery design, alba cappellieri, politecnico di milano, new materials, design del gioiello, innovation, design per l innovazione</text:p>
          </table:table-cell>
          <table:table-cell office:value-type="string">
            <text:p>eng;ita</text:p>
          </table:table-cell>
          <table:table-cell office:value-type="float" office:value="3">
            <text:p>3</text:p>
          </table:table-cell>
          <table:table-cell office:value-type="string">
            <text:p>intorno</text:p>
            <text:p/>
            <text:p>al futuro.</text:p>
            <text:p/>
            <text:p>nuovi materiali</text:p>
            <text:p/>
            <text:p>e nuove tecnologie</text:p>
            <text:p/>
            <text:p>per il gioiello</text:p>
          </table:table-cell>
          <table:table-cell office:value-type="string">
            <text:p>Cappellieri, Alba; Del Curto, Barbara; Tenuta, Livia</text:p>
          </table:table-cell>
          <table:table-cell office:value-type="string">
            <text:p>STAMPA</text:p>
          </table:table-cell>
          <table:table-cell office:value-type="string">
            <text:p>Marsilio editore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8115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Vedere per progettare, Basic Design e percezione visiva per il disegno industriale</text:p>
          </table:table-cell>
          <table:table-cell office:value-type="string">
            <text:p>Ferraris, SILVIA DEBORAH</text:p>
          </table:table-cell>
          <table:table-cell office:value-type="string">
            <text:p>STAMPA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881554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BIOGENIE</text:p>
          </table:table-cell>
          <table:table-cell office:value-type="string">
            <text:p>Giulio Ceppi</text:p>
          </table:table-cell>
          <table:table-cell office:value-type="float" office:value="-0">
            <text:p>-0</text:p>
          </table:table-cell>
          <table:table-cell office:value-type="string">
            <text:p>LIST Lab Laboratorio Internazionale Editoriale</text:p>
          </table:table-cell>
          <table:table-cell office:value-type="float" office:value="-0">
            <text:p>-0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92615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Cultural design; narrazione; allestimento; Museografi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e narrazioni per il patrimonio culturale</text:p>
          </table:table-cell>
          <table:table-cell office:value-type="string">
            <text:p>Trocchianesi, Raffaella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93522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'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SÃ¬, ma tipo non specificat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Smart City: tecnologia e creativitÃ  a supporto dellâ€™innovazione</text:p>
          </table:table-cell>
          <table:table-cell office:value-type="string">
            <text:p>A. Colorni; F. Lia; D. Sciuto</text:p>
          </table:table-cell>
          <table:table-cell office:value-type="float" office:value="-0">
            <text:p>-0</text:p>
          </table:table-cell>
          <table:table-cell office:value-type="string">
            <text:p>Fondazione Ansaldo Editore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95797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ecc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Synaesthesia; Sinestesia; Design; Arte; Musica; Neuroscience</text:p>
          </table:table-cell>
          <table:table-cell office:value-type="string">
            <text:p>eng</text:p>
          </table:table-cell>
          <table:table-cell office:value-type="float" office:value="4">
            <text:p>4</text:p>
          </table:table-cell>
          <table:table-cell office:value-type="string">
            <text:p>Synaesthesia: Theoretical, artistic and scientific foundations</text:p>
          </table:table-cell>
          <table:table-cell office:value-type="string">
            <text:p>M. JosÃ¨ De Cordoba; Dina RiccÃ²; Sean Day; et al.;</text:p>
          </table:table-cell>
          <table:table-cell office:value-type="string">
            <text:p>STAMPA</text:p>
          </table:table-cell>
          <table:table-cell office:value-type="string">
            <text:p>International Foundation ArtecittÃ </text:p>
          </table:table-cell>
          <table:table-cell office:value-type="string">
            <text:p>ESP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95857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Granad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string">
            <text:p>PROJECTION MAPPING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LIGHT WORKS - EXPERIMENTAL PROJECTION MAPPING</text:p>
          </table:table-cell>
          <table:table-cell office:value-type="string">
            <text:p>FRANCESCO MURANO</text:p>
          </table:table-cell>
          <table:table-cell office:value-type="string">
            <text:p>STAMPA</text:p>
          </table:table-cell>
          <table:table-cell office:value-type="string">
            <text:p>ARACNE EDITRICE SRL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95876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OM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GIOIELLO SENTIMENTALE, DESIGN, GIOIELLO, ALBA CAPPELLIERI, POLITECNICO DI MILANO, SENTIMENTAL JEWELLERY, JEWELLERY DESIGN,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GIOIELLI SENTIMENTALI_SENTIMENTAL JEWELLERY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MARSILIO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97927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8 Traduzione di libr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Addio Liberty</text:p>
          </table:table-cell>
          <table:table-cell office:value-type="string">
            <text:p>Anna Anzani</text:p>
          </table:table-cell>
          <table:table-cell office:value-type="string">
            <text:p>STAMPA</text:p>
          </table:table-cell>
          <table:table-cell office:value-type="string">
            <text:p>Edizioni Lativa, Varese</text:p>
          </table:table-cell>
          <table:table-cell office:value-type="string">
            <text:p>ITA</text:p>
          </table:table-cell>
          <table:table-cell office:value-type="float" office:value="2014">
            <text:p>2014</text:p>
          </table:table-cell>
          <table:table-cell office:value-type="string">
            <text:p>http://hdl.handle.net/11311/95858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8 Traduzione di libro</text:p>
          </table:table-cell>
          <table:table-cell office:value-type="string">
            <text:p>Vares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â€™oggetto del progetto. Saggi, dialoghi e lezioni di semiotica intorno al design e allâ€™inventiva progettuale</text:p>
          </table:table-cell>
          <table:table-cell office:value-type="string">
            <text:p>Salvatore, Zingale; Massimo, A. BONFANTINI</text:p>
          </table:table-cell>
          <table:table-cell office:value-type="string">
            <text:p>STAMPA</text:p>
          </table:table-cell>
          <table:table-cell office:value-type="string">
            <text:p>ATÃ¬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1005063</text:p>
          </table:table-cell>
          <table:table-cell office:value-type="string">
            <text:p>semiotica, design, progetto, inventiva,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FOR DESIGNERS WITH THEIR HEAD BEYOND THE CLOUDS</text:p>
          </table:table-cell>
          <table:table-cell office:value-type="string">
            <text:p>Dominoni, Annalisa</text:p>
          </table:table-cell>
          <table:table-cell office:value-type="string">
            <text:p>STAMPA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100678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ulla spiaggia</text:p>
          </table:table-cell>
          <table:table-cell office:value-type="string">
            <text:p>Fassi, Davide</text:p>
          </table:table-cell>
          <table:table-cell office:value-type="string">
            <text:p>STAMPA</text:p>
          </table:table-cell>
          <table:table-cell office:value-type="string">
            <text:p>Maggioli spa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1028150</text:p>
          </table:table-cell>
          <table:table-cell office:value-type="string">
            <text:p>design degli spazi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2">
            <text:p>2</text:p>
          </table:table-cell>
          <table:table-cell office:value-type="string">
            <text:p>GIOIELLI IN TAVOLA | FOOD JEWELLERY</text:p>
          </table:table-cell>
          <table:table-cell office:value-type="string">
            <text:p>Tenuta, L.; Vecchi, V.</text:p>
          </table:table-cell>
          <table:table-cell office:value-type="string">
            <text:p>STAMPA</text:p>
          </table:table-cell>
          <table:table-cell office:value-type="string">
            <text:p>Marsilio Editor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103843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SKIN: LA SUPERFICIE DEL GIOIELLO | SKIN: THE SURFACE OF THE JEWEL</text:p>
          </table:table-cell>
          <table:table-cell office:value-type="string">
            <text:p>Tenuta, L.</text:p>
          </table:table-cell>
          <table:table-cell office:value-type="string">
            <text:p>STAMPA</text:p>
          </table:table-cell>
          <table:table-cell office:value-type="string">
            <text:p>MARSILIO EDITOR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103844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Designing Pilot Projects as Boundary Objects. A Brazilian Case Study in the Promotion of Sustainable Design</text:p>
          </table:table-cell>
          <table:table-cell office:value-type="string">
            <text:p>Zurlo, F.; DOS GUIMARAES ALVIM NUNES, Viviane</text:p>
          </table:table-cell>
          <table:table-cell office:value-type="float" office:value="-0">
            <text:p>-0</text:p>
          </table:table-cell>
          <table:table-cell office:value-type="string">
            <text:p>SPRINGER</text:p>
          </table:table-cell>
          <table:table-cell office:value-type="float" office:value="-0">
            <text:p>-0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103913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'isola rovescia</text:p>
          </table:table-cell>
          <table:table-cell office:value-type="string">
            <text:p>Ceppi, Giulio</text:p>
          </table:table-cell>
          <table:table-cell office:value-type="float" office:value="-0">
            <text:p>-0</text:p>
          </table:table-cell>
          <table:table-cell office:value-type="string">
            <text:p>Esperia</text:p>
          </table:table-cell>
          <table:table-cell office:value-type="float" office:value="-0">
            <text:p>-0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1057657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allestimento; museo; media building; scenografa; interni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Mettere in scena Mettere in mostra</text:p>
          </table:table-cell>
          <table:table-cell office:value-type="string">
            <text:p>G.L. Basso Peressut; G. Bosoni; P. Salvadeo</text:p>
          </table:table-cell>
          <table:table-cell office:value-type="string">
            <text:p>STAMPA</text:p>
          </table:table-cell>
          <table:table-cell office:value-type="string">
            <text:p>Lettera Ventidue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789523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iracus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Leonardo da Vinci; arte militare; meccanica; Ottica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odex Atlanticus. La mente di Leonardo. Disegni di Leonardo dal Codice Atlantico</text:p>
          </table:table-cell>
          <table:table-cell office:value-type="string">
            <text:p>Marani, P.</text:p>
          </table:table-cell>
          <table:table-cell office:value-type="float" office:value="-0">
            <text:p>-0</text:p>
          </table:table-cell>
          <table:table-cell office:value-type="string">
            <text:p>Casa Editrice De Agostin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2895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Nova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SÃ¬, ma tipo non specificat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Ilio Negri, metodo e ragione grafica</text:p>
          </table:table-cell>
          <table:table-cell office:value-type="string">
            <text:p>Francesco E. Guida</text:p>
          </table:table-cell>
          <table:table-cell office:value-type="string">
            <text:p>STAMPA</text:p>
          </table:table-cell>
          <table:table-cell office:value-type="string">
            <text:p>Aiap Edizion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34556</text:p>
          </table:table-cell>
          <table:table-cell office:value-type="string">
            <text:p>Progettazione grafica, storia della grafica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ita;eng</text:p>
          </table:table-cell>
          <table:table-cell office:value-type="float" office:value="1">
            <text:p>1</text:p>
          </table:table-cell>
          <table:table-cell office:value-type="string">
            <text:p>DESIGN: 101 STORIE ZANOTTA / DESIGN: 101 ZANOTTA STORIES</text:p>
          </table:table-cell>
          <table:table-cell office:value-type="string">
            <text:p>Beppe Finessi</text:p>
          </table:table-cell>
          <table:table-cell office:value-type="string">
            <text:p>STAMPA</text:p>
          </table:table-cell>
          <table:table-cell office:value-type="string">
            <text:p>SILVANA EDITORIALE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35992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6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Uso dei prodotti; Utente; Progettazione partecipata; Design research; Design del prodotto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ntroduzione agli studi sull'utente. </text:p>
            <text:p>Conoscere gli utenti tra ricerca e design dei prodotti</text:p>
          </table:table-cell>
          <table:table-cell office:value-type="string">
            <text:p>S. Pizzocaro</text:p>
          </table:table-cell>
          <table:table-cell office:value-type="string">
            <text:p>STAMPA</text:p>
          </table:table-cell>
          <table:table-cell office:value-type="string">
            <text:p>Edizioni Unicopl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4617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Milano; architettura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Milano mai vista</text:p>
          </table:table-cell>
          <table:table-cell office:value-type="string">
            <text:p>Irace F.; Neri G.</text:p>
          </table:table-cell>
          <table:table-cell office:value-type="float" office:value="-0">
            <text:p>-0</text:p>
          </table:table-cell>
          <table:table-cell office:value-type="string">
            <text:p>Editoriale Domus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5797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Leonardo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eonardo da Vinci 1452-1519. Il Disegno del mondo</text:p>
          </table:table-cell>
          <table:table-cell office:value-type="string">
            <text:p>Marani, P.; Fiorio, M., T.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5819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Ginevra-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From Italy: value as an attitude</text:p>
          </table:table-cell>
          <table:table-cell office:value-type="string">
            <text:p>M. Turinetto</text:p>
          </table:table-cell>
          <table:table-cell office:value-type="float" office:value="-0">
            <text:p>-0</text:p>
          </table:table-cell>
          <table:table-cell office:value-type="string">
            <text:p>Lupetti - Editori di Comunicazione</text:p>
          </table:table-cell>
          <table:table-cell office:value-type="float" office:value="-0">
            <text:p>-0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58963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SÃ¬, ma tipo non specificat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MARIO DAGRADA, DALLA GRAFICA EDITORIALE PER RIZZOLI ALLA PUBBLICITÃ€</text:p>
          </table:table-cell>
          <table:table-cell office:value-type="string">
            <text:p>Francesco E. Guida</text:p>
          </table:table-cell>
          <table:table-cell office:value-type="string">
            <text:p>STAMPA</text:p>
          </table:table-cell>
          <table:table-cell office:value-type="string">
            <text:p>Aiap Edizion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59588</text:p>
          </table:table-cell>
          <table:table-cell office:value-type="string">
            <text:p>Progettazione grafica, storia della grafica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Abitare l'isola rovescia _Osservazioni sull'Isola rovescia di Lecco e sulla sua <text:s/>curiosa e paradossale natura.</text:p>
          </table:table-cell>
          <table:table-cell office:value-type="string">
            <text:p>Giulio Ceppi</text:p>
          </table:table-cell>
          <table:table-cell office:value-type="string">
            <text:p>STAMPA</text:p>
          </table:table-cell>
          <table:table-cell office:value-type="string">
            <text:p>Maurizio Corraini Srl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65787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4">
            <text:p>4</text:p>
          </table:table-cell>
          <table:table-cell office:value-type="string">
            <text:p>Design for Service Innovation and Development. Final Report</text:p>
          </table:table-cell>
          <table:table-cell office:value-type="string">
            <text:p>Sangiorgi, Daniela; Prendiville, Alison; Jung, Jeyon; Yu, Eun</text:p>
          </table:table-cell>
          <table:table-cell office:value-type="string">
            <text:p>STAMPA</text:p>
          </table:table-cell>
          <table:table-cell office:value-type="string">
            <text:p>Lancaster University</text:p>
          </table:table-cell>
          <table:table-cell office:value-type="string">
            <text:p>GBR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65928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Evoluzione degli artefatti. Teoria del design. Teorie dell'innovazione dei prodotti.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n evoluzione. Per una storia quasi naturale degli artefatti</text:p>
          </table:table-cell>
          <table:table-cell office:value-type="string">
            <text:p>Pizzocaro, Silvia</text:p>
          </table:table-cell>
          <table:table-cell office:value-type="string">
            <text:p>STAMPA</text:p>
          </table:table-cell>
          <table:table-cell office:value-type="string">
            <text:p>Edizioni Unicopli srl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67704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design della comunicazione, gender design, rimediazione, stereotipi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Rimediazioni gender-sensitive. Contributi e progetti per la formazione di un immaginario consapevole</text:p>
          </table:table-cell>
          <table:table-cell office:value-type="string">
            <text:p>Caratti, Elena</text:p>
          </table:table-cell>
          <table:table-cell office:value-type="string">
            <text:p>STAMPA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6964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La cittÃ  industriosa. Anatomia delle nuove comunitÃ  produttive urbane</text:p>
          </table:table-cell>
          <table:table-cell office:value-type="string">
            <text:p>Maffei, Stefano.; <text:s/>Bianchini, Massimo;</text:p>
          </table:table-cell>
          <table:table-cell office:value-type="string">
            <text:p>ELETTRONICO</text:p>
          </table:table-cell>
          <table:table-cell office:value-type="string">
            <text:p>Feltrinell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70261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5">
            <text:p>5</text:p>
          </table:table-cell>
          <table:table-cell office:value-type="string">
            <text:p>Makersâ€™ Inquiry</text:p>
          </table:table-cell>
          <table:table-cell office:value-type="string">
            <text:p>Bianchini, M.; Menichinelli, M.; Maffei, S.; Bombardi, F.; Carosi, A.;</text:p>
          </table:table-cell>
          <table:table-cell office:value-type="float" office:value="-0">
            <text:p>-0</text:p>
          </table:table-cell>
          <table:table-cell office:value-type="string">
            <text:p>Libraccio</text:p>
          </table:table-cell>
          <table:table-cell office:value-type="float" office:value="-0">
            <text:p>-0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70262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Design 2020. Le sfide della trasformazione del sistema design lombardo</text:p>
          </table:table-cell>
          <table:table-cell office:value-type="string">
            <text:p>S. Maffei; M. Bianchini; M. Mortati</text:p>
          </table:table-cell>
          <table:table-cell office:value-type="float" office:value="-0">
            <text:p>-0</text:p>
          </table:table-cell>
          <table:table-cell office:value-type="string">
            <text:p>Libraccio</text:p>
          </table:table-cell>
          <table:table-cell office:value-type="float" office:value="-0">
            <text:p>-0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70263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Building the Expo</text:p>
          </table:table-cell>
          <table:table-cell office:value-type="string">
            <text:p>COLLINA, L.</text:p>
          </table:table-cell>
          <table:table-cell office:value-type="float" office:value="-0">
            <text:p>-0</text:p>
          </table:table-cell>
          <table:table-cell office:value-type="string">
            <text:p>Domus</text:p>
          </table:table-cell>
          <table:table-cell office:value-type="float" office:value="-0">
            <text:p>-0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7667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l progetto imperfetto. Lo studio della forma nei modelli di organizzazione generale dello spazio</text:p>
          </table:table-cell>
          <table:table-cell office:value-type="string">
            <text:p>Nebuloni, Attilio</text:p>
          </table:table-cell>
          <table:table-cell office:value-type="string">
            <text:p>STAMPA</text:p>
          </table:table-cell>
          <table:table-cell office:value-type="string">
            <text:p>Maggiol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7957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 (RN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string">
            <text:p>progetto per l'infanzia, design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I luoghi dell'infanzia. Riflessioni intorno al progetto</text:p>
          </table:table-cell>
          <table:table-cell office:value-type="string">
            <text:p>Boeri, Cristina; Bordin, Micaela; Faccincani, Giorgio</text:p>
          </table:table-cell>
          <table:table-cell office:value-type="string">
            <text:p>STAMPA</text:p>
          </table:table-cell>
          <table:table-cell office:value-type="string">
            <text:p>Maggioli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8265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non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Sociologia</text:p>
          </table:table-cell>
          <table:table-cell office:value-type="string">
            <text:p>VolontÃ©, Paolo; Lunghi, Carla; Magatti, Mauro; Mora, Emanuela</text:p>
          </table:table-cell>
          <table:table-cell office:value-type="string">
            <text:p>STAMPA</text:p>
          </table:table-cell>
          <table:table-cell office:value-type="string">
            <text:p>Mondadori Education spa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8332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industrial design, progetto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 designer (si) raccontano</text:p>
          </table:table-cell>
          <table:table-cell office:value-type="string">
            <text:p>Ceconello, Mauro</text:p>
          </table:table-cell>
          <table:table-cell office:value-type="string">
            <text:p>STAMPA</text:p>
          </table:table-cell>
          <table:table-cell office:value-type="string">
            <text:p>Maggioli spa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8392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STAGE LIGHTING, HISTORY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THE HISTORY OF STAGE LIGHTING BEFORE THE LIGHT BULB</text:p>
          </table:table-cell>
          <table:table-cell office:value-type="string">
            <text:p>Murano, Francesco</text:p>
          </table:table-cell>
          <table:table-cell office:value-type="string">
            <text:p>STAMPA</text:p>
          </table:table-cell>
          <table:table-cell office:value-type="string">
            <text:p>Lulu Press Inc.</text:p>
          </table:table-cell>
          <table:table-cell office:value-type="string">
            <text:p>US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9064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aleigh, NC</text:p>
          </table:table-cell>
          <table:table-cell office:value-type="float" office:value="-0">
            <text:p>-0</text:p>
          </table:table-cell>
        </table:table-row>
        <table:table-row table:style-name="ro4">
          <table:table-cell office:value-type="float" office:value="-0">
            <text:p>-0</text:p>
          </table:table-cell>
          <table:table-cell office:value-type="string">
            <text:p>03.8 Traduzione di libro</text:p>
          </table:table-cell>
          <table:table-cell office:value-type="string">
            <text:p>Liberty, Varese, beauty, food, itineraries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Nutrendo Anima e corpo, Itinerari di delizia tra le Ville Del Sacro Monte Sopra Varese/FEEDING BODY AND SOUL</text:p>
            <text:p/>
            <text:p>Delightful journeys among villas in Sacro Monte above Varese</text:p>
          </table:table-cell>
          <table:table-cell office:value-type="string">
            <text:p>Anna, Anzani</text:p>
          </table:table-cell>
          <table:table-cell office:value-type="string">
            <text:p>STAMPA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15">
            <text:p>2015</text:p>
          </table:table-cell>
          <table:table-cell office:value-type="string">
            <text:p>http://hdl.handle.net/11311/95917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8 Traduzione di libr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Visual Retailing. Shaping the sense of spaces</text:p>
          </table:table-cell>
          <table:table-cell office:value-type="string">
            <text:p>IANNILLI, VALERIA MARIA</text:p>
          </table:table-cell>
          <table:table-cell office:value-type="string">
            <text:p>STAMPA</text:p>
          </table:table-cell>
          <table:table-cell office:value-type="string">
            <text:p>Esculapio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0124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jewellery, design, accessories design, fashion design, history of design, alba cappellieri, bijou design innovation, made in italy, design della moda, design del gioeillo, design dell'accessorio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Gioielli alla Moda/ Jewellery a la mode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Corraini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0370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Transmedia Design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Transmedia Design Framework. Un approccio design-oriented alla Transmedia Practice</text:p>
          </table:table-cell>
          <table:table-cell office:value-type="string">
            <text:p>Ciancia, Mariana</text:p>
          </table:table-cell>
          <table:table-cell office:value-type="string">
            <text:p>STAMPA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03807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Le politiche per il design e il design per le politiche. Dal focus sulla soluzione alla centralitÃ  della valutazione.</text:p>
          </table:table-cell>
          <table:table-cell office:value-type="string">
            <text:p>Mortati, M.; Villari, B.; Maffei, S.; Arquilla, V.</text:p>
          </table:table-cell>
          <table:table-cell office:value-type="float" office:value="-0">
            <text:p>-0</text:p>
          </table:table-cell>
          <table:table-cell office:value-type="string">
            <text:p>Maggioli S.p.A.</text:p>
          </table:table-cell>
          <table:table-cell office:value-type="float" office:value="-0">
            <text:p>-0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0720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storytelling, design, social innovation, philosophy, DESIS Philosophy Talks</text:p>
          </table:table-cell>
          <table:table-cell office:value-type="string">
            <text:p>eng</text:p>
          </table:table-cell>
          <table:table-cell office:value-type="float" office:value="4">
            <text:p>4</text:p>
          </table:table-cell>
          <table:table-cell office:value-type="string">
            <text:p>The Pearl Diver. The Designer as Storyteller</text:p>
          </table:table-cell>
          <table:table-cell office:value-type="string">
            <text:p>Bertolotti, Elisa; Daam, Heather; Piredda, Francesca; Tassinari, Virginia</text:p>
          </table:table-cell>
          <table:table-cell office:value-type="string">
            <text:p>ELETTRONICO</text:p>
          </table:table-cell>
          <table:table-cell office:value-type="string">
            <text:p>DESIS Philosophy Talks - Dipartimento di Design, Politecnico di Milano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08790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SOCIAL FOOD CLUB. SERVICE E FOOD DESIGN COME ABILITATORI DI NUOVI MODELLI DI SVILUPPO, INNOVAZIONE E COESIONE SOCIALE.</text:p>
          </table:table-cell>
          <table:table-cell office:value-type="string">
            <text:p>Maffei, S.; Villari, B.; Tamini, L.; Parini, B.</text:p>
          </table:table-cell>
          <table:table-cell office:value-type="float" office:value="-0">
            <text:p>-0</text:p>
          </table:table-cell>
          <table:table-cell office:value-type="string">
            <text:p>MACRO</text:p>
          </table:table-cell>
          <table:table-cell office:value-type="float" office:value="-0">
            <text:p>-0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1066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Spazio pubblico e attrattivitÃ  urbana. L'Isola e le sue piazze</text:p>
          </table:table-cell>
          <table:table-cell office:value-type="string">
            <text:p>Bruzzese, A.; Gerosa, G.; Tamini, L.</text:p>
          </table:table-cell>
          <table:table-cell office:value-type="string">
            <text:p>STAMPA</text:p>
          </table:table-cell>
          <table:table-cell office:value-type="string">
            <text:p>Bruno Mondadori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14983</text:p>
          </table:table-cell>
          <table:table-cell office:value-type="string">
            <text:p>spazio pubblico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-Tori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lbini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Il design e gli interni di Franco Albini</text:p>
          </table:table-cell>
          <table:table-cell office:value-type="string">
            <text:p>Bucci, Federico; Bosoni, Giampiero</text:p>
          </table:table-cell>
          <table:table-cell office:value-type="string">
            <text:p>STAMPA</text:p>
          </table:table-cell>
          <table:table-cell office:value-type="string">
            <text:p>Electa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1667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2">
            <text:p>2</text:p>
          </table:table-cell>
          <table:table-cell office:value-type="string">
            <text:p>Next Design Innovation</text:p>
          </table:table-cell>
          <table:table-cell office:value-type="string">
            <text:p>Maffei, S.; Bianchini, M.;</text:p>
          </table:table-cell>
          <table:table-cell office:value-type="string">
            <text:p>STAMPA</text:p>
          </table:table-cell>
          <table:table-cell office:value-type="string">
            <text:p>Libraccio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18130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daptive Reuse, Urban Regeneration, Interior Design, Change of Use, Re-use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Adapting Reuse. Strategie di conversione d'uso degli interni e di rinnovamento urbano</text:p>
          </table:table-cell>
          <table:table-cell office:value-type="string">
            <text:p>Camocini, Barbara</text:p>
          </table:table-cell>
          <table:table-cell office:value-type="string">
            <text:p>STAMPA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1837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4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Moving design</text:p>
            <text:p/>
            <text:p>The flow of people in the cities of the future</text:p>
          </table:table-cell>
          <table:table-cell office:value-type="string">
            <text:p>Bruno, Davide Maria</text:p>
          </table:table-cell>
          <table:table-cell office:value-type="string">
            <text:p>STAMPA</text:p>
          </table:table-cell>
          <table:table-cell office:value-type="string">
            <text:p>Mc Graw HILL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18817</text:p>
          </table:table-cell>
          <table:table-cell office:value-type="string">
            <text:p>mobilitÃ , trasporti, smart cities, commuting, territorio, design, strategie territoriali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MICHELE DE LUCCHI</text:p>
          </table:table-cell>
          <table:table-cell office:value-type="string">
            <text:p>De Lucchi, M.</text:p>
          </table:table-cell>
          <table:table-cell office:value-type="string">
            <text:p>STAMPA</text:p>
          </table:table-cell>
          <table:table-cell office:value-type="string">
            <text:p>Corriere della Sera e Politecnico di Milano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1905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 per la sostenibilitÃ , Life Cycle Design, Life Cycle Assesment, design di prodotto</text:p>
          </table:table-cell>
          <table:table-cell office:value-type="string">
            <text:p>spa</text:p>
          </table:table-cell>
          <table:table-cell office:value-type="float" office:value="2">
            <text:p>2</text:p>
          </table:table-cell>
          <table:table-cell office:value-type="string">
            <text:p>DiseÅˆo de productos ambientalmente sustentables</text:p>
          </table:table-cell>
          <table:table-cell office:value-type="string">
            <text:p>Vezzoli, C.; Manzini, E.</text:p>
          </table:table-cell>
          <table:table-cell office:value-type="string">
            <text:p>STAMPA</text:p>
          </table:table-cell>
          <table:table-cell office:value-type="string">
            <text:p>Editorial Designio</text:p>
          </table:table-cell>
          <table:table-cell office:value-type="string">
            <text:p>MEX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1954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ittÃ  del Messic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Handbook of Research on Visual Computing and Emerging Geometrical Design Tools</text:p>
          </table:table-cell>
          <table:table-cell office:value-type="string">
            <text:p>Giuseppe, Amoruso</text:p>
          </table:table-cell>
          <table:table-cell office:value-type="string">
            <text:p>ELETTRONICO</text:p>
          </table:table-cell>
          <table:table-cell office:value-type="string">
            <text:p>IGI Global</text:p>
          </table:table-cell>
          <table:table-cell office:value-type="string">
            <text:p>US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19554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Hershey, PA 17033-1240, US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LIGHTING ARTWORKS IN ART EXIBITIONS</text:p>
          </table:table-cell>
          <table:table-cell office:value-type="string">
            <text:p>Murano, Francesco</text:p>
          </table:table-cell>
          <table:table-cell office:value-type="string">
            <text:p>STAMPA</text:p>
          </table:table-cell>
          <table:table-cell office:value-type="string">
            <text:p>Lulu Press, Inc</text:p>
          </table:table-cell>
          <table:table-cell office:value-type="string">
            <text:p>US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26910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Raleigh, NC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IL GIOIELLO E IL VIAGGIO | JEWELLERY AND JOURNEY</text:p>
          </table:table-cell>
          <table:table-cell office:value-type="string">
            <text:p>Tenuta, L.</text:p>
          </table:table-cell>
          <table:table-cell office:value-type="float" office:value="-0">
            <text:p>-0</text:p>
          </table:table-cell>
          <table:table-cell office:value-type="string">
            <text:p>MARSILIO EDITORI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3844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ENEZI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8">
            <text:p>8</text:p>
          </table:table-cell>
          <table:table-cell office:value-type="string">
            <text:p>Nutrirsi per immagini. Scritti di Alberto Veca per la gola</text:p>
          </table:table-cell>
          <table:table-cell office:value-type="string">
            <text:p>Baule, Giovanni; Bucchetti, VALERIA LUISA; Capatti, Alberto; Ceppi, Giulio; Cerritelli, Claudio; Longari, Elisabetta; Mojoli, Giacomo; Regalia, Ida</text:p>
          </table:table-cell>
          <table:table-cell office:value-type="float" office:value="-0">
            <text:p>-0</text:p>
          </table:table-cell>
          <table:table-cell office:value-type="string">
            <text:p>ListLab</text:p>
          </table:table-cell>
          <table:table-cell office:value-type="float" office:value="-0">
            <text:p>-0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1057651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jewellery. design, gioiello, design, made in italy, alba cappellieri. politecnico di milano, innovazione, design innovation,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BRILLIANT! I FUTURI DEL GIOIELLO ITALIANO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CORRAINI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97927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UCE, MOSTRE, ILLUMINAZIONE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Lâ€™illuminazione delle opere nelle mostre dâ€™arte</text:p>
          </table:table-cell>
          <table:table-cell office:value-type="string">
            <text:p>Murano, Francesco</text:p>
          </table:table-cell>
          <table:table-cell office:value-type="string">
            <text:p>ELETTRONICO</text:p>
          </table:table-cell>
          <table:table-cell office:value-type="string">
            <text:p>Maggioli Editore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99063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SÃ¬, ma tipo non specificat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CLAUDIA MORGAGNI, Lâ€™IMPEGNO COME MODELLO PROFESSIONALE.</text:p>
          </table:table-cell>
          <table:table-cell office:value-type="string">
            <text:p>Guida, Francesco Ermanno</text:p>
          </table:table-cell>
          <table:table-cell office:value-type="string">
            <text:p>STAMPA</text:p>
          </table:table-cell>
          <table:table-cell office:value-type="string">
            <text:p>Aiap Edizioni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994598</text:p>
          </table:table-cell>
          <table:table-cell office:value-type="string">
            <text:p>Progettazione grafica, microstoria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Alessandro Mendini, Atelier Mendini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Codice Mendini</text:p>
          </table:table-cell>
          <table:table-cell office:value-type="string">
            <text:p>Irace, Fulvio</text:p>
          </table:table-cell>
          <table:table-cell office:value-type="float" office:value="-0">
            <text:p>-0</text:p>
          </table:table-cell>
          <table:table-cell office:value-type="string">
            <text:p>Electa Mondadori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99470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Leonardo, Painting, Art and Science, Restoration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Leonardo da Vinci's Last Supper</text:p>
          </table:table-cell>
          <table:table-cell office:value-type="string">
            <text:p>P.MARANI</text:p>
          </table:table-cell>
          <table:table-cell office:value-type="float" office:value="-0">
            <text:p>-0</text:p>
          </table:table-cell>
          <table:table-cell office:value-type="string">
            <text:p>Skira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99482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Cenacolo, Copie, Collezionismo, Fortuna, Royal Academy of Arts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"Bella quanto l'originale istesso". La copia del Cenacolo della Royal Academy di Londra. Vicende, fortuna, attribuzione</text:p>
          </table:table-cell>
          <table:table-cell office:value-type="string">
            <text:p>P.MARANI</text:p>
          </table:table-cell>
          <table:table-cell office:value-type="float" office:value="-0">
            <text:p>-0</text:p>
          </table:table-cell>
          <table:table-cell office:value-type="string">
            <text:p>LoGisma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99482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Vicchio 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sicurezza trasporti, merci pericolose, rischio trasporti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Progetto PTA-DESTINATION: ELABORAZIONE DATI DAI GATE DI PROGETTO - ANNO 2015</text:p>
          </table:table-cell>
          <table:table-cell office:value-type="string">
            <text:p>Borghetti, Fabio; Bonura, Luca; Gandini, Paolo; Pastorelli, Giuseppe</text:p>
          </table:table-cell>
          <table:table-cell office:value-type="string">
            <text:p>ELETTRONICO</text:p>
          </table:table-cell>
          <table:table-cell office:value-type="string">
            <text:p>Regione Piemonte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995980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Sempering. Process and pattern in architecture and design</text:p>
          </table:table-cell>
          <table:table-cell office:value-type="string">
            <text:p>Collina, Luisa Maria Virginia; Zucchi, Cino Paolo</text:p>
          </table:table-cell>
          <table:table-cell office:value-type="string">
            <text:p>STAMPA</text:p>
          </table:table-cell>
          <table:table-cell office:value-type="string">
            <text:p>Silvana Editoriale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99757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inisello balsamo, 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Sempering - Process and pattern in architecture and design</text:p>
          </table:table-cell>
          <table:table-cell office:value-type="string">
            <text:p>Zucchi, Cino; Collina, Luisa</text:p>
          </table:table-cell>
          <table:table-cell office:value-type="string">
            <text:p>STAMPA</text:p>
          </table:table-cell>
          <table:table-cell office:value-type="string">
            <text:p>Silvana Editoriale</text:p>
          </table:table-cell>
          <table:table-cell office:value-type="string">
            <text:p>ITA</text:p>
          </table:table-cell>
          <table:table-cell office:value-type="float" office:value="2016">
            <text:p>2016</text:p>
          </table:table-cell>
          <table:table-cell office:value-type="string">
            <text:p>http://hdl.handle.net/11311/99986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inisello Balsamo, 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string">
            <text:p>design per la sostenibilitÃ , Life Cycle Design, Life Cycle Assesment, design di prodotto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per la sostenibilitÃ  ambiantale. Progettare il ciclo di vita dei prodotti.</text:p>
          </table:table-cell>
          <table:table-cell office:value-type="string">
            <text:p>Vezzoli, Carlo</text:p>
          </table:table-cell>
          <table:table-cell office:value-type="string">
            <text:p>STAMPA</text:p>
          </table:table-cell>
          <table:table-cell office:value-type="string">
            <text:p>Zanichelli</text:p>
          </table:table-cell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0694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4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5">
            <text:p>5</text:p>
          </table:table-cell>
          <table:table-cell office:value-type="string">
            <text:p>Tunnel Fire Testing and Modeling</text:p>
            <text:p/>
            <text:p>The Morgex North Tunnel Experiment</text:p>
          </table:table-cell>
          <table:table-cell office:value-type="string">
            <text:p>Borghetti, Fabio; Derudi, Marco; Gandini, Paolo; Frassoldati, Alessio; Tavelli, Silvia</text:p>
          </table:table-cell>
          <table:table-cell office:value-type="string">
            <text:p>STAMPA</text:p>
          </table:table-cell>
          <table:table-cell office:value-type="string">
            <text:p>Springer</text:p>
          </table:table-cell>
          <table:table-cell office:value-type="float" office:value="-0">
            <text:p>-0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0762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OLTRE Lâ€™ABITO. IRIDESCENZE NELLA MODA CONTEMPORANEA</text:p>
          </table:table-cell>
          <table:table-cell office:value-type="string">
            <text:p>Conti, Giovanni Maria; Fiorani, Eleonora</text:p>
          </table:table-cell>
          <table:table-cell office:value-type="float" office:value="-0">
            <text:p>-0</text:p>
          </table:table-cell>
          <table:table-cell office:value-type="string">
            <text:p>deleyva editore</text:p>
          </table:table-cell>
          <table:table-cell office:value-type="float" office:value="-0">
            <text:p>-0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0999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CoDesign for Public-Interest Services</text:p>
          </table:table-cell>
          <table:table-cell office:value-type="string">
            <text:p>Selloni, Daniela</text:p>
          </table:table-cell>
          <table:table-cell office:value-type="string">
            <text:p>STAMPA</text:p>
          </table:table-cell>
          <table:table-cell office:value-type="string">
            <text:p>Springer</text:p>
          </table:table-cell>
          <table:table-cell office:value-type="string">
            <text:p>CHE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1879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SaloneSatellite. 20 anni di nuova creativitÃ </text:p>
          </table:table-cell>
          <table:table-cell office:value-type="string">
            <text:p>Beppe Finessi</text:p>
          </table:table-cell>
          <table:table-cell office:value-type="string">
            <text:p>STAMPA</text:p>
          </table:table-cell>
          <table:table-cell office:value-type="string">
            <text:p>Corraini Edizioni</text:p>
          </table:table-cell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22048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antov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non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Design &amp; Interiors. Considerations on an evolving discipline between education and profession</text:p>
          </table:table-cell>
          <table:table-cell office:value-type="string">
            <text:p>Biamonti, Alessandro</text:p>
          </table:table-cell>
          <table:table-cell office:value-type="string">
            <text:p>ELETTRONICO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2958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Media Culture Design. Introduzione alla Cultura dei Media per il Design della Comunicazione</text:p>
          </table:table-cell>
          <table:table-cell office:value-type="string">
            <text:p>Ciastellardi, Matteo</text:p>
          </table:table-cell>
          <table:table-cell office:value-type="float" office:value="-0">
            <text:p>-0</text:p>
          </table:table-cell>
          <table:table-cell office:value-type="string">
            <text:p>FrancoAngeli</text:p>
          </table:table-cell>
          <table:table-cell office:value-type="float" office:value="-0">
            <text:p>-0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3137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4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La Gestione Bottom-up dell'Informazione in Rete. </text:p>
            <text:p/>
            <text:p>Analisi progettuale e sintesi critica dei sistemi partecipativi online</text:p>
          </table:table-cell>
          <table:table-cell office:value-type="string">
            <text:p>Ciastellardi, Matteo</text:p>
          </table:table-cell>
          <table:table-cell office:value-type="float" office:value="-0">
            <text:p>-0</text:p>
          </table:table-cell>
          <table:table-cell office:value-type="string">
            <text:p>LED</text:p>
          </table:table-cell>
          <table:table-cell office:value-type="float" office:value="-0">
            <text:p>-0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3137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Il designer in azienda. Il viaggio d'esplorazione di un giovane designer in una PMI no-design</text:p>
          </table:table-cell>
          <table:table-cell office:value-type="string">
            <text:p>Bianco, F.; Rampino, L.</text:p>
          </table:table-cell>
          <table:table-cell office:value-type="string">
            <text:p>STAMPA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36475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nterior(c)ity. Il design di interni urbani pres-agisce storie nuove.</text:p>
          </table:table-cell>
          <table:table-cell office:value-type="string">
            <text:p>Rebaglio, Agnese</text:p>
          </table:table-cell>
          <table:table-cell office:value-type="float" office:value="-0">
            <text:p>-0</text:p>
          </table:table-cell>
          <table:table-cell office:value-type="string">
            <text:p>Maggioli Editore</text:p>
          </table:table-cell>
          <table:table-cell office:value-type="float" office:value="-0">
            <text:p>-0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37393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antarcangelo di Roma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3">
            <text:p>3</text:p>
          </table:table-cell>
          <table:table-cell office:value-type="string">
            <text:p>Designing better services. A strategic approach from design to evaluation</text:p>
          </table:table-cell>
          <table:table-cell office:value-type="string">
            <text:p>Foglieni, F.; Villari, B.; Maffei, S.</text:p>
          </table:table-cell>
          <table:table-cell office:value-type="string">
            <text:p>STAMPA</text:p>
          </table:table-cell>
          <table:table-cell office:value-type="string">
            <text:p>Springer</text:p>
          </table:table-cell>
          <table:table-cell office:value-type="float" office:value="-0">
            <text:p>-0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3981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4">
            <text:p>4</text:p>
          </table:table-cell>
          <table:table-cell office:value-type="string">
            <text:p>MakeToCare. Un ecosistema di attori e soluzioni user-centered per l'innovazione nel campo dell'healthcare</text:p>
          </table:table-cell>
          <table:table-cell office:value-type="string">
            <text:p>Maffei, Stefano; Bianchini, Massimo; Parini, Barbara; Delli Zotti, Elisa</text:p>
          </table:table-cell>
          <table:table-cell office:value-type="string">
            <text:p>STAMPA</text:p>
          </table:table-cell>
          <table:table-cell office:value-type="string">
            <text:p>Libraccio Editore srl</text:p>
          </table:table-cell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39820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Jewellery, Design, Functional Jewellery, Design del gioiello, gioiello funzionale, innovazione gioiello, Jewellery Innovation, Alba Cappellieri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Gioielli Funzionali, Functional Jewellery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Silvana Editoriale</text:p>
          </table:table-cell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41106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alla molecola al paziente. La biomedicina nella societÃ  contemporanea</text:p>
          </table:table-cell>
          <table:table-cell office:value-type="string">
            <text:p>Crabu, Stefano</text:p>
          </table:table-cell>
          <table:table-cell office:value-type="string">
            <text:p>STAMPA</text:p>
          </table:table-cell>
          <table:table-cell office:value-type="string">
            <text:p>SocietÃ  editrice il Mulino spa</text:p>
          </table:table-cell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44114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Bologn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Design, Rito, Design for Cultural Heritage, Design and Humanities</text:p>
          </table:table-cell>
          <table:table-cell office:value-type="string">
            <text:p>ita</text:p>
          </table:table-cell>
          <table:table-cell office:value-type="float" office:value="2">
            <text:p>2</text:p>
          </table:table-cell>
          <table:table-cell office:value-type="string">
            <text:p>Design e rito. La cultura del progetto per il patrimonio rituale contemporaneo</text:p>
          </table:table-cell>
          <table:table-cell office:value-type="string">
            <text:p>Pils, G.; Trocchianesi, R.</text:p>
          </table:table-cell>
          <table:table-cell office:value-type="float" office:value="-0">
            <text:p>-0</text:p>
          </table:table-cell>
          <table:table-cell office:value-type="string">
            <text:p>Mimesis</text:p>
          </table:table-cell>
          <table:table-cell office:value-type="string">
            <text:p>ITA</text:p>
          </table:table-cell>
          <table:table-cell office:value-type="float" office:value="2017">
            <text:p>2017</text:p>
          </table:table-cell>
          <table:table-cell office:value-type="string">
            <text:p>http://hdl.handle.net/11311/1044670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Sesto San Giovanni (Milano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string">
            <text:p>Jewellery design, Chains, History of Jewellery, Alba Cappellieri, design del Gioiello, Gioiello, Accessorio Moda, Storia del Gioiello, Innovation</text:p>
          </table:table-cell>
          <table:table-cell office:value-type="string">
            <text:p>eng;ita</text:p>
          </table:table-cell>
          <table:table-cell office:value-type="float" office:value="1">
            <text:p>1</text:p>
          </table:table-cell>
          <table:table-cell office:value-type="string">
            <text:p>Catene:Gioielli tra storia, funzione e ornamento. Chains: jewellery in history, function and ornament</text:p>
          </table:table-cell>
          <table:table-cell office:value-type="string">
            <text:p>Cappellieri, Alba</text:p>
          </table:table-cell>
          <table:table-cell office:value-type="string">
            <text:p>STAMPA</text:p>
          </table:table-cell>
          <table:table-cell office:value-type="string">
            <text:p>Silvana Editoriale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41104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Location-Based Mobile Games. Design Perspectives</text:p>
          </table:table-cell>
          <table:table-cell office:value-type="string">
            <text:p>Spallazzo, Davide; Mariani, Ilaria</text:p>
          </table:table-cell>
          <table:table-cell office:value-type="string">
            <text:p>STAMPA</text:p>
          </table:table-cell>
          <table:table-cell office:value-type="string">
            <text:p>Springer</text:p>
          </table:table-cell>
          <table:table-cell office:value-type="string">
            <text:p>CHE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4439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ham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Materials that Move. Smart Materials, Intelligent Design</text:p>
          </table:table-cell>
          <table:table-cell office:value-type="string">
            <text:p>Bengisu, M.; Ferrara, M.</text:p>
          </table:table-cell>
          <table:table-cell office:value-type="string">
            <text:p>STAMPA</text:p>
          </table:table-cell>
          <table:table-cell office:value-type="string">
            <text:p>Springer Nature</text:p>
          </table:table-cell>
          <table:table-cell office:value-type="string">
            <text:p>CHE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4470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ham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5">
            <text:p>5</text:p>
          </table:table-cell>
          <table:table-cell office:value-type="string">
            <text:p>Laboratori d'arredo. Didattica e progetti di design tra tradizione e innovazione</text:p>
          </table:table-cell>
          <table:table-cell office:value-type="string">
            <text:p>de Paolis, R.; Tresoldi, M. S.; Buratti, G.; Dellera, L.; Lupidi, E.</text:p>
          </table:table-cell>
          <table:table-cell office:value-type="string">
            <text:p>ELETTRONICO</text:p>
          </table:table-cell>
          <table:table-cell office:value-type="string">
            <text:p>New Press Edizioni srl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45755</text:p>
          </table:table-cell>
          <table:table-cell office:value-type="string">
            <text:p>didattica, design, disegno industriale, arredo, mobile, cucina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ermenate (CO)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non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Design &amp; Alzheimer</text:p>
          </table:table-cell>
          <table:table-cell office:value-type="string">
            <text:p>Biamonti, Alessandro</text:p>
          </table:table-cell>
          <table:table-cell office:value-type="string">
            <text:p>STAMPA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47608</text:p>
          </table:table-cell>
          <table:table-cell office:value-type="string">
            <text:p>Design, alzheimer, terapie non farmacologiche,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Evolving Perspectives in Product Design. From Mass Production to Social Awareness</text:p>
          </table:table-cell>
          <table:table-cell office:value-type="string">
            <text:p>Rampino, LUCIA ROSA ELENA</text:p>
          </table:table-cell>
          <table:table-cell office:value-type="string">
            <text:p>ELETTRONICO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48748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non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3">
            <text:p>3</text:p>
          </table:table-cell>
          <table:table-cell office:value-type="string">
            <text:p>MASSIVE CODESIGN</text:p>
          </table:table-cell>
          <table:table-cell office:value-type="string">
            <text:p>Meroni, Anna; Selloni, Daniela; Rossi, Martina</text:p>
          </table:table-cell>
          <table:table-cell office:value-type="string">
            <text:p>ELETTRONICO</text:p>
          </table:table-cell>
          <table:table-cell office:value-type="string">
            <text:p>Franco Angeli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49832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non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l Design dellâ€™illuminazione: dalla cultura del progetto, al colore, al CAD</text:p>
          </table:table-cell>
          <table:table-cell office:value-type="string">
            <text:p>Rossi, M.</text:p>
          </table:table-cell>
          <table:table-cell office:value-type="string">
            <text:p>STAMPA</text:p>
          </table:table-cell>
          <table:table-cell office:value-type="string">
            <text:p>Gruppo del Colore - Associazione Italiana Colore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1184</text:p>
          </table:table-cell>
          <table:table-cell office:value-type="string">
            <text:p>Lighting, Color, Design, Visual Perception, CAD, Cultural Heritage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3">
            <text:p>3</text:p>
          </table:table-cell>
          <table:table-cell office:value-type="string">
            <text:p>FASHIONabilities. Pianificare e gestire i processi di progettazione del prodotto moda</text:p>
          </table:table-cell>
          <table:table-cell office:value-type="string">
            <text:p>Bertola, P.; Colombi, C.; Vacca, F.</text:p>
          </table:table-cell>
          <table:table-cell office:value-type="float" office:value="-0">
            <text:p>-0</text:p>
          </table:table-cell>
          <table:table-cell office:value-type="string">
            <text:p>Mandragora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129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Firenze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PAZIO AL CIBO. IL RUOLO DEL DESIGN NEL PROGETTO DELLâ€™ALTA CUCINA</text:p>
          </table:table-cell>
          <table:table-cell office:value-type="string">
            <text:p>DI PRETE, Barbara</text:p>
          </table:table-cell>
          <table:table-cell office:value-type="float" office:value="-0">
            <text:p>-0</text:p>
          </table:table-cell>
          <table:table-cell office:value-type="string">
            <text:p>Maggioli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1311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string">
            <text:p>Nessuno</text:p>
          </table:table-cell>
          <table:table-cell office:value-type="string">
            <text:p>03.1 Monografia o trattato scientifico</text:p>
          </table:table-cell>
          <table:table-cell office:value-type="string">
            <text:p>design, innovazione, economia, marketing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Idee in movimento, il valore economico dell'innovazione</text:p>
          </table:table-cell>
          <table:table-cell office:value-type="string">
            <text:p>Turinetto, Marco</text:p>
          </table:table-cell>
          <table:table-cell office:value-type="string">
            <text:p>STAMPA</text:p>
          </table:table-cell>
          <table:table-cell office:value-type="string">
            <text:p>Lupetti Editori di Comunicazione srl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4512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7">
            <text:p>7</text:p>
          </table:table-cell>
          <table:table-cell office:value-type="string">
            <text:p>Designing Sustainable Energy for All. Sustainable Product-Service System Design Applied to Distributed Renewable Energy</text:p>
          </table:table-cell>
          <table:table-cell office:value-type="string">
            <text:p>Vezzoli, C.; Ceschin, F.; Osanjo, L.; Mâ€™Rithaa, M. K.; Moalosi, R.; Nakazibwe, V.; Diehl, J. C.</text:p>
          </table:table-cell>
          <table:table-cell office:value-type="string">
            <text:p>STAMPA</text:p>
          </table:table-cell>
          <table:table-cell office:value-type="string">
            <text:p>Springer</text:p>
          </table:table-cell>
          <table:table-cell office:value-type="string">
            <text:p>GBR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6583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Londr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Comitato scientifico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por</text:p>
          </table:table-cell>
          <table:table-cell office:value-type="float" office:value="11">
            <text:p>11</text:p>
          </table:table-cell>
          <table:table-cell office:value-type="string">
            <text:p>Sistema Produto+ServiÃ§o SustentÃ¡vel: Fundamentos</text:p>
          </table:table-cell>
          <table:table-cell office:value-type="string">
            <text:p>Vezzoli, C.; Kohtala, C.; Srinivasan, A.; Aguinaldo dos Santos, Xin L.; Chaves, LILIANE ITEN; Castillo, Leonardo A. G.; GÃ³mez, Carla. R. P.; Nunes, Viviane G. A.; Lepre, Priscilla R.; Engler, Rita C.; Martins, Suzana B.</text:p>
          </table:table-cell>
          <table:table-cell office:value-type="string">
            <text:p>STAMPA</text:p>
          </table:table-cell>
          <table:table-cell office:value-type="string">
            <text:p>Editora insight</text:p>
          </table:table-cell>
          <table:table-cell office:value-type="string">
            <text:p>BR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6593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Curitib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">
            <text:p>2</text:p>
          </table:table-cell>
          <table:table-cell office:value-type="string">
            <text:p>Idea and the matter</text:p>
          </table:table-cell>
          <table:table-cell office:value-type="string">
            <text:p>Ferrara, Marinela; Ceppi, Giulio</text:p>
          </table:table-cell>
          <table:table-cell office:value-type="float" office:value="-0">
            <text:p>-0</text:p>
          </table:table-cell>
          <table:table-cell office:value-type="string">
            <text:p>LIST Lab</text:p>
          </table:table-cell>
          <table:table-cell office:value-type="float" office:value="-0">
            <text:p>-0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7654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table:number-columns-repeated="3" office:value-type="float" office:value="-0">
            <text:p>-0</text:p>
          </table:table-cell>
          <table:table-cell office:value-type="string">
            <text:p>ita</text:p>
          </table:table-cell>
          <table:table-cell office:value-type="float" office:value="1">
            <text:p>1</text:p>
          </table:table-cell>
          <table:table-cell office:value-type="string">
            <text:p>Scollamenti temporali</text:p>
          </table:table-cell>
          <table:table-cell office:value-type="string">
            <text:p>Ceppi, Giulio</text:p>
          </table:table-cell>
          <table:table-cell office:value-type="float" office:value="-0">
            <text:p>-0</text:p>
          </table:table-cell>
          <table:table-cell office:value-type="string">
            <text:p>Magonza</text:p>
          </table:table-cell>
          <table:table-cell office:value-type="float" office:value="-0">
            <text:p>-0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7656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4">
            <text:p>4</text:p>
          </table:table-cell>
          <table:table-cell office:value-type="string">
            <text:p>MakeToCare. An ecosystem of actors and user-centred solutions for innovation in the healthcare sector</text:p>
          </table:table-cell>
          <table:table-cell office:value-type="string">
            <text:p>Maffei, S.; Bianchini, M.; Parini, B.; Delli, Zotti</text:p>
          </table:table-cell>
          <table:table-cell office:value-type="float" office:value="-0">
            <text:p>-0</text:p>
          </table:table-cell>
          <table:table-cell office:value-type="string">
            <text:p>Libraccio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8800</text:p>
          </table:table-cell>
          <table:table-cell office:value-type="float" office:value="-0">
            <text:p>-0</text:p>
          </table:table-cell>
          <table:table-cell office:value-type="string">
            <text:p>info:eu-repo/semantics/open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28">
            <text:p>28</text:p>
          </table:table-cell>
          <table:table-cell office:value-type="string">
            <text:p>Handbook of Research on Form and Morphogenesis in Modern Architectural Contexts</text:p>
          </table:table-cell>
          <table:table-cell office:value-type="string">
            <text:p>Alessio, Erioli; Maria, Voyatzaki; Dimitris, Gourdoukis; Fabio, Bianconi; Marco, Filippucci; Matteo, Margutti; Margherita, Stramaccia; Naboni, ROBERTO STEFANO; Paoletti, Ingrid; Tommaso, Empler; Mauro, Chiarella; Matias Dalla Costa, ; Alessandro, Luigini; Starlight, Vattano; Vanossi, Andrea; Ioanna, Symeonidou; D'Uva, Domenico; LO TURCO, Massimiliano; BAUSOLA PAGLIERO, Yoseph; Alessandro, Buffi; Buthayna Hasan Eilouti, ; Amoruso, Giuseppe; Giuseppe, Fallacara; Maurizio, Barberio; Ruttico, Pierpaolo; Converso, Stefano; Giostra, Simone; Vito, Sirago</text:p>
          </table:table-cell>
          <table:table-cell office:value-type="string">
            <text:p>STAMPA</text:p>
          </table:table-cell>
          <table:table-cell office:value-type="string">
            <text:p>IGI Global</text:p>
          </table:table-cell>
          <table:table-cell office:value-type="string">
            <text:p>US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63169</text:p>
          </table:table-cell>
          <table:table-cell office:value-type="float" office:value="-0">
            <text:p>-0</text:p>
          </table:table-cell>
          <table:table-cell office:value-type="string">
            <text:p>none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Hershey, PA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string">
            <text:p>Esperti non anonimi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TRANSMEDIA DESIGN FRAMEWORK. Design-Oriented Approach to Transmedia Practice</text:p>
          </table:table-cell>
          <table:table-cell office:value-type="string">
            <text:p>Ciancia, M.</text:p>
          </table:table-cell>
          <table:table-cell office:value-type="string">
            <text:p>ELETTRONICO</text:p>
          </table:table-cell>
          <table:table-cell office:value-type="string">
            <text:p>FrancoAngeli</text:p>
          </table:table-cell>
          <table:table-cell office:value-type="string">
            <text:p>ITA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6536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office:value-type="string">
            <text:p>Milano</text:p>
          </table:table-cell>
          <table:table-cell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1 Monografia o trattato scientifico</text:p>
          </table:table-cell>
          <table:table-cell office:value-type="float" office:value="-0">
            <text:p>-0</text:p>
          </table:table-cell>
          <table:table-cell office:value-type="string">
            <text:p>eng</text:p>
          </table:table-cell>
          <table:table-cell office:value-type="float" office:value="1">
            <text:p>1</text:p>
          </table:table-cell>
          <table:table-cell office:value-type="string">
            <text:p>Monoloco stories</text:p>
          </table:table-cell>
          <table:table-cell office:value-type="string">
            <text:p>Barbara, Anna</text:p>
          </table:table-cell>
          <table:table-cell office:value-type="float" office:value="-0">
            <text:p>-0</text:p>
          </table:table-cell>
          <table:table-cell office:value-type="string">
            <text:p>Triennale</text:p>
          </table:table-cell>
          <table:table-cell office:value-type="float" office:value="-0">
            <text:p>-0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65599</text:p>
          </table:table-cell>
          <table:table-cell office:value-type="float" office:value="-0">
            <text:p>-0</text:p>
          </table:table-cell>
          <table:table-cell office:value-type="string">
            <text:p>info:eu-repo/semantics/closedAccess</text:p>
          </table:table-cell>
          <table:table-cell office:value-type="string">
            <text:p>03 LIBRO::03.1 Monografia o trattato scientifico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1">
          <table:table-cell office:value-type="float" office:value="-0">
            <text:p>-0</text:p>
          </table:table-cell>
          <table:table-cell office:value-type="string">
            <text:p>03.5 Edizione critica</text:p>
          </table:table-cell>
          <table:table-cell table:number-columns-repeated="2" office:value-type="float" office:value="-0">
            <text:p>-0</text:p>
          </table:table-cell>
          <table:table-cell office:value-type="float" office:value="1">
            <text:p>1</text:p>
          </table:table-cell>
          <table:table-cell office:value-type="string">
            <text:p>Smart City - Material Technology People</text:p>
          </table:table-cell>
          <table:table-cell office:value-type="string">
            <text:p>Ceppi, Giulio</text:p>
          </table:table-cell>
          <table:table-cell office:value-type="string">
            <text:p>STAMPA</text:p>
          </table:table-cell>
          <table:table-cell table:number-columns-repeated="2" office:value-type="float" office:value="-0">
            <text:p>-0</text:p>
          </table:table-cell>
          <table:table-cell office:value-type="float" office:value="2018">
            <text:p>2018</text:p>
          </table:table-cell>
          <table:table-cell office:value-type="string">
            <text:p>http://hdl.handle.net/11311/1057650</text:p>
          </table:table-cell>
          <table:table-cell table:number-columns-repeated="2" office:value-type="float" office:value="-0">
            <text:p>-0</text:p>
          </table:table-cell>
          <table:table-cell office:value-type="string">
            <text:p>03 LIBRO::03.5 Edizione critica</text:p>
          </table:table-cell>
          <table:table-cell table:number-columns-repeated="2" office:value-type="float" office:value="-0">
            <text:p>-0</text:p>
          </table:table-cell>
        </table:table-row>
      </table:table>
      <table:database-ranges>
        <table:database-range table:target-range-address="risultati.G2:risultati.H59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Pivot1" table:application-data="" table:target-range-address="mid.A452:mid.B468" table:buttons="">
          <table:source-cell-range table:cell-range-address="mid.B1:mid.B450"/>
          <table:data-pilot-field table:source-field-name="dc.publisher.country" table:orientation="row" table:used-hierarchy="0" table:function="auto">
            <table:data-pilot-level table:show-empty="false">
              <table:data-pilot-members>
                <table:data-pilot-member table:name="-0" table:display="true" table:show-details="true"/>
                <table:data-pilot-member table:name="BRA" table:display="true" table:show-details="true"/>
                <table:data-pilot-member table:name="CHE" table:display="true" table:show-details="true"/>
                <table:data-pilot-member table:name="CHN" table:display="true" table:show-details="true"/>
                <table:data-pilot-member table:name="DEU" table:display="true" table:show-details="true"/>
                <table:data-pilot-member table:name="ESP" table:display="true" table:show-details="true"/>
                <table:data-pilot-member table:name="FRA" table:display="true" table:show-details="true"/>
                <table:data-pilot-member table:name="GBR" table:display="true" table:show-details="true"/>
                <table:data-pilot-member table:name="ITA" table:display="true" table:show-details="true"/>
                <table:data-pilot-member table:name="MEX" table:display="true" table:show-details="true"/>
                <table:data-pilot-member table:name="RUS" table:display="true" table:show-details="true"/>
                <table:data-pilot-member table:name="TWN" table:display="true" table:show-details="true"/>
                <table:data-pilot-member table:name="US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c.publisher.country" table:orientation="data" table:used-hierarchy="-1" table:function="count">
            <table:data-pilot-level/>
          </table:data-pilot-field>
        </table:data-pilot-table>
        <table:data-pilot-table table:name="Pivot2" table:application-data="" table:target-range-address="mid.C454:mid.D462" table:buttons="">
          <table:source-cell-range table:cell-range-address="mid.C1:mid.C452"/>
          <table:data-pilot-field table:source-field-name="item.openaireRights" table:orientation="row" table:used-hierarchy="0" table:function="auto">
            <table:data-pilot-level table:show-empty="false">
              <table:data-pilot-members>
                <table:data-pilot-member table:name="-0" table:display="true" table:show-details="true"/>
                <table:data-pilot-member table:name="" table:display="true" table:show-details="true"/>
                <table:data-pilot-member table:name="info:eu-repo/semantics/closedAccess" table:display="true" table:show-details="true"/>
                <table:data-pilot-member table:name="info:eu-repo/semantics/openAccess" table:display="true" table:show-details="true"/>
                <table:data-pilot-member table:name="no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tem.openaireRights" table:orientation="data" table:used-hierarchy="-1" table:function="count">
            <table:data-pilot-level/>
          </table:data-pilot-field>
        </table:data-pilot-table>
        <table:data-pilot-table table:name="Pivot3" table:application-data="" table:target-range-address="mid.D452:mid.E458" table:buttons="mid.D452">
          <table:source-cell-range table:cell-range-address="mid.E1:mid.E450"/>
          <table:data-pilot-field table:source-field-name="dc.type.circulation" table:orientation="row" table:used-hierarchy="0" table:function="auto">
            <table:data-pilot-level table:show-empty="false">
              <table:data-pilot-members>
                <table:data-pilot-member table:name="-0" table:display="true" table:show-details="true"/>
                <table:data-pilot-member table:name="internazionale" table:display="true" table:show-details="true"/>
                <table:data-pilot-member table:name="nazion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dc.type.circulation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21/10/2019</text:date>, <text:time>02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1T02:57:03.09</dc:date>
    <dc:creator>Matteo Testa</dc:creator>
    <meta:generator>OpenOffice/4.1.7$Win32 OpenOffice.org_project/417m1$Build-9800</meta:generator>
    <meta:editing-duration>PT15M33S</meta:editing-duration>
    <meta:editing-cycles>10</meta:editing-cycles>
    <meta:document-statistic meta:table-count="3" meta:cell-count="101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807cm" xlink:href=".." xlink:type="simple" chart:class="chart:bar" chart:style-name="ch1">
        <chart:title svg:x="6.342cm" svg:y="0.312cm" chart:style-name="ch2">
          <text:p>circolazione libri</text:p>
        </chart:title>
        <chart:legend chart:legend-position="end" svg:x="13.816cm" svg:y="4.091cm" style:legend-expansion="high" chart:style-name="ch3"/>
        <chart:plot-area chart:style-name="ch4" table:cell-range-address="risultati.I3:risultati.J4" chart:data-source-has-labels="column" svg:x="0.77cm" svg:y="1.619cm" svg:width="12.406cm" svg:height="6.592cm">
          <chartooo:coordinate-region svg:x="1.391cm" svg:y="1.831cm" svg:width="11.785cm" svg:height="5.707cm"/>
          <chart:axis chart:dimension="x" chart:name="primary-x" chart:style-name="ch5" chartooo:axis-type="auto">
            <chartooo:date-scale/>
            <chart:categories table:cell-range-address="risultati.I3:risultati.I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isultati.J3:risultati.J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internazionale</text:p>
                <draw:g>
                  <svg:desc>risultati.I3:risultati.I4</svg:desc>
                </draw:g>
              </table:table-cell>
              <table:table-cell office:value-type="float" office:value="22">
                <text:p>22</text:p>
                <draw:g>
                  <svg:desc>risultati.J3:risultati.J4</svg:desc>
                </draw:g>
              </table:table-cell>
            </table:table-row>
            <table:table-row>
              <table:table-cell office:value-type="string">
                <text:p>nazionale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2cm" xlink:href=".." xlink:type="simple" chart:class="chart:bar" chart:style-name="ch1">
        <chart:title svg:x="7.004cm" svg:y="0.316cm" chart:style-name="ch2">
          <text:p>Diritti libri</text:p>
        </chart:title>
        <chart:legend chart:legend-position="end" svg:x="13.763cm" svg:y="4.198cm" style:legend-expansion="high" chart:style-name="ch3"/>
        <chart:plot-area chart:style-name="ch4" table:cell-range-address="risultati.E4:risultati.F6" chart:data-source-has-labels="column" svg:x="0.77cm" svg:y="1.635cm" svg:width="12.353cm" svg:height="6.785cm">
          <chartooo:coordinate-region svg:x="1.577cm" svg:y="1.847cm" svg:width="11.546cm" svg:height="5.9cm"/>
          <chart:axis chart:dimension="x" chart:name="primary-x" chart:style-name="ch5" chartooo:axis-type="auto">
            <chartooo:date-scale/>
            <chart:categories table:cell-range-address="risultati.E4:risultati.E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isultati.F4:risultati.F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losedAccess</text:p>
                <draw:g>
                  <svg:desc>risultati.E4:risultati.E6</svg:desc>
                </draw:g>
              </table:table-cell>
              <table:table-cell office:value-type="float" office:value="238">
                <text:p>238</text:p>
                <draw:g>
                  <svg:desc>risultati.F4:risultati.F6</svg:desc>
                </draw:g>
              </table:table-cell>
            </table:table-row>
            <table:table-row>
              <table:table-cell office:value-type="string">
                <text:p>openAccess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8.529cm" xlink:href=".." xlink:type="simple" chart:class="chart:bar" chart:style-name="ch1">
        <chart:title svg:x="6.938cm" svg:y="0.306cm" chart:style-name="ch2">
          <text:p>lingue libri</text:p>
        </chart:title>
        <chart:legend chart:legend-position="end" svg:x="14.689cm" svg:y="1.856cm" style:legend-expansion="high" chart:style-name="ch3"/>
        <chart:plot-area chart:style-name="ch4" table:cell-range-address="risultati.A21:risultati.B29" chart:data-source-has-labels="column" svg:x="0.77cm" svg:y="1.595cm" svg:width="13.279cm" svg:height="6.344cm">
          <chartooo:coordinate-region svg:x="1.577cm" svg:y="1.807cm" svg:width="12.472cm" svg:height="5.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isultati.B21:risultati.B21" chart:label-cell-address="risultati.A21:risultati.A21" chart:class="chart:bar">
            <chart:data-point/>
          </chart:series>
          <chart:series chart:style-name="ch9" chart:values-cell-range-address="risultati.B22:risultati.B22" chart:label-cell-address="risultati.A22:risultati.A22" chart:class="chart:bar">
            <chart:data-point/>
          </chart:series>
          <chart:series chart:style-name="ch10" chart:values-cell-range-address="risultati.B23:risultati.B23" chart:label-cell-address="risultati.A23:risultati.A23" chart:class="chart:bar">
            <chart:data-point/>
          </chart:series>
          <chart:series chart:style-name="ch11" chart:values-cell-range-address="risultati.B24:risultati.B24" chart:label-cell-address="risultati.A24:risultati.A24" chart:class="chart:bar">
            <chart:data-point/>
          </chart:series>
          <chart:series chart:style-name="ch12" chart:values-cell-range-address="risultati.B25:risultati.B25" chart:label-cell-address="risultati.A25:risultati.A25" chart:class="chart:bar">
            <chart:data-point/>
          </chart:series>
          <chart:series chart:style-name="ch13" chart:values-cell-range-address="risultati.B26:risultati.B26" chart:label-cell-address="risultati.A26:risultati.A26" chart:class="chart:bar">
            <chart:data-point/>
          </chart:series>
          <chart:series chart:style-name="ch14" chart:values-cell-range-address="risultati.B27:risultati.B27" chart:label-cell-address="risultati.A27:risultati.A27" chart:class="chart:bar">
            <chart:data-point/>
          </chart:series>
          <chart:series chart:style-name="ch15" chart:values-cell-range-address="risultati.B28:risultati.B28" chart:label-cell-address="risultati.A28:risultati.A28" chart:class="chart:bar">
            <chart:data-point/>
          </chart:series>
          <chart:series chart:style-name="ch16" chart:values-cell-range-address="risultati.B29:risultati.B29" chart:label-cell-address="risultati.A29:risultati.A29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ta</text:p>
                <draw:g>
                  <svg:desc>risultati.A21:risultati.A21</svg:desc>
                </draw:g>
              </table:table-cell>
              <table:table-cell office:value-type="float" office:value="292">
                <text:p>292</text:p>
                <draw:g>
                  <svg:desc>risultati.B21:risultati.B21</svg:desc>
                </draw:g>
              </table:table-cell>
            </table:table-row>
            <table:table-row>
              <table:table-cell office:value-type="string">
                <text:p>eng</text:p>
                <draw:g>
                  <svg:desc>risultati.A22:risultati.A22</svg:desc>
                </draw:g>
              </table:table-cell>
              <table:table-cell office:value-type="float" office:value="128">
                <text:p>128</text:p>
                <draw:g>
                  <svg:desc>risultati.B22:risultati.B22</svg:desc>
                </draw:g>
              </table:table-cell>
            </table:table-row>
            <table:table-row>
              <table:table-cell office:value-type="string">
                <text:p>por</text:p>
                <draw:g>
                  <svg:desc>risultati.A23:risultati.A23</svg:desc>
                </draw:g>
              </table:table-cell>
              <table:table-cell office:value-type="float" office:value="3">
                <text:p>3</text:p>
                <draw:g>
                  <svg:desc>risultati.B23:risultati.B23</svg:desc>
                </draw:g>
              </table:table-cell>
            </table:table-row>
            <table:table-row>
              <table:table-cell office:value-type="string">
                <text:p>spa</text:p>
                <draw:g>
                  <svg:desc>risultati.A24:risultati.A24</svg:desc>
                </draw:g>
              </table:table-cell>
              <table:table-cell office:value-type="float" office:value="5">
                <text:p>5</text:p>
                <draw:g>
                  <svg:desc>risultati.B24:risultati.B24</svg:desc>
                </draw:g>
              </table:table-cell>
            </table:table-row>
            <table:table-row>
              <table:table-cell office:value-type="string">
                <text:p>chi</text:p>
                <draw:g>
                  <svg:desc>risultati.A25:risultati.A25</svg:desc>
                </draw:g>
              </table:table-cell>
              <table:table-cell office:value-type="float" office:value="2">
                <text:p>2</text:p>
                <draw:g>
                  <svg:desc>risultati.B25:risultati.B25</svg:desc>
                </draw:g>
              </table:table-cell>
            </table:table-row>
            <table:table-row>
              <table:table-cell office:value-type="string">
                <text:p>fra</text:p>
                <draw:g>
                  <svg:desc>risultati.A26:risultati.A26</svg:desc>
                </draw:g>
              </table:table-cell>
              <table:table-cell office:value-type="float" office:value="4">
                <text:p>4</text:p>
                <draw:g>
                  <svg:desc>risultati.B26:risultati.B26</svg:desc>
                </draw:g>
              </table:table-cell>
            </table:table-row>
            <table:table-row>
              <table:table-cell office:value-type="string">
                <text:p>ger</text:p>
                <draw:g>
                  <svg:desc>risultati.A27:risultati.A27</svg:desc>
                </draw:g>
              </table:table-cell>
              <table:table-cell office:value-type="float" office:value="1">
                <text:p>1</text:p>
                <draw:g>
                  <svg:desc>risultati.B27:risultati.B27</svg:desc>
                </draw:g>
              </table:table-cell>
            </table:table-row>
            <table:table-row>
              <table:table-cell office:value-type="string">
                <text:p>rus</text:p>
                <draw:g>
                  <svg:desc>risultati.A28:risultati.A28</svg:desc>
                </draw:g>
              </table:table-cell>
              <table:table-cell office:value-type="float" office:value="1">
                <text:p>1</text:p>
                <draw:g>
                  <svg:desc>risultati.B28:risultati.B28</svg:desc>
                </draw:g>
              </table:table-cell>
            </table:table-row>
            <table:table-row>
              <table:table-cell office:value-type="string">
                <text:p>jpn</text:p>
                <draw:g>
                  <svg:desc>risultati.A29:risultati.A29</svg:desc>
                </draw:g>
              </table:table-cell>
              <table:table-cell office:value-type="float" office:value="1">
                <text:p>1</text:p>
                <draw:g>
                  <svg:desc>risultati.B29:risultati.B2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016cm" svg:height="9cm" xlink:href=".." xlink:type="simple" chart:class="chart:bar" chart:style-name="ch1">
        <chart:title svg:x="11.956cm" svg:y="0.316cm" chart:style-name="ch2">
          <text:p>paesi pubb libri</text:p>
        </chart:title>
        <chart:legend chart:legend-position="end" svg:x="18.282cm" svg:y="2.092cm" style:legend-expansion="high" chart:style-name="ch3"/>
        <chart:plot-area chart:style-name="ch4" table:cell-range-address="risultati.G1:risultati.H2 risultati.G4:risultati.H19" chart:data-source-has-labels="both" svg:x="0.99cm" svg:y="1.635cm" svg:width="16.212cm" svg:height="6.765cm">
          <chartooo:coordinate-region svg:x="1.797cm" svg:y="1.847cm" svg:width="15.405cm" svg:height="6.341cm"/>
          <chart:axis chart:dimension="x" chart:name="primary-x" chart:style-name="ch5" chartooo:axis-type="auto">
            <chartooo:date-scale/>
            <chart:categories table:cell-range-address="risultati.H1:risultati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isultati.H2:risultati.H2" chart:label-cell-address="risultati.G2:risultati.G2" chart:class="chart:bar">
            <chart:data-point/>
          </chart:series>
          <chart:series chart:style-name="ch9" chart:values-cell-range-address="risultati.H4:risultati.H4" chart:label-cell-address="risultati.G4:risultati.G4" chart:class="chart:bar">
            <chart:data-point/>
          </chart:series>
          <chart:series chart:style-name="ch10" chart:values-cell-range-address="risultati.H5:risultati.H5" chart:label-cell-address="risultati.G5:risultati.G5" chart:class="chart:bar">
            <chart:data-point/>
          </chart:series>
          <chart:series chart:style-name="ch11" chart:values-cell-range-address="risultati.H6:risultati.H6" chart:label-cell-address="risultati.G6:risultati.G6" chart:class="chart:bar">
            <chart:data-point/>
          </chart:series>
          <chart:series chart:style-name="ch12" chart:values-cell-range-address="risultati.H7:risultati.H7" chart:label-cell-address="risultati.G7:risultati.G7" chart:class="chart:bar">
            <chart:data-point/>
          </chart:series>
          <chart:series chart:style-name="ch13" chart:values-cell-range-address="risultati.H8:risultati.H8" chart:label-cell-address="risultati.G8:risultati.G8" chart:class="chart:bar">
            <chart:data-point/>
          </chart:series>
          <chart:series chart:style-name="ch14" chart:values-cell-range-address="risultati.H9:risultati.H9" chart:label-cell-address="risultati.G9:risultati.G9" chart:class="chart:bar">
            <chart:data-point/>
          </chart:series>
          <chart:series chart:style-name="ch15" chart:values-cell-range-address="risultati.H10:risultati.H10" chart:label-cell-address="risultati.G10:risultati.G10" chart:class="chart:bar">
            <chart:data-point/>
          </chart:series>
          <chart:series chart:style-name="ch16" chart:values-cell-range-address="risultati.H11:risultati.H11" chart:label-cell-address="risultati.G11:risultati.G11" chart:class="chart:bar">
            <chart:data-point/>
          </chart:series>
          <chart:series chart:style-name="ch17" chart:values-cell-range-address="risultati.H12:risultati.H12" chart:label-cell-address="risultati.G12:risultati.G12" chart:class="chart:bar">
            <chart:data-point/>
          </chart:series>
          <chart:series chart:style-name="ch18" chart:values-cell-range-address="risultati.H13:risultati.H13" chart:label-cell-address="risultati.G13:risultati.G13" chart:class="chart:bar">
            <chart:data-point/>
          </chart:series>
          <chart:series chart:style-name="ch19" chart:values-cell-range-address="risultati.H14:risultati.H14" chart:label-cell-address="risultati.G14:risultati.G14" chart:class="chart:bar">
            <chart:data-point/>
          </chart:series>
          <chart:series chart:style-name="ch8" chart:values-cell-range-address="risultati.H15:risultati.H15" chart:label-cell-address="risultati.G15:risultati.G15" chart:class="chart:bar">
            <chart:data-point/>
          </chart:series>
          <chart:series chart:style-name="ch9" chart:values-cell-range-address="risultati.H16:risultati.H16" chart:label-cell-address="risultati.G16:risultati.G16" chart:class="chart:bar">
            <chart:data-point/>
          </chart:series>
          <chart:series chart:style-name="ch10" chart:values-cell-range-address="risultati.H17:risultati.H17" chart:label-cell-address="risultati.G17:risultati.G17" chart:class="chart:bar">
            <chart:data-point/>
          </chart:series>
          <chart:series chart:style-name="ch11" chart:values-cell-range-address="risultati.H18:risultati.H18" chart:label-cell-address="risultati.G18:risultati.G18" chart:class="chart:bar">
            <chart:data-point/>
          </chart:series>
          <chart:series chart:style-name="ch12" chart:values-cell-range-address="risultati.H19:risultati.H19" chart:label-cell-address="risultati.G19:risultati.G19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risultati.H1:risultati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lano</text:p>
                <draw:g>
                  <svg:desc>risultati.G2:risultati.G2</svg:desc>
                </draw:g>
              </table:table-cell>
              <table:table-cell office:value-type="float" office:value="204">
                <text:p>204</text:p>
                <draw:g>
                  <svg:desc>risultati.H2:risultati.H2</svg:desc>
                </draw:g>
              </table:table-cell>
            </table:table-row>
            <table:table-row>
              <table:table-cell office:value-type="string">
                <text:p>Roma</text:p>
                <draw:g>
                  <svg:desc>risultati.G4:risultati.G4</svg:desc>
                </draw:g>
              </table:table-cell>
              <table:table-cell office:value-type="float" office:value="23">
                <text:p>23</text:p>
                <draw:g>
                  <svg:desc>risultati.H4:risultati.H4</svg:desc>
                </draw:g>
              </table:table-cell>
            </table:table-row>
            <table:table-row>
              <table:table-cell office:value-type="string">
                <text:p>Bologna</text:p>
                <draw:g>
                  <svg:desc>risultati.G5:risultati.G5</svg:desc>
                </draw:g>
              </table:table-cell>
              <table:table-cell office:value-type="float" office:value="17">
                <text:p>17</text:p>
                <draw:g>
                  <svg:desc>risultati.H5:risultati.H5</svg:desc>
                </draw:g>
              </table:table-cell>
            </table:table-row>
            <table:table-row>
              <table:table-cell office:value-type="string">
                <text:p>Firenze</text:p>
                <draw:g>
                  <svg:desc>risultati.G6:risultati.G6</svg:desc>
                </draw:g>
              </table:table-cell>
              <table:table-cell office:value-type="float" office:value="15">
                <text:p>15</text:p>
                <draw:g>
                  <svg:desc>risultati.H6:risultati.H6</svg:desc>
                </draw:g>
              </table:table-cell>
            </table:table-row>
            <table:table-row>
              <table:table-cell office:value-type="string">
                <text:p>venezia</text:p>
                <draw:g>
                  <svg:desc>risultati.G7:risultati.G7</svg:desc>
                </draw:g>
              </table:table-cell>
              <table:table-cell office:value-type="float" office:value="10">
                <text:p>10</text:p>
                <draw:g>
                  <svg:desc>risultati.H7:risultati.H7</svg:desc>
                </draw:g>
              </table:table-cell>
            </table:table-row>
            <table:table-row>
              <table:table-cell office:value-type="string">
                <text:p>Mantova</text:p>
                <draw:g>
                  <svg:desc>risultati.G8:risultati.G8</svg:desc>
                </draw:g>
              </table:table-cell>
              <table:table-cell office:value-type="float" office:value="6">
                <text:p>6</text:p>
                <draw:g>
                  <svg:desc>risultati.H8:risultati.H8</svg:desc>
                </draw:g>
              </table:table-cell>
            </table:table-row>
            <table:table-row>
              <table:table-cell office:value-type="string">
                <text:p>SANTARCANGELO DI ROMAGNA (RN)</text:p>
                <draw:g>
                  <svg:desc>risultati.G9:risultati.G9</svg:desc>
                </draw:g>
              </table:table-cell>
              <table:table-cell office:value-type="float" office:value="14">
                <text:p>14</text:p>
                <draw:g>
                  <svg:desc>risultati.H9:risultati.H9</svg:desc>
                </draw:g>
              </table:table-cell>
            </table:table-row>
            <table:table-row>
              <table:table-cell office:value-type="string">
                <text:p>Granada</text:p>
                <draw:g>
                  <svg:desc>risultati.G10:risultati.G10</svg:desc>
                </draw:g>
              </table:table-cell>
              <table:table-cell office:value-type="float" office:value="5">
                <text:p>5</text:p>
                <draw:g>
                  <svg:desc>risultati.H10:risultati.H10</svg:desc>
                </draw:g>
              </table:table-cell>
            </table:table-row>
            <table:table-row>
              <table:table-cell office:value-type="string">
                <text:p>Novara</text:p>
                <draw:g>
                  <svg:desc>risultati.G11:risultati.G11</svg:desc>
                </draw:g>
              </table:table-cell>
              <table:table-cell office:value-type="float" office:value="5">
                <text:p>5</text:p>
                <draw:g>
                  <svg:desc>risultati.H11:risultati.H11</svg:desc>
                </draw:g>
              </table:table-cell>
            </table:table-row>
            <table:table-row>
              <table:table-cell office:value-type="string">
                <text:p>Napoli</text:p>
                <draw:g>
                  <svg:desc>risultati.G12:risultati.G12</svg:desc>
                </draw:g>
              </table:table-cell>
              <table:table-cell office:value-type="float" office:value="4">
                <text:p>4</text:p>
                <draw:g>
                  <svg:desc>risultati.H12:risultati.H12</svg:desc>
                </draw:g>
              </table:table-cell>
            </table:table-row>
            <table:table-row>
              <table:table-cell office:value-type="string">
                <text:p>Cinisello Balsamo, Milano</text:p>
                <draw:g>
                  <svg:desc>risultati.G13:risultati.G13</svg:desc>
                </draw:g>
              </table:table-cell>
              <table:table-cell office:value-type="float" office:value="3">
                <text:p>3</text:p>
                <draw:g>
                  <svg:desc>risultati.H13:risultati.H13</svg:desc>
                </draw:g>
              </table:table-cell>
            </table:table-row>
            <table:table-row>
              <table:table-cell office:value-type="string">
                <text:p>Rimini</text:p>
                <draw:g>
                  <svg:desc>risultati.G14:risultati.G14</svg:desc>
                </draw:g>
              </table:table-cell>
              <table:table-cell office:value-type="float" office:value="3">
                <text:p>3</text:p>
                <draw:g>
                  <svg:desc>risultati.H14:risultati.H14</svg:desc>
                </draw:g>
              </table:table-cell>
            </table:table-row>
            <table:table-row>
              <table:table-cell office:value-type="string">
                <text:p>Bergamo</text:p>
                <draw:g>
                  <svg:desc>risultati.G15:risultati.G15</svg:desc>
                </draw:g>
              </table:table-cell>
              <table:table-cell office:value-type="float" office:value="2">
                <text:p>2</text:p>
                <draw:g>
                  <svg:desc>risultati.H15:risultati.H15</svg:desc>
                </draw:g>
              </table:table-cell>
            </table:table-row>
            <table:table-row>
              <table:table-cell office:value-type="string">
                <text:p>Cham</text:p>
                <draw:g>
                  <svg:desc>risultati.G16:risultati.G16</svg:desc>
                </draw:g>
              </table:table-cell>
              <table:table-cell office:value-type="float" office:value="2">
                <text:p>2</text:p>
                <draw:g>
                  <svg:desc>risultati.H16:risultati.H16</svg:desc>
                </draw:g>
              </table:table-cell>
            </table:table-row>
            <table:table-row>
              <table:table-cell office:value-type="string">
                <text:p>Ginevra-Milano</text:p>
                <draw:g>
                  <svg:desc>risultati.G17:risultati.G17</svg:desc>
                </draw:g>
              </table:table-cell>
              <table:table-cell office:value-type="float" office:value="2">
                <text:p>2</text:p>
                <draw:g>
                  <svg:desc>risultati.H17:risultati.H17</svg:desc>
                </draw:g>
              </table:table-cell>
            </table:table-row>
            <table:table-row>
              <table:table-cell office:value-type="string">
                <text:p>Londra</text:p>
                <draw:g>
                  <svg:desc>risultati.G18:risultati.G18</svg:desc>
                </draw:g>
              </table:table-cell>
              <table:table-cell office:value-type="float" office:value="2">
                <text:p>2</text:p>
                <draw:g>
                  <svg:desc>risultati.H18:risultati.H18</svg:desc>
                </draw:g>
              </table:table-cell>
            </table:table-row>
            <table:table-row>
              <table:table-cell office:value-type="string">
                <text:p>Raleigh, NC</text:p>
                <draw:g>
                  <svg:desc>risultati.G19:risultati.G19</svg:desc>
                </draw:g>
              </table:table-cell>
              <table:table-cell office:value-type="float" office:value="2">
                <text:p>2</text:p>
                <draw:g>
                  <svg:desc>risultati.H19:risultati.H1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